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D9D9D9"/>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order="thin solid #000000" style:vertical-align="middle" fo:background-color="#FFFFFF"/>
    </style:style>
    <style:style style:name="ce6" style:family="table-cell" style:parent-style-name="Hyperlink" style:data-style-name="N0">
      <style:table-cell-properties fo:border="thin solid #000000" style:vertical-align="middle" fo:wrap-option="wrap" fo:background-color="#FFFFFF"/>
      <style:text-properties fo:color="#0563C1" style:text-underline-style="solid" style:text-underline-type="single"/>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 style:family="table-cell" style:parent-style-name="Default" style:data-style-name="N0">
      <style:table-cell-properties fo:border="thin solid #000000" style:vertical-align="middle" fo:background-color="#FFFFFF"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10"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style:vertical-align="automatic" fo:background-color="#FFFFFF"/>
      <style:text-properties fo:color="#FFFFFF"/>
    </style:style>
    <style:style style:name="ce12" style:family="table-cell" style:parent-style-name="Default" style:data-style-name="N0">
      <style:table-cell-properties style:vertical-align="automatic" fo:background-color="#FFFFFF"/>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Default" style:data-style-name="N36">
      <style:table-cell-properties style:vertical-align="automatic" fo:wrap-option="wrap" fo:background-color="#FFFFFF"/>
    </style:style>
    <style:style style:name="ce15"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fo:background-color="#FFFFFF"/>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18" style:family="table-cell" style:parent-style-name="Default" style:data-style-name="N0">
      <style:table-cell-properties fo:background-color="#FFFFFF"/>
      <style:text-properties fo:font-size="14pt" style:font-size-asian="14pt" style:font-size-complex="14pt"/>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2"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5" style:family="table-cell" style:parent-style-name="Default" style:data-style-name="N0">
      <style:table-cell-properties style:vertical-align="automatic" fo:wrap-option="wrap" fo:background-color="#FFFFFF"/>
    </style:style>
    <style:style style:name="ce26"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28" style:family="table-cell" style:parent-style-name="Default" style:data-style-name="N36">
      <style:table-cell-properties fo:border="thin solid #000000" style:vertical-align="middle" fo:wrap-option="wrap" fo:background-color="#FFFFFF" style:repeat-content="false"/>
      <style:paragraph-properties fo:text-align="start" fo:margin-left="0cm"/>
    </style:style>
    <style:style style:name="ce2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style:style>
    <style:style style:name="ce34"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35" style:family="table-cell" style:parent-style-name="Default" style:data-style-name="N0">
      <style:table-cell-properties fo:border="thin solid #000000" fo:background-color="#FFFFFF"/>
    </style:style>
    <style:style style:name="ce36" style:family="table-cell" style:parent-style-name="Normal_32_7" style:data-style-name="N0">
      <style:table-cell-properties style:vertical-align="automatic" fo:background-color="#FFFFFF"/>
      <style:text-properties fo:font-size="10pt" style:font-size-asian="10pt" style:font-size-complex="10pt"/>
    </style:style>
    <style:style style:name="ce37" style:family="table-cell" style:parent-style-name="Normal_32_7" style:data-style-name="N0">
      <style:table-cell-properties fo:border="thin solid #000000"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Normal_32_7" style:data-style-name="N0">
      <style:table-cell-properties fo:border="thin solid #000000" style:vertical-align="top" fo:wrap-option="wrap" fo:background-color="#FFFFFF"/>
      <style:text-properties fo:font-size="10pt" style:font-size-asian="10pt" style:font-size-complex="10pt"/>
    </style:style>
    <style:style style:name="ce3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40" style:family="table-cell" style:parent-style-name="Normal_32_7" style:data-style-name="N0">
      <style:table-cell-properties fo:border="thin solid #000000" style:vertical-align="automatic" fo:wrap-option="wrap" fo:background-color="#FFFFFF"/>
      <style:text-properties fo:font-size="10pt" style:font-size-asian="10pt" style:font-size-complex="10pt"/>
    </style:style>
    <style:style style:name="ce41" style:family="table-cell" style:parent-style-name="Normal_32_7" style:data-style-name="N0">
      <style:table-cell-properties fo:border="thin solid #000000" style:vertical-align="middle" fo:wrap-option="wrap" fo:background-color="#D9D9D9" style:repeat-content="false"/>
      <style:paragraph-properties fo:text-align="start" fo:margin-left="0cm"/>
      <style:text-properties fo:font-size="10pt" style:font-size-asian="10pt" style:font-size-complex="10pt"/>
    </style:style>
    <style:style style:name="ce4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43" style:family="table-cell" style:parent-style-name="Normal_32_7" style:data-style-name="N0">
      <style:table-cell-properties fo:border="thin solid #000000" style:vertical-align="middle" fo:wrap-option="wrap" fo:background-color="#FFFFFF"/>
      <style:text-properties fo:font-size="10pt" style:font-size-asian="10pt" style:font-size-complex="10pt"/>
    </style:style>
    <style:style style:name="ce44" style:family="table-cell" style:parent-style-name="Normal_32_7" style:data-style-name="N0">
      <style:table-cell-properties style:vertical-align="automatic" fo:wrap-option="wrap" fo:background-color="#FFFFFF"/>
      <style:text-properties fo:font-size="10pt" style:font-size-asian="10pt" style:font-size-complex="10pt"/>
    </style:style>
    <style:style style:name="ce45" style:family="table-cell" style:parent-style-name="Normal_32_7" style:data-style-name="N0">
      <style:table-cell-properties style:vertical-align="middle" fo:background-color="#FFFFFF"/>
      <style:text-properties fo:font-size="10pt" style:font-size-asian="10pt" style:font-size-complex="10pt"/>
    </style:style>
    <style:style style:name="ce46" style:family="table-cell" style:parent-style-name="Normal_32_7"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7"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49"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font-size="16pt" style:font-size-asian="16pt" style:font-size-complex="16pt"/>
    </style:style>
    <style:style style:name="ce5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font-size="16pt" style:font-size-asian="16pt" style:font-size-complex="16pt"/>
    </style:style>
    <style:style style:name="ce5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53" style:family="table-cell" style:parent-style-name="Default" style:data-style-name="N0">
      <style:table-cell-properties style:vertical-align="middle" fo:background-color="#FFFFFF" style:cell-protect="protected"/>
    </style:style>
    <style:style style:name="ce54" style:family="table-cell" style:parent-style-name="Default" style:data-style-name="N0">
      <style:table-cell-properties style:vertical-align="middle" fo:background-color="#FFFFFF" style:cell-protect="none"/>
    </style:style>
    <style:style style:name="ce5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9" style:family="table-cell" style:parent-style-name="Default" style:data-style-name="N0">
      <style:table-cell-properties fo:border="thin solid #000000" style:vertical-align="middle" fo:wrap-option="wrap" style:cell-protect="none"/>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6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6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6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64"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65"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66"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67"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68" style:family="table-cell" style:parent-style-name="Default" style:data-style-name="N0">
      <style:table-cell-properties fo:border="thin solid #000000" style:vertical-align="middle" fo:background-color="#FFFFFF" style:cell-protect="none"/>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font-size="11pt" style:font-size-asian="11pt" style:font-size-complex="11pt"/>
    </style:style>
    <style:style style:name="ce70" style:family="table-cell" style:parent-style-name="Default" style:data-style-name="N0">
      <style:table-cell-properties style:vertical-align="middle" style:cell-protect="none"/>
    </style:style>
    <style:style style:name="ce71"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7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5" style:family="table-cell" style:parent-style-name="Normal_32_4"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76" style:family="table-cell" style:parent-style-name="Normal_32_4" style:data-style-name="N0">
      <style:table-cell-properties fo:border="thin solid #000000" style:vertical-align="middle" fo:background-color="#A9D08E"/>
      <style:text-properties fo:font-size="12pt" style:font-size-asian="12pt" style:font-size-complex="12pt"/>
    </style:style>
    <style:style style:name="ce77" style:family="table-cell" style:parent-style-name="Normal_32_4" style:data-style-name="N0">
      <style:table-cell-properties fo:border="thin solid #000000" style:vertical-align="middle" fo:wrap-option="wrap" fo:background-color="#A9D08E"/>
      <style:text-properties fo:font-size="12pt" style:font-size-asian="12pt" style:font-size-complex="12pt"/>
    </style:style>
    <style:style style:name="ce78" style:family="table-cell" style:parent-style-name="Normal_32_4"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79" style:family="table-cell" style:parent-style-name="Normal_32_4" style:data-style-name="N3">
      <style:table-cell-properties style:vertical-align="automatic" fo:background-color="#FFFFFF"/>
      <style:text-properties fo:font-size="10pt" style:font-size-asian="10pt" style:font-size-complex="10pt"/>
    </style:style>
    <style:style style:name="ce80" style:family="table-cell" style:parent-style-name="Normal_32_4" style:data-style-name="N0">
      <style:table-cell-properties fo:border="thin solid #000000" style:vertical-align="automatic" fo:background-color="#FFFFFF"/>
      <style:text-properties fo:font-size="10pt" style:font-size-asian="10pt" style:font-size-complex="10pt"/>
    </style:style>
    <style:style style:name="ce81" style:family="table-cell" style:parent-style-name="Normal_32_4" style:data-style-name="N0">
      <style:table-cell-properties style:vertical-align="automatic" fo:background-color="#FFFFFF"/>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9020833333333cm" style:use-optimal-column-width="true"/>
    </style:style>
    <style:style style:name="co2" style:family="table-column">
      <style:table-column-properties fo:break-before="auto" style:column-width="3.86291666666667cm" style:use-optimal-column-width="true"/>
    </style:style>
    <style:style style:name="co3" style:family="table-column">
      <style:table-column-properties fo:break-before="auto" style:column-width="11.2977083333333cm"/>
    </style:style>
    <style:style style:name="co4" style:family="table-column">
      <style:table-column-properties fo:break-before="auto" style:column-width="4.49791666666667cm"/>
    </style:style>
    <style:style style:name="co5" style:family="table-column">
      <style:table-column-properties fo:break-before="auto" style:column-width="2.06375cm"/>
    </style:style>
    <style:style style:name="co6" style:family="table-column">
      <style:table-column-properties fo:break-before="auto" style:column-width="0.211666666666667cm"/>
    </style:style>
    <style:style style:name="co7" style:family="table-column">
      <style:table-column-properties fo:break-before="auto" style:column-width="11.0595833333333cm"/>
    </style:style>
    <style:style style:name="co8" style:family="table-column">
      <style:table-column-properties fo:break-before="auto" style:column-width="4.39208333333333cm"/>
    </style:style>
    <style:style style:name="co9" style:family="table-column">
      <style:table-column-properties fo:break-before="auto" style:column-width="1.42875cm"/>
    </style:style>
    <style:style style:name="co10" style:family="table-column">
      <style:table-column-properties fo:break-before="auto" style:column-width="0.423333333333333cm"/>
    </style:style>
    <style:style style:name="co11" style:family="table-column">
      <style:table-column-properties fo:break-before="auto" style:column-width="2.301875cm"/>
    </style:style>
    <style:style style:name="co12" style:family="table-column">
      <style:table-column-properties fo:break-before="auto" style:column-width="2.38125cm"/>
    </style:style>
    <style:style style:name="co13" style:family="table-column">
      <style:table-column-properties fo:break-before="auto" style:column-width="2.91041666666667cm"/>
    </style:style>
    <style:style style:name="co14" style:family="table-column">
      <style:table-column-properties fo:break-before="auto" style:column-width="3.06916666666667cm" style:use-optimal-column-width="true"/>
    </style:style>
    <style:style style:name="co15" style:family="table-column">
      <style:table-column-properties fo:break-before="auto" style:column-width="14.6579166666667cm"/>
    </style:style>
    <style:style style:name="co16" style:family="table-column">
      <style:table-column-properties fo:break-before="auto" style:column-width="5.476875cm"/>
    </style:style>
    <style:style style:name="co17" style:family="table-column">
      <style:table-column-properties fo:break-before="auto" style:column-width="3.51895833333333cm"/>
    </style:style>
    <style:style style:name="co18" style:family="table-column">
      <style:table-column-properties fo:break-before="auto" style:column-width="3.04270833333333cm"/>
    </style:style>
    <style:style style:name="co19" style:family="table-column">
      <style:table-column-properties fo:break-before="auto" style:column-width="2.24895833333333cm"/>
    </style:style>
    <style:style style:name="co20" style:family="table-column">
      <style:table-column-properties fo:break-before="auto" style:column-width="2.143125cm"/>
    </style:style>
    <style:style style:name="co21" style:family="table-column">
      <style:table-column-properties fo:break-before="auto" style:column-width="2.35479166666667cm"/>
    </style:style>
    <style:style style:name="co22" style:family="table-column">
      <style:table-column-properties fo:break-before="auto" style:column-width="2.59291666666667cm"/>
    </style:style>
    <style:style style:name="co23" style:family="table-column">
      <style:table-column-properties fo:break-before="auto" style:column-width="3.62479166666667cm"/>
    </style:style>
    <style:style style:name="co24" style:family="table-column">
      <style:table-column-properties fo:break-before="auto" style:column-width="4.10104166666667cm"/>
    </style:style>
    <style:style style:name="co25" style:family="table-column">
      <style:table-column-properties fo:break-before="auto" style:column-width="4.841875cm"/>
    </style:style>
    <style:style style:name="co26" style:family="table-column">
      <style:table-column-properties fo:break-before="auto" style:column-width="4.18041666666667cm"/>
    </style:style>
    <style:style style:name="co27" style:family="table-column">
      <style:table-column-properties fo:break-before="auto" style:column-width="3.22791666666667cm"/>
    </style:style>
    <style:style style:name="co28" style:family="table-column">
      <style:table-column-properties fo:break-before="auto" style:column-width="1.00541666666667cm"/>
    </style:style>
    <style:style style:name="co29" style:family="table-column">
      <style:table-column-properties fo:break-before="auto" style:column-width="10.5833333333333cm"/>
    </style:style>
    <style:style style:name="co30" style:family="table-column">
      <style:table-column-properties fo:break-before="auto" style:column-width="11.1654166666667cm"/>
    </style:style>
    <style:style style:name="co31" style:family="table-column">
      <style:table-column-properties fo:break-before="auto" style:column-width="7.72583333333333cm"/>
    </style:style>
    <style:style style:name="ro1" style:family="table-row">
      <style:table-row-properties style:row-height="47.2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51pt" style:use-optimal-row-height="true" fo:break-before="auto"/>
    </style:style>
    <style:style style:name="ro22" style:family="table-row">
      <style:table-row-properties style:row-height="49.5pt" style:use-optimal-row-height="false" fo:break-before="auto"/>
    </style:style>
    <style:style style:name="ro23" style:family="table-row">
      <style:table-row-properties style:row-height="54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25.5pt" style:use-optimal-row-height="true" fo:break-before="auto"/>
    </style:style>
    <style:style style:name="ro26" style:family="table-row">
      <style:table-row-properties style:row-height="58.5pt" style:use-optimal-row-height="false" fo:break-before="auto"/>
    </style:style>
    <style:style style:name="ro27" style:family="table-row">
      <style:table-row-properties style:row-height="63.75pt" style:use-optimal-row-height="true" fo:break-before="auto"/>
    </style:style>
    <style:style style:name="ro28" style:family="table-row">
      <style:table-row-properties style:row-height="68.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12.75pt" style:use-optimal-row-height="true" fo:break-before="auto"/>
    </style:style>
    <style:style style:name="ro31" style:family="table-row">
      <style:table-row-properties style:row-height="35.25pt" style:use-optimal-row-height="false" fo:break-before="auto"/>
    </style:style>
    <style:style style:name="ro32" style:family="table-row">
      <style:table-row-properties style:row-height="45pt" style:use-optimal-row-height="false" fo:break-before="auto"/>
    </style:style>
    <style:style style:name="ro33" style:family="table-row">
      <style:table-row-properties style:row-height="54.75pt" style:use-optimal-row-height="false" fo:break-before="auto"/>
    </style:style>
    <style:style style:name="ro34" style:family="table-row">
      <style:table-row-properties style:row-height="42pt" style:use-optimal-row-height="false" fo:break-before="auto"/>
    </style:style>
    <style:style style:name="ro35" style:family="table-row">
      <style:table-row-properties style:row-height="29.25pt" style:use-optimal-row-height="false" fo:break-before="auto"/>
    </style:style>
    <style:style style:name="ro36" style:family="table-row">
      <style:table-row-properties style:row-height="13.15pt" style:use-optimal-row-height="true" fo:break-before="auto"/>
    </style:style>
    <style:style style:name="ro37" style:family="table-row">
      <style:table-row-properties style:row-height="7.5pt" style:use-optimal-row-height="false" fo:break-before="auto"/>
    </style:style>
    <style:style style:name="ro38" style:family="table-row">
      <style:table-row-properties style:row-height="113.25pt" style:use-optimal-row-height="false" fo:break-before="auto"/>
    </style:style>
    <style:style style:name="ro39" style:family="table-row">
      <style:table-row-properties style:row-height="53.25pt" style:use-optimal-row-height="false" fo:break-before="auto"/>
    </style:style>
    <style:style style:name="ro40" style:family="table-row">
      <style:table-row-properties style:row-height="57.75pt" style:use-optimal-row-height="false" fo:break-before="auto"/>
    </style:style>
    <style:style style:name="ro41"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F13]));ISBLANK([.E13])))" style:apply-style-name="cf1" style:base-cell-address="Data_sheet.E13"/>
    </style:style>
    <style:style style:name="ce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8]));ISBLANK([.D8])))" style:apply-style-name="cf1" style:base-cell-address="Data_sheet.D8"/>
    </style:style>
    <style:style style:name="ce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8]));ISBLANK([.D8])))" style:apply-style-name="cf1" style:base-cell-address="Data_sheet.D8"/>
    </style:style>
    <style:style style:name="ce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15]));ISBLANK([.D15])))" style:apply-style-name="cf1" style:base-cell-address="Data_sheet.D15"/>
    </style:style>
    <style:style style:name="ce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16]));ISBLANK([.D16])))" style:apply-style-name="cf1" style:base-cell-address="Data_sheet.D16"/>
    </style:style>
    <style:style style:name="ce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F16]));ISBLANK([.E16])))" style:apply-style-name="cf1" style:base-cell-address="Data_sheet.E16"/>
    </style:style>
    <style:style style:name="ce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F17]));ISBLANK([.E17])))" style:apply-style-name="cf1" style:base-cell-address="Data_sheet.E17"/>
    </style:style>
    <style:style style:name="ce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17]));ISBLANK([.D17])))" style:apply-style-name="cf1" style:base-cell-address="Data_sheet.D17"/>
    </style:style>
    <style:style style:name="ce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93"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94"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F17]));ISBLANK([.E17])))" style:apply-style-name="cf1" style:base-cell-address="Data_sheet.E17"/>
    </style:style>
    <style:style style:name="ce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1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1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1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1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10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0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0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F13]));ISBLANK([.E13])))" style:apply-style-name="cf1" style:base-cell-address="Data_sheet.E13"/>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F13]));ISBLANK([.E13])))" style:apply-style-name="cf1" style:base-cell-address="Data_sheet.E13"/>
    </style:style>
    <style:style style:name="ce1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F13]));ISBLANK([.E13])))" style:apply-style-name="cf1" style:base-cell-address="Data_sheet.E13"/>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F13]));ISBLANK([.E13])))" style:apply-style-name="cf1" style:base-cell-address="Data_sheet.E13"/>
    </style:style>
    <style:style style:name="ce1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F13]));ISBLANK([.E13])))" style:apply-style-name="cf1" style:base-cell-address="Data_sheet.E13"/>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F13]));ISBLANK([.E13])))" style:apply-style-name="cf1" style:base-cell-address="Data_sheet.E13"/>
    </style:style>
    <style:style style:name="ce1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F13]));ISBLANK([.E13])))" style:apply-style-name="cf1" style:base-cell-address="Data_sheet.E13"/>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F13]));ISBLANK([.E13])))" style:apply-style-name="cf1" style:base-cell-address="Data_sheet.E13"/>
    </style:style>
    <style:style style:name="ce1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F13]));ISBLANK([.E13])))" style:apply-style-name="cf1" style:base-cell-address="Data_sheet.E13"/>
    </style:style>
    <style:style style:name="ce1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F13]));ISBLANK([.E13])))" style:apply-style-name="cf1" style:base-cell-address="Data_sheet.E13"/>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Yes_No&quot;))" table:base-cell-address="Cover_sheet.C5">
          <table:help-message table:display="true"/>
          <table:error-message table:display="true"/>
        </table:content-validation>
        <table:content-validation table:name="val2" table:condition="of:cell-content-is-in-list(INDIRECT(&quot;Month&quot;))" table:base-cell-address="Cover_sheet.M3">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5"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6" table:condition="of:cell-content-is-in-list(['file://dom1/data/HQ/102PF/Shared/Group_LCDSSD3/HRD/Business%20Performance%20Team/009%20-%20Cabinet%20Office%20Monthly%20WFMI/10.%2018-19%20Submissions/08.%20November/Rtn%20to%20Cabinet%20Office/20181130%20COWFMI%20(Web%20publish).xlsx'#Drop_down_lists.#REF!])"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7" table:condition="of:cell-content-is-in-list(['file://dom1/data/HQ/102PF/Shared/Group_LCDSSD3/HRD/Business%20Performance%20Team/009%20-%20Cabinet%20Office%20Monthly%20WFMI/10.%2018-19%20Submissions/08.%20November/Rtn%20to%20Cabinet%20Office/20181130%20COWFMI%20(Web%20publish).xlsx'#Drop_down_lists.#REF!])"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8">
          <table:help-message table:display="true"/>
          <table:error-message table:display="true"/>
        </table:content-validation>
        <table:content-validation table:name="val9" table:condition="of:cell-content-is-decimal-number() and cell-content()&gt;=0">
          <table:help-message table:display="true"/>
          <table:error-message table:display="true"/>
        </table:content-validation>
        <table:content-validation table:name="val10"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11">
          <table:help-message table:display="true"/>
          <table:error-message table:display="true">
            <text:p>FTE cannot be greater than Headcount</text:p>
            <text:p/>
          </table:error-message>
        </table:content-validation>
      </table:content-validations>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6380" table:default-cell-style-name="ce4"/>
        <table:table-row table:style-name="ro1">
          <table:table-cell office:value-type="string" table:style-name="ce2">
            <text:p>Sheet no.</text:p>
          </table:table-cell>
          <table:table-cell office:value-type="string" table:style-name="ce2">
            <text:p>Sheet title</text:p>
          </table:table-cell>
          <table:table-cell office:value-type="string" table:style-name="ce3">
            <text:p>Detail</text:p>
          </table:table-cell>
          <table:table-cell office:value-type="string" table:style-name="ce3">
            <text:p>Sheet to be returned to Cabinet Office by main department</text:p>
          </table:table-cell>
          <table:table-cell table:number-columns-repeated="16380"/>
        </table:table-row>
        <table:table-row table:style-name="ro2">
          <table:table-cell office:value-type="float" office:value="1" table:style-name="ce5">
            <text:p>1</text:p>
          </table:table-cell>
          <table:table-cell office:value-type="string" table:style-name="ce6">
            <text:p><text:a xlink:href="#Contents.A1">Contents</text:a></text:p>
          </table:table-cell>
          <table:table-cell office:value-type="string" table:style-name="ce7">
            <text:p>Provides summary detail of contents of workbook and each separate sheet.</text:p>
          </table:table-cell>
          <table:table-cell office:value-type="string" table:style-name="ce8">
            <text:p>No</text:p>
          </table:table-cell>
          <table:table-cell table:number-columns-repeated="16380"/>
        </table:table-row>
        <table:table-row table:style-name="ro3">
          <table:table-cell office:value-type="float" office:value="2" table:style-name="ce5">
            <text:p>2</text:p>
          </table:table-cell>
          <table:table-cell office:value-type="string" table:style-name="ce6">
            <text:p><text:a xlink:href="#'Cover sheet'.A1">Cover sheet</text:a></text:p>
          </table:table-cell>
          <table:table-cell office:value-type="string" table:style-name="ce7">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8">
            <text:p>YES</text:p>
          </table:table-cell>
          <table:table-cell table:number-columns-repeated="16380"/>
        </table:table-row>
        <table:table-row table:style-name="ro2">
          <table:table-cell office:value-type="float" office:value="3" table:style-name="ce5">
            <text:p>3</text:p>
          </table:table-cell>
          <table:table-cell office:value-type="string" table:style-name="ce6">
            <text:p><text:a xlink:href="#'Data fields'.A1">Data fields</text:a></text:p>
          </table:table-cell>
          <table:table-cell office:value-type="string" table:style-name="ce7">
            <text:p>Provides detailed descriptions on the information required for each field in the data sheet.</text:p>
          </table:table-cell>
          <table:table-cell office:value-type="string" table:style-name="ce8">
            <text:p>No</text:p>
          </table:table-cell>
          <table:table-cell table:number-columns-repeated="16380"/>
        </table:table-row>
        <table:table-row table:style-name="ro4">
          <table:table-cell office:value-type="float" office:value="4" table:style-name="ce5">
            <text:p>4</text:p>
          </table:table-cell>
          <table:table-cell office:value-type="string" table:style-name="ce6">
            <text:p><text:a xlink:href="#'Data sheet'.A1">Data sheet</text:a></text:p>
          </table:table-cell>
          <table:table-cell office:value-type="string" table:style-name="ce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8">
            <text:p>YES</text:p>
          </table:table-cell>
          <table:table-cell table:number-columns-repeated="16380"/>
        </table:table-row>
        <table:table-row table:style-name="ro5">
          <table:table-cell office:value-type="float" office:value="5" table:style-name="ce5">
            <text:p>5</text:p>
          </table:table-cell>
          <table:table-cell office:value-type="string" table:style-name="ce6">
            <text:p><text:a xlink:href="#'List of organisations'.A1">List of organisations</text:a></text:p>
          </table:table-cell>
          <table:table-cell office:value-type="string" table:style-name="ce7">
            <text:p>Provides an up-to-date list (as at 31 October 2016) of all organisations in scope for this exercise</text:p>
          </table:table-cell>
          <table:table-cell office:value-type="string" table:style-name="ce8">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5" table:number-columns-repeated="16377" table:default-cell-style-name="ce4"/>
        <table:table-row table:style-name="ro7">
          <table:table-cell/>
          <table:table-cell office:value-type="string" table:style-name="ce10">
            <text:p>Main departments must return this 'Cover sheet' together with their fully completed 'Data sheet'</text:p>
          </table:table-cell>
          <table:table-cell table:number-columns-repeated="9" table:style-name="ce4"/>
          <table:table-cell table:style-name="ce11"/>
          <table:table-cell table:number-columns-repeated="16372"/>
        </table:table-row>
        <table:table-row table:style-name="ro8">
          <table:table-cell/>
          <table:table-cell table:number-columns-repeated="6"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0" svg:x="3.48958333333333in" svg:y="0.5in" svg:width="2.16666666666667in" svg:height="0.5625in">
              <dc:creator>ccabmstopher</dc:creator>
              <text:p><text:span text:style-name="T2">This is the month to which the attached data refers.<text:s/></text:span></text:p>
            </office:annotation>
            <text:p>Reference month:</text:p>
          </table:table-cell>
          <table:table-cell office:value-type="date" office:date-value="2018-11-01T00:00:00" table:number-columns-spanned="2" table:number-rows-spanned="1" table:style-name="ce28">
            <text:p>November 2018</text:p>
          </table:table-cell>
          <table:covered-table-cell/>
          <table:table-cell table:style-name="ce14"/>
          <table:table-cell table:number-columns-repeated="3" table:style-name="ce4"/>
          <table:table-cell table:number-columns-repeated="3" table:style-name="ce12"/>
          <table:table-cell table:style-name="ce4"/>
          <table:table-cell table:content-validation-name="val2" table:style-name="ce4"/>
          <table:table-cell table:number-columns-repeated="16371"/>
        </table:table-row>
        <table:table-row table:style-name="ro8">
          <table:table-cell/>
          <table:table-cell table:style-name="ce15"/>
          <table:table-cell table:number-columns-repeated="2" table:style-name="ce16"/>
          <table:table-cell table:number-columns-repeated="3"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1" svg:x="4.58333333333333in" svg:y="1.1875in" svg:width="3.67708333333333in" svg:height="3.625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span text:style-name="T2"/></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1" table:style-name="ce29">
            <text:p>No - please add a comment</text:p>
          </table:table-cell>
          <table:covered-table-cell/>
          <table:table-cell table:content-validation-name="val1" table:style-name="ce17"/>
          <table:table-cell table:number-columns-repeated="2" table:style-name="ce4"/>
          <table:table-cell table:number-columns-repeated="4" table:style-name="ce12"/>
          <table:table-cell table:number-columns-repeated="16373" table:style-name="ce4"/>
        </table:table-row>
        <table:table-row table:style-name="ro8">
          <table:table-cell/>
          <table:table-cell table:style-name="ce16"/>
          <table:table-cell table:number-columns-repeated="5" table:style-name="ce4"/>
          <table:table-cell table:number-columns-repeated="4" table:style-name="ce12"/>
          <table:table-cell table:number-columns-repeated="16373" table:style-name="ce4"/>
        </table:table-row>
        <table:table-row table:style-name="ro10">
          <table:table-cell/>
          <table:table-cell table:style-name="ce18"/>
          <table:table-cell office:value-type="string" table:number-columns-spanned="3" table:number-rows-spanned="1" table:style-name="ce30">
            <text:p>Department contact details</text:p>
          </table:table-cell>
          <table:covered-table-cell table:number-columns-repeated="2"/>
          <table:table-cell table:number-columns-repeated="2" table:style-name="ce19"/>
          <table:table-cell table:number-columns-repeated="4" table:style-name="ce18"/>
          <table:table-cell table:number-columns-repeated="16373" table:style-name="ce4"/>
        </table:table-row>
        <table:table-row table:style-name="ro11">
          <table:table-cell/>
          <table:table-cell table:number-columns-repeated="10" table:style-name="ce18"/>
          <table:table-cell table:number-columns-repeated="16373" table:style-name="ce4"/>
        </table:table-row>
        <table:table-row table:style-name="ro9">
          <table:table-cell/>
          <table:table-cell office:value-type="string" table:style-name="ce20">
            <office:annotation draw:style-name="a2" svg:x="4.54166666666667in" svg:y="1.80208333333333in" svg:width="2.82291666666667in" svg:height="0.270833333333333in">
              <dc:creator>ccabmstopher</dc:creator>
              <text:p><text:span text:style-name="T2">Enter the name of your department</text:span></text:p>
            </office:annotation>
            <text:p>Department:</text:p>
          </table:table-cell>
          <table:table-cell office:value-type="string" table:number-columns-spanned="9" table:number-rows-spanned="1" table:style-name="ce29">
            <text:p>Ministry of Justice</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3" svg:x="3.44791666666667in" svg:y="2.07291666666667in" svg:width="2.82291666666667in" svg:height="0.770833333333333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31">
            <text:p>Andrew Wilson</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4" svg:x="3.44791666666667in" svg:y="2.52083333333333in" svg:width="2.86458333333333in" svg:height="0.645833333333333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32">
            <text:p>07891342971</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5" svg:x="3.44791666666667in" svg:y="2.95833333333333in" svg:width="2.86458333333333in" svg:height="0.520833333333333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33">
            <text:p><text:a xlink:href="mailto:Andrew.Wilson2@Justice.gsi.gov.uk">Andrew.Wilson2@Justice.gsi.gov.uk</text:a></text:p>
          </table:table-cell>
          <table:covered-table-cell table:number-columns-repeated="8"/>
          <table:table-cell table:number-columns-repeated="16373" table:style-name="ce4"/>
        </table:table-row>
        <table:table-row table:style-name="ro8">
          <table:table-cell/>
          <table:table-cell table:style-name="ce22"/>
          <table:table-cell table:number-columns-repeated="4" table:style-name="ce23"/>
          <table:table-cell table:number-columns-repeated="5" table:style-name="ce18"/>
          <table:table-cell table:number-columns-repeated="16373" table:style-name="ce4"/>
        </table:table-row>
        <table:table-row table:style-name="ro10">
          <table:table-cell/>
          <table:table-cell table:style-name="ce4"/>
          <table:table-cell office:value-type="string" table:style-name="ce24">
            <text:p>Sign off</text:p>
          </table:table-cell>
          <table:table-cell table:number-columns-repeated="2" table:style-name="ce24"/>
          <table:table-cell table:number-columns-repeated="16379" table:style-name="ce4"/>
        </table:table-row>
        <table:table-row table:style-name="ro12">
          <table:table-cell/>
          <table:table-cell table:style-name="ce4"/>
          <table:table-cell table:number-columns-repeated="3" table:style-name="ce24"/>
          <table:table-cell table:number-columns-repeated="16379" table:style-name="ce4"/>
        </table:table-row>
        <table:table-row table:style-name="ro9">
          <table:table-cell/>
          <table:table-cell office:value-type="string" table:style-name="ce20">
            <office:annotation draw:style-name="a6" svg:x="4.54166666666667in" svg:y="3.75in" svg:width="3.59375in" svg:height="1.4375in">
              <dc:creator>ccabmstopher</dc:creator>
              <text:p><text:span text:style-name="T2">Given that in due course these returns will be published, we expect that departments and organisations will obtain sign-off by a senior leader. <text:s/>Please provide details in the boxes below.</text:span><text:span text:style-name="T2"/></text:p>
              <text:p><text:span text:style-name="T2"/></text:p>
              <text:p/>
            </office:annotation>
            <text:p>Return signed off at senior level?</text:p>
          </table:table-cell>
          <table:table-cell office:value-type="string" table:number-columns-spanned="2" table:number-rows-spanned="1" table:content-validation-name="val1" table:style-name="ce29">
            <text:p>Yes</text:p>
          </table:table-cell>
          <table:covered-table-cell/>
          <table:table-cell table:style-name="ce25"/>
          <table:table-cell table:number-columns-repeated="6" table:style-name="ce26"/>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3">
          <table:table-cell/>
          <table:table-cell office:value-type="string" table:style-name="ce20">
            <office:annotation draw:style-name="a7" svg:x="4.54166666666667in" svg:y="3.91666666666667in" svg:width="3.59375in" svg:height="1.39583333333333in">
              <dc:creator>ccabmstopher</dc:creator>
              <text:p><text:span text:style-name="T2">Please enter the name and position/job title of the senior leader signing-off this template.</text:span><text:span text:style-name="T2"/></text:p>
              <text:p><text:span text:style-name="T2"/></text:p>
              <text:p/>
            </office:annotation>
            <text:p>Name:</text:p>
          </table:table-cell>
          <table:table-cell office:value-type="string" table:number-columns-spanned="4" table:number-rows-spanned="1" table:style-name="ce29">
            <text:p>Jon Roberts</text:p>
          </table:table-cell>
          <table:covered-table-cell table:number-columns-repeated="3"/>
          <table:table-cell office:value-type="string" table:style-name="ce27">
            <text:p>Position:</text:p>
          </table:table-cell>
          <table:table-cell office:value-type="string" table:number-columns-spanned="4" table:number-rows-spanned="1" table:style-name="ce29">
            <text:p>ASD Deputy Director</text:p>
          </table:table-cell>
          <table:covered-table-cell table:number-columns-repeated="3"/>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4">
          <table:table-cell/>
          <table:table-cell office:value-type="string" table:number-columns-spanned="1" table:number-rows-spanned="16" table:style-name="ce34">
            <office:annotation draw:style-name="a8" svg:x="4.54166666666667in" svg:y="4.72916666666667in" svg:width="2.94791666666667in" svg:height="1.95833333333333in">
              <dc:creator>ccabmstopher</dc:creator>
              <text:p><text:span text:style-name="T2">Please enter additional clarifying comments in this box. If necessary, a separate sheet may be supplied.</text:span></text:p>
            </office:annotation>
            <text:p>Additional commentary:</text:p>
            <text:p><text:span text:style-name="T4">(to include comments where organisations<text:s/></text:span><text:span text:style-name="T4"/></text:p>
            <text:p><text:span text:style-name="T4">have not returned information)</text:span></text:p>
          </table:table-cell>
          <table:table-cell table:number-columns-spanned="9" table:number-rows-spanned="16" table:style-name="ce35"/>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36"/>
        <table:table-column table:style-name="co13" table:default-cell-style-name="ce44"/>
        <table:table-column table:style-name="co14" table:default-cell-style-name="ce36"/>
        <table:table-column table:style-name="co15" table:default-cell-style-name="ce45"/>
        <table:table-column table:style-name="co5" table:number-columns-repeated="16380" table:default-cell-style-name="ce36"/>
        <table:table-row table:style-name="ro16">
          <table:table-cell office:value-type="string" table:number-columns-spanned="4" table:number-rows-spanned="1" table:style-name="ce46">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47">
            <text:p>Field</text:p>
          </table:table-cell>
          <table:covered-table-cell table:number-columns-repeated="2"/>
          <table:table-cell office:value-type="string" table:style-name="ce37">
            <text:p>Information required</text:p>
          </table:table-cell>
          <table:table-cell table:number-columns-repeated="16380"/>
        </table:table-row>
        <table:table-row table:style-name="ro18">
          <table:table-cell office:value-type="string" table:number-columns-spanned="3" table:number-rows-spanned="1" table:content-validation-name="val3" table:style-name="ce48">
            <text:p>Organisation name</text:p>
          </table:table-cell>
          <table:covered-table-cell table:number-columns-repeated="2"/>
          <table:table-cell office:value-type="string" table:style-name="ce3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48">
            <text:p><text:a xlink:href="#'Cover sheet'.A1">Organisation<text:s/><text:line-break/>type</text:a></text:p>
          </table:table-cell>
          <table:covered-table-cell table:number-columns-repeated="2"/>
          <table:table-cell office:value-type="string" table:style-name="ce3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48">
            <text:p><text:a xlink:href="#Contents.A1">Main, parent or<text:s/><text:line-break/>sponsoring department:<text:s/></text:a></text:p>
          </table:table-cell>
          <table:covered-table-cell table:number-columns-repeated="2"/>
          <table:table-cell office:value-type="string" table:style-name="ce3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49">
            <text:p>Payroll staff</text:p>
          </table:table-cell>
          <table:table-cell office:value-type="string" table:number-columns-spanned="1" table:number-rows-spanned="2" table:style-name="ce50">
            <text:p>AA/AO</text:p>
          </table:table-cell>
          <table:table-cell office:value-type="string" table:style-name="ce39">
            <text:p>Headcount</text:p>
          </table:table-cell>
          <table:table-cell office:value-type="string" table:style-name="ce40">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EO</text:p>
          </table:table-cell>
          <table:table-cell office:value-type="string" table:style-name="ce39">
            <text:p>Headcount</text:p>
          </table:table-cell>
          <table:table-cell office:value-type="string" table:style-name="ce40">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50">
            <text:p>SEO/HEO</text:p>
          </table:table-cell>
          <table:table-cell office:value-type="string" table:style-name="ce39">
            <text:p>Headcount</text:p>
          </table:table-cell>
          <table:table-cell office:value-type="string" table:style-name="ce40">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50">
            <text:p>Grade 6/7</text:p>
          </table:table-cell>
          <table:table-cell office:value-type="string" table:style-name="ce39">
            <text:p>Headcount</text:p>
          </table:table-cell>
          <table:table-cell office:value-type="string" table:style-name="ce40">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SCS level</text:p>
          </table:table-cell>
          <table:table-cell office:value-type="string" table:style-name="ce39">
            <text:p>Headcount</text:p>
          </table:table-cell>
          <table:table-cell office:value-type="string" table:style-name="ce40">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Other, unknown, or unspecified</text:p>
          </table:table-cell>
          <table:table-cell office:value-type="string" table:style-name="ce39">
            <text:p>Headcount</text:p>
          </table:table-cell>
          <table:table-cell office:value-type="string" table:style-name="ce40">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content-validation-name="val3" table:style-name="ce50">
            <text:p>Total</text:p>
            <text:p>Employees</text:p>
          </table:table-cell>
          <table:table-cell office:value-type="string" table:style-name="ce39">
            <text:p>Headcount</text:p>
          </table:table-cell>
          <table:table-cell office:value-type="string" table:style-name="ce41">
            <text:p>These cells have formula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 - please do not enter data</text:p>
          </table:table-cell>
          <table:table-cell table:number-columns-repeated="16380"/>
        </table:table-row>
        <table:table-row table:style-name="ro26">
          <table:table-cell office:value-type="string" table:number-columns-spanned="1" table:number-rows-spanned="10" table:content-validation-name="val3" table:style-name="ce51">
            <text:p>Number of non-payroll staff<text:s/></text:p>
            <text:p>(contingent labour and consultants/consultancy)</text:p>
          </table:table-cell>
          <table:table-cell office:value-type="string" table:number-columns-spanned="1" table:number-rows-spanned="2" table:style-name="ce50">
            <text:p>Agency staff<text:s/></text:p>
            <text:p>(clerical/admin)</text:p>
          </table:table-cell>
          <table:table-cell office:value-type="string" table:style-name="ce39">
            <text:p>Headcount</text:p>
          </table:table-cell>
          <table:table-cell office:value-type="string" table:style-name="ce42">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covered-table-cell/>
          <table:table-cell office:value-type="string" table:style-name="ce39">
            <text:p>Full-time<text:s/></text:p>
            <text:p>equivalent</text:p>
          </table:table-cell>
          <table:table-cell office:value-type="string" table:style-name="ce42">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Interim managers</text:p>
          </table:table-cell>
          <table:table-cell office:value-type="string" table:style-name="ce39">
            <text:p>Headcount</text:p>
          </table:table-cell>
          <table:table-cell office:value-type="string" table:style-name="ce42">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Specialist Contractors</text:p>
          </table:table-cell>
          <table:table-cell office:value-type="string" table:style-name="ce39">
            <text:p>Headcount</text:p>
          </table:table-cell>
          <table:table-cell office:value-type="string" table:style-name="ce42">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50">
            <text:p>Consultants/</text:p>
            <text:p>consultancy</text:p>
          </table:table-cell>
          <table:table-cell office:value-type="string" table:style-name="ce39">
            <text:p>Headcount</text:p>
          </table:table-cell>
          <table:table-cell office:value-type="string" table:style-name="ce42">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39">
            <text:p>Full-time<text:s/></text:p>
            <text:p>equivalent</text:p>
          </table:table-cell>
          <table:table-cell office:value-type="string" table:style-name="ce42">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table-cell office:value-type="string" table:number-columns-spanned="1" table:number-rows-spanned="2" table:style-name="ce50">
            <text:p>Total</text:p>
          </table:table-cell>
          <table:table-cell office:value-type="string" table:style-name="ce39">
            <text:p>Headcount</text:p>
          </table:table-cell>
          <table:table-cell office:value-type="string" table:style-name="ce41">
            <text:p>These cells have formulae - please do not enter data</text:p>
          </table:table-cell>
          <table:table-cell table:number-columns-repeated="16380"/>
        </table:table-row>
        <table:table-row table:style-name="ro25">
          <table:covered-table-cell/>
          <table:covered-table-cell/>
          <table:table-cell office:value-type="string"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1">
          <table:table-cell office:value-type="string" table:number-columns-spanned="2" table:number-rows-spanned="2" table:content-validation-name="val3" table:style-name="ce50">
            <text:p>Grand Total<text:s/></text:p>
            <text:p>(workforce numbers)</text:p>
          </table:table-cell>
          <table:covered-table-cell/>
          <table:table-cell office:value-type="string" table:content-validation-name="val3" table:style-name="ce39">
            <text:p>Headcount</text:p>
          </table:table-cell>
          <table:table-cell office:value-type="string" table:style-name="ce41">
            <text:p>These cells have formulae - please do not enter data</text:p>
          </table:table-cell>
          <table:table-cell table:number-columns-repeated="16380"/>
        </table:table-row>
        <table:table-row table:style-name="ro31">
          <table:covered-table-cell/>
          <table:covered-table-cell/>
          <table:table-cell office:value-type="string" table:content-validation-name="val3"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2">
          <table:table-cell office:value-type="string" table:number-columns-spanned="1" table:number-rows-spanned="7" table:style-name="ce50">
            <text:p>Payroll staff costs</text:p>
          </table:table-cell>
          <table:table-cell office:value-type="string" table:number-columns-spanned="2" table:number-rows-spanned="1" table:style-name="ce50">
            <text:p>Salary</text:p>
          </table:table-cell>
          <table:covered-table-cell/>
          <table:table-cell office:value-type="string" table:number-columns-spanned="1" table:number-rows-spanned="6" table:style-name="ce52">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2">
          <table:covered-table-cell/>
          <table:table-cell office:value-type="string" table:number-columns-spanned="2" table:number-rows-spanned="1" table:style-name="ce50">
            <text:p>Allowance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Non-consolidated performance payment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Overtime</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Employer pension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Employer national insurance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50">
            <text:p>Total Pay Bill of Payroll Staff</text:p>
          </table:table-cell>
          <table:covered-table-cell/>
          <table:table-cell office:value-type="string" table:style-name="ce41">
            <text:p>These cells have formulae - please do not enter data</text:p>
          </table:table-cell>
          <table:table-cell table:number-columns-repeated="16380"/>
        </table:table-row>
        <table:table-row table:style-name="ro33">
          <table:table-cell office:value-type="string" table:number-columns-spanned="1" table:number-rows-spanned="3" table:style-name="ce50">
            <text:p>Non-Payroll staff (contingent labour/consultancy) costs</text:p>
          </table:table-cell>
          <table:table-cell office:value-type="string" table:number-columns-spanned="2" table:number-rows-spanned="1" table:style-name="ce48">
            <text:p>Total monthly cost of contingent labour: agency (clerical and admin) staff, interim managers and specialist contractors</text:p>
          </table:table-cell>
          <table:covered-table-cell/>
          <table:table-cell office:value-type="string" table:style-name="ce43">
            <text:p>Please provide the monthly spend for your agency staff, interim managers and specialist contractors.</text:p>
          </table:table-cell>
          <table:table-cell table:number-columns-repeated="16380"/>
        </table:table-row>
        <table:table-row table:style-name="ro34">
          <table:covered-table-cell/>
          <table:table-cell office:value-type="string" table:number-columns-spanned="2" table:number-rows-spanned="1" table:style-name="ce48">
            <text:p>Total monthly cost of consultants/</text:p>
            <text:p>consultancy</text:p>
          </table:table-cell>
          <table:covered-table-cell/>
          <table:table-cell office:value-type="string" table:style-name="ce43">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4">
          <table:covered-table-cell/>
          <table:table-cell office:value-type="string" table:number-columns-spanned="2" table:number-rows-spanned="1" table:style-name="ce48">
            <text:p>Total non-payroll (CCL) staff costs</text:p>
          </table:table-cell>
          <table:covered-table-cell/>
          <table:table-cell office:value-type="string" table:style-name="ce41">
            <text:p>These cells have formulae - please do not enter data</text:p>
          </table:table-cell>
          <table:table-cell table:number-columns-repeated="16380"/>
        </table:table-row>
        <table:table-row table:style-name="ro35">
          <table:table-cell office:value-type="string" table:number-columns-spanned="3" table:number-rows-spanned="1" table:style-name="ce48">
            <text:p>Grand Total paybill/staffing (payroll and non-payroll) costs</text:p>
          </table:table-cell>
          <table:covered-table-cell table:number-columns-repeated="2"/>
          <table:table-cell office:value-type="string" table:style-name="ce41">
            <text:p>These cells have formulae - please do not enter data</text:p>
          </table:table-cell>
          <table:table-cell table:number-columns-repeated="16380"/>
        </table:table-row>
        <table:table-row table:style-name="ro34">
          <table:table-cell office:value-type="string" table:number-columns-spanned="3" table:number-rows-spanned="1" table:content-validation-name="val3" table:style-name="ce48">
            <text:p>Comments</text:p>
            <text:p>(NB: These will be published alongside your row of data)</text:p>
          </table:table-cell>
          <table:covered-table-cell table:number-columns-repeated="2"/>
          <table:table-cell office:value-type="string" table:style-name="ce43">
            <text:p>Please enter any clarifying notes that you<text:s/><text:span text:style-name="T5">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48">
            <text:p>Notes for Cabinet Office</text:p>
            <text:p>(Not for publication)</text:p>
          </table:table-cell>
          <table:covered-table-cell table:number-columns-repeated="2"/>
          <table:table-cell office:value-type="string" table:style-name="ce43">
            <text:p>Please enter notes for Cabinet Office in respect of the data supplied (will not be published).</text:p>
          </table:table-cell>
          <table:table-cell table:number-columns-repeated="16380"/>
        </table:table-row>
        <table:table-row table:number-rows-repeated="1048532" table:style-name="ro36">
          <table:table-cell table:number-columns-repeated="16384"/>
        </table:table-row>
      </table:table>
      <table:table table:name="Data_sheet" table:style-name="ta4">
        <table:table-column table:style-name="co16" table:default-cell-style-name="ce70"/>
        <table:table-column table:style-name="co17" table:default-cell-style-name="ce70"/>
        <table:table-column table:style-name="co18" table:default-cell-style-name="ce70"/>
        <table:table-column table:style-name="co19" table:number-columns-repeated="12" table:default-cell-style-name="ce70"/>
        <table:table-column table:style-name="co20" table:number-columns-repeated="2" table:default-cell-style-name="ce54"/>
        <table:table-column table:style-name="co19" table:number-columns-repeated="6" table:default-cell-style-name="ce54"/>
        <table:table-column table:style-name="co21" table:number-columns-repeated="2" table:default-cell-style-name="ce54"/>
        <table:table-column table:style-name="co19" table:number-columns-repeated="2" table:default-cell-style-name="ce54"/>
        <table:table-column table:style-name="co22" table:number-columns-repeated="2" table:default-cell-style-name="ce54"/>
        <table:table-column table:style-name="co23" table:number-columns-repeated="7" table:default-cell-style-name="ce54"/>
        <table:table-column table:style-name="co24" table:number-columns-repeated="3" table:default-cell-style-name="ce54"/>
        <table:table-column table:style-name="co25" table:default-cell-style-name="ce54"/>
        <table:table-column table:style-name="co26" table:default-cell-style-name="ce54"/>
        <table:table-column table:style-name="co27" table:default-cell-style-name="ce54"/>
        <table:table-column table:style-name="co5" table:number-columns-repeated="16342" table:default-cell-style-name="ce54"/>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8">
          <table:table-cell office:value-type="string" table:number-columns-spanned="8" table:number-rows-spanned="1" table:style-name="ce71">
            <text:p>Please read the additional data fields descriptions<text:s/><text:span text:style-name="T6">before</text:span><text:s/>entering information into this template. Completed templates must be returned to your organisation's main, parent or sponsoring department. They will provide one return to Cabinet Office capturing information for all their relevant organisations.</text:p>
            <text:p>(NB: This data sheet is password protected. Contact Cabinet Office if you require the password.</text:p>
          </table:table-cell>
          <table:covered-table-cell table:number-columns-repeated="7"/>
          <table:table-cell table:style-name="ce53">
            <draw:custom-shape svg:x="0.41667in" svg:y="0.24306in" svg:width="2.27757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05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table:table-cell>
          <table:table-cell table:number-columns-repeated="33"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15">
          <table:table-cell office:value-type="string" table:number-columns-spanned="1" table:number-rows-spanned="3" table:content-validation-name="val11" table:style-name="ce72">
            <office:annotation draw:style-name="a12" svg:x="0.833333333333333in" svg:y="0.90625in" svg:width="1.15625in" svg:height="0.875in">
              <dc:creator>ccabmstopher</dc:creator>
              <text:p><text:span text:style-name="T7">Included in this template is an up-to-date list (as of 31 October 2016) of all organisations that are in scope for this exercise.</text:span><text:span text:style-name="T7"/></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11" table:style-name="ce72">
            <office:annotation draw:style-name="a13" svg:x="1.44791666666667in" svg:y="0.90625in" svg:width="1.13541666666667in" svg:height="1.01041666666667in">
              <dc:creator>ccabmstopher</dc:creator>
              <text:p><text:span text:style-name="T7">Included in this template is an up-to-date list (as of 31 October 2016) of all organisations together with their appropriate organisation type.</text:span><text:span text:style-name="T7"/></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11" table:style-name="ce72">
            <office:annotation draw:style-name="a14" svg:x="2.16666666666667in" svg:y="0.90625in" svg:width="1.875in" svg:height="1.01041666666667in">
              <dc:creator>ccabmstopher</dc:creator>
              <text:p><text:span text:style-name="T7">Included in this template is an up-to-date list (as of 31 October 2016) of all organisations together with their appropriate main/parent/sponsoring department.</text:span><text:span text:style-name="T7"/></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72">
            <office:annotation draw:style-name="a15" svg:x="8.90625in" svg:y="0.90625in" svg:width="1.3125in" svg:height="2.0625in">
              <dc:creator>ccabmstopher</dc:creator>
              <text:p><text:span text:style-name="T8">Payroll staff</text:span><text:span text:style-name="T7"><text:s/>– the number of headcount and full-time equivalent payroll staff is required, disaggregated by standard Civil Service grades/responsibility levels.<text:s text:c="2"/></text:span><text:span text:style-name="T7"/></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7"/></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11" table:style-name="ce73">
            <office:annotation draw:style-name="a16" svg:x="13.7916666666667in" svg:y="0.90625in" svg:width="2.07291666666667in" svg:height="2.10416666666667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10"/></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1" table:style-name="ce74">
            <text:p>Grand Total<text:s/></text:p>
            <text:p>(workforce numbers)</text:p>
          </table:table-cell>
          <table:covered-table-cell/>
          <table:table-cell office:value-type="string" table:number-columns-spanned="7" table:number-rows-spanned="1" table:style-name="ce73">
            <office:annotation draw:style-name="a17" svg:x="20.3854166666667in" svg:y="0.90625in" svg:width="1.23958333333333in" svg:height="1.10416666666667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73">
            <text:p>Non-Payroll staff (contingent labour/consultancy) costs</text:p>
          </table:table-cell>
          <table:covered-table-cell table:number-columns-repeated="2"/>
          <table:table-cell office:value-type="string" table:number-columns-spanned="1" table:number-rows-spanned="3" table:style-name="ce74">
            <text:p>Grand Total paybill/staffing (payroll and non-payroll) costs</text:p>
          </table:table-cell>
          <table:table-cell office:value-type="string" table:number-columns-spanned="1" table:number-rows-spanned="3" table:content-validation-name="val11" table:style-name="ce72">
            <text:p>Comments</text:p>
            <text:p><text:span text:style-name="T1">(NB: These will be published alongside your row of information)</text:span></text:p>
          </table:table-cell>
          <table:table-cell office:value-type="string" table:number-columns-spanned="1" table:number-rows-spanned="3" table:content-validation-name="val11" table:style-name="ce72">
            <text:p>Notes for Cabinet Office</text:p>
            <text:p><text:span text:style-name="T1">(Not for publication)</text:span></text:p>
          </table: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9">
          <table:covered-table-cell/>
          <table:covered-table-cell/>
          <table:covered-table-cell/>
          <table:table-cell office:value-type="string" table:number-columns-spanned="2" table:number-rows-spanned="1" table:style-name="ce72">
            <office:annotation draw:style-name="a18" svg:x="3.13541666666667in" svg:y="1.01041666666667in" svg:width="1.19791666666667in" svg:height="0.510416666666667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72">
            <office:annotation draw:style-name="a19" svg:x="4.10416666666667in" svg:y="1.01041666666667in" svg:width="1.19791666666667in" svg:height="0.510416666666667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72">
            <office:annotation draw:style-name="a20" svg:x="5.09375in" svg:y="1.14583333333333in" svg:width="1.20833333333333in" svg:height="0.489583333333333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72">
            <office:annotation draw:style-name="a21" svg:x="6.04166666666667in" svg:y="1.01041666666667in" svg:width="1.19791666666667in" svg:height="0.510416666666667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72">
            <office:annotation draw:style-name="a22" svg:x="7in" svg:y="1.01041666666667in" svg:width="1.19791666666667in" svg:height="0.510416666666667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72">
            <office:annotation draw:style-name="a23" svg:x="7.96875in" svg:y="1.01041666666667in" svg:width="1.08333333333333in" svg:height="0.3125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11" table:style-name="ce72">
            <text:p>Total</text:p>
            <text:p>Employees</text:p>
          </table:table-cell>
          <table:covered-table-cell/>
          <table:table-cell office:value-type="string" table:number-columns-spanned="2" table:number-rows-spanned="1" table:style-name="ce72">
            <office:annotation draw:style-name="a24" svg:x="9.875in" svg:y="1.01041666666667in" svg:width="2.36458333333333in" svg:height="1.45833333333333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span text:style-name="T10"/></text:p>
              <text:p><text:span text:style-name="T10"> normally engaged on an ad hoc or temporary basis to fulfil requirements within established posts.</text:span><text:span text:style-name="T10"/></text:p>
              <text:p><text:span text:style-name="T10"> involves providing cover (e.g. for a vacancy, holiday or sickness) or additional resource (e.g. for a seasonal peak in workload).<text:s text:c="7"/></text:span><text:span text:style-name="T10"/></text:p>
              <text:p><text:span text:style-name="T10"> may be undertaking operational or professional roles.</text:span><text:span text:style-name="T10"/></text:p>
              <text:p/>
            </office:annotation>
            <text:p>Agency staff<text:s/></text:p>
            <text:p>(clerical/admin)</text:p>
          </table:table-cell>
          <table:covered-table-cell/>
          <table:table-cell office:value-type="string" table:number-columns-spanned="2" table:number-rows-spanned="1" table:style-name="ce73">
            <office:annotation draw:style-name="a25" svg:x="10.8333333333333in" svg:y="1.01041666666667in" svg:width="1.97916666666667in" svg:height="2.36458333333333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10"/></text:p>
              <text:p><text:span text:style-name="T10"> may involve providing cover (e.g. for a vacancy, holiday or sickness) or additional resource (e.g. for a new team until someone is recruited, or a seasonal peak in workload).<text:s/></text:span><text:span text:style-name="T10"/></text:p>
              <text:p><text:span text:style-name="T10"> may include Professional Interim Staff (e.g. senior qualified professionals in areas such as legal, finance, audit) and Interim Managers (including up to the most senior levels of the organisation).</text:span><text:span text:style-name="T10"/></text:p>
              <text:p><text:span text:style-name="T10"> likely to include a degree of organisational involvement (e.g. managing staff, representation at meetings)</text:span><text:span text:style-name="T10"/></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73">
            <office:annotation draw:style-name="a26" svg:x="11.8020833333333in" svg:y="1.01041666666667in" svg:width="1.82291666666667in" svg:height="2.82291666666667in">
              <dc:creator>ccabmstopher</dc:creator>
              <text:p><text:span text:style-name="T11">Specialist Contractors</text:span><text:span text:style-name="T11"/></text:p>
              <text:p><text:span text:style-name="T10">Specialists are normally middle to senior grades, used to provide expertise that is not available in-house, fulfilling functional or senior positions within the organisational structure and ideally engaged on a short term basis.</text:span><text:span text:style-name="T10"/></text:p>
              <text:p><text:span text:style-name="T10"> may include sub-categories of Finance, HR, IT, Legal, Logistics, Marketing, Medical, Procurement, Estates, Technical and Other.</text:span><text:span text:style-name="T10"/></text:p>
              <text:p><text:span text:style-name="T10"> not staff substitution; specialists are used to provide additional resource, skills and expertise, not to cover vacancies etc.</text:span><text:span text:style-name="T10"/></text:p>
              <text:p><text:span text:style-name="T10"> should not include management functions or similar organisational involvement.</text:span><text:span text:style-name="T10"/></text:p>
              <text:p><text:span text:style-name="T10"> usually involved in a defined package of work or project rather than covering a day-to-day workload or defined job/ role.<text:s text:c="11"/></text:span><text:span text:style-name="T10"/></text:p>
              <text:p><text:span text:style-name="T10"> in some instances, may include a degree of organisational involvement (e.g. managing staff, representation at meetings)</text:span><text:span text:style-name="T10"/></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73">
            <office:annotation draw:style-name="a27" svg:x="12.8229166666667in" svg:y="1.01041666666667in" svg:width="1.83333333333333in" svg:height="1.83333333333333in">
              <dc:creator>ccabmstopher</dc:creator>
              <text:p><text:span text:style-name="T11">Consultants/consultancy</text:span><text:span text:style-name="T11"/></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10"/></text:p>
              <text:p><text:span text:style-name="T10"/></text:p>
              <text:p><text:span text:style-name="T10">(see separate guidance for the various categories of consultancy)</text:span><text:span text:style-name="T10"/></text:p>
              <text:p><text:span text:style-name="T9"/></text:p>
              <text:p/>
            </office:annotation>
            <text:p>Consultants/consultancy</text:p>
          </table:table-cell>
          <table:covered-table-cell/>
          <table:table-cell office:value-type="string" table:number-columns-spanned="2" table:number-rows-spanned="1" table:style-name="ce72">
            <text:p>Total</text:p>
          </table:table-cell>
          <table:covered-table-cell/>
          <table:covered-table-cell/>
          <table:covered-table-cell/>
          <table:table-cell office:value-type="string" table:number-columns-spanned="1" table:number-rows-spanned="2" table:style-name="ce72">
            <office:annotation draw:style-name="a28" svg:x="15.6875in" svg:y="1.01041666666667in" svg:width="0.895833333333333in" svg:height="0.604166666666667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72">
            <office:annotation draw:style-name="a29" svg:x="16.46875in" svg:y="1.01041666666667in" svg:width="0.895833333333333in" svg:height="0.604166666666667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72">
            <office:annotation draw:style-name="a30" svg:x="17.25in" svg:y="1.01041666666667in" svg:width="0.895833333333333in" svg:height="0.604166666666667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72">
            <office:annotation draw:style-name="a31" svg:x="18.0416666666667in" svg:y="1.01041666666667in" svg:width="0.895833333333333in" svg:height="0.604166666666667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72">
            <office:annotation draw:style-name="a32" svg:x="18.8229166666667in" svg:y="1.01041666666667in" svg:width="0.895833333333333in" svg:height="0.604166666666667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72">
            <office:annotation draw:style-name="a33" svg:x="19.6041666666667in" svg:y="1.01041666666667in" svg:width="0.895833333333333in" svg:height="0.604166666666667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72">
            <text:p>Total paybill for payroll staff</text:p>
          </table:table-cell>
          <table:table-cell office:value-type="string" table:number-columns-spanned="1" table:number-rows-spanned="2" table:style-name="ce72">
            <text:p>Total monthly cost of contingent labour: agency (clerical and admin) staff, interim managers and specialist contractors</text:p>
          </table:table-cell>
          <table:table-cell office:value-type="string" table:number-columns-spanned="1" table:number-rows-spanned="2" table:style-name="ce72">
            <text:p>Total monthly cost of consultants/</text:p>
            <text:p>consultancy</text:p>
          </table:table-cell>
          <table:table-cell office:value-type="string" table:number-columns-spanned="1" table:number-rows-spanned="2" table:style-name="ce72">
            <text:p>Total non-payroll (CCL) staff costs</text:p>
          </table: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0">
          <table:covered-table-cell/>
          <table:covered-table-cell/>
          <table:covered-table-cell/>
          <table:table-cell office:value-type="string" table:style-name="ce55">
            <office:annotation draw:style-name="a34" svg:x="2.65625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5" svg:x="3.13541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6" svg:x="3.625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7" svg:x="4.10416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8" svg:x="4.58333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9" svg:x="5.07291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0" svg:x="5.55208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1" svg:x="6.04166666666667in" svg:y="1.41666666666667in" svg:width="1.46875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2" svg:x="6.52083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3" svg:x="7in" svg:y="1.41666666666667in" svg:width="1.44791666666667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4" svg:x="7.48958333333333in" svg:y="1.41666666666667in" svg:width="1.4270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5" svg:x="7.96875in" svg:y="1.41666666666667in" svg:width="1.48958333333333in" svg:height="0.520833333333333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6" svg:x="8.4375in" svg:y="1.41666666666667in" svg:width="1.42708333333333in" svg:height="0.82291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7" svg:x="8.90625in" svg:y="1.41666666666667in" svg:width="1.44791666666667in" svg:height="0.82291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Full-time<text:s/></text:p>
            <text:p>equivalent</text:p>
          </table:table-cell>
          <table:table-cell office:value-type="string" table:style-name="ce56">
            <office:annotation draw:style-name="a48" svg:x="9.385416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49" svg:x="9.875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0" svg:x="10.35416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1" svg:x="10.8333333333333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2" svg:x="11.3229166666667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3" svg:x="11.8020833333333in" svg:y="1.41666666666667in" svg:width="1.25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4" svg:x="12.3125in" svg:y="1.41666666666667in" svg:width="1.42708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5" svg:x="12.8229166666667in" svg:y="1.41666666666667in" svg:width="1.26041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6" svg:x="13.3020833333333in" svg:y="1.41666666666667in" svg:width="1.375in" svg:height="0.583333333333333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56">
            <office:annotation draw:style-name="a57" svg:x="13.7916666666667in" svg:y="1.41666666666667in" svg:width="1.21875in" svg:height="0.63541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11" table:style-name="ce57">
            <office:annotation draw:style-name="a58" svg:x="14.34375in" svg:y="1.41666666666667in" svg:width="1.36458333333333in" svg:height="0.583333333333333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11" table:style-name="ce58">
            <office:annotation draw:style-name="a59" svg:x="14.90625in" svg:y="1.41666666666667in" svg:width="1.21875in" svg:height="0.63541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Ministry of Justice</text:p>
          </table:table-cell>
          <table:table-cell office:value-type="string" table:content-validation-name="val10" table:style-name="ce93">
            <text:p>Ministerial Department</text:p>
          </table:table-cell>
          <table:table-cell office:value-type="string" table:content-validation-name="val6" table:style-name="ce94">
            <text:p>Ministry of Justice</text:p>
          </table:table-cell>
          <table:table-cell office:value-type="float" office:value="257" table:content-validation-name="val4" table:style-name="ce83">
            <text:p>257</text:p>
          </table:table-cell>
          <table:table-cell office:value-type="float" office:value="245.85295000000002" table:content-validation-name="val5" table:style-name="ce85">
            <text:p>245.85295</text:p>
          </table:table-cell>
          <table:table-cell office:value-type="float" office:value="677" table:content-validation-name="val4" table:style-name="ce106">
            <text:p>677</text:p>
          </table:table-cell>
          <table:table-cell office:value-type="float" office:value="658.68389000000002" table:content-validation-name="val5" table:style-name="ce107">
            <text:p>658.68389</text:p>
          </table:table-cell>
          <table:table-cell office:value-type="float" office:value="1823" table:content-validation-name="val4" table:style-name="ce104">
            <text:p>1823</text:p>
          </table:table-cell>
          <table:table-cell office:value-type="float" office:value="1776.1786399999999" table:content-validation-name="val5" table:style-name="ce105">
            <text:p>1776.17864</text:p>
          </table:table-cell>
          <table:table-cell office:value-type="float" office:value="1013" table:content-validation-name="val4" table:style-name="ce108">
            <text:p>1013</text:p>
          </table:table-cell>
          <table:table-cell office:value-type="float" office:value="984.2038500000001" table:content-validation-name="val5" table:style-name="ce109">
            <text:p>984.20385</text:p>
          </table:table-cell>
          <table:table-cell office:value-type="float" office:value="138" table:content-validation-name="val4" table:style-name="ce110">
            <text:p>138</text:p>
          </table:table-cell>
          <table:table-cell office:value-type="float" office:value="132.74038999999999" table:content-validation-name="val5" table:style-name="ce113">
            <text:p>132.74039</text:p>
          </table:table-cell>
          <table:table-cell office:value-type="float" office:value="11" table:content-validation-name="val4" table:style-name="ce112">
            <text:p>11</text:p>
          </table:table-cell>
          <table:table-cell office:value-type="float" office:value="11" table:content-validation-name="val5" table:style-name="ce111">
            <text:p>11</text:p>
          </table:table-cell>
          <table:table-cell office:value-type="float" office:value="3919" table:formula="of:=SUM([.D7];[.F7];[.H7];[.J7];[.L7];[.N7])" table:content-validation-name="val11" table:style-name="ce61">
            <text:p>3,919</text:p>
          </table:table-cell>
          <table:table-cell office:value-type="float" office:value="3808.6597199999997" table:formula="of:=SUM([.E7];[.G7];[.I7];[.K7];[.M7];[.O7])" table:content-validation-name="val11" table:style-name="ce61">
            <text:p>3,809</text:p>
          </table:table-cell>
          <table:table-cell office:value-type="float" office:value="64" table:content-validation-name="val4" table:style-name="ce98">
            <text:p>64</text:p>
          </table:table-cell>
          <table:table-cell office:value-type="float" office:value="63.6" table:content-validation-name="val5" table:style-name="ce96">
            <text:p>63.6</text:p>
          </table:table-cell>
          <table:table-cell office:value-type="float" office:value="9" table:content-validation-name="val4" table:style-name="ce97">
            <text:p>9</text:p>
          </table:table-cell>
          <table:table-cell office:value-type="float" office:value="9" table:content-validation-name="val5" table:style-name="ce99">
            <text:p>9</text:p>
          </table:table-cell>
          <table:table-cell office:value-type="float" office:value="336" table:content-validation-name="val4" table:style-name="ce100">
            <text:p>336</text:p>
          </table:table-cell>
          <table:table-cell office:value-type="float" office:value="331.86" table:content-validation-name="val5" table:style-name="ce101">
            <text:p>331.86</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409" table:formula="of:=SUM([.R7];[.T7];[.V7];[.X7];)" table:style-name="ce62">
            <text:p>409</text:p>
          </table:table-cell>
          <table:table-cell office:value-type="float" office:value="404.46000000000004" table:formula="of:=SUM([.S7];[.U7];[.W7];[.Y7])" table:style-name="ce62">
            <text:p>404.46</text:p>
          </table:table-cell>
          <table:table-cell office:value-type="float" office:value="4328" table:formula="of:=[.P7]+[.Z7]" table:content-validation-name="val11" table:style-name="ce63">
            <text:p>4,328</text:p>
          </table:table-cell>
          <table:table-cell office:value-type="float" office:value="4213.1197199999997" table:formula="of:=[.Q7]+[.AA7]" table:content-validation-name="val11" table:style-name="ce63">
            <text:p>4,213</text:p>
          </table:table-cell>
          <table:table-cell office:value-type="currency" office:value="13194712.634999998" table:content-validation-name="val9" table:style-name="ce64">
            <text:p>£13,194,712.64</text:p>
          </table:table-cell>
          <table:table-cell office:value-type="currency" office:value="340073.51" table:content-validation-name="val9" table:style-name="ce64">
            <text:p>£340,073.51</text:p>
          </table:table-cell>
          <table:table-cell office:value-type="currency" office:value="956207.61" table:content-validation-name="val8" table:style-name="ce64">
            <text:p>£956,207.61</text:p>
          </table:table-cell>
          <table:table-cell office:value-type="currency" office:value="76200.990000000005" table:content-validation-name="val9" table:style-name="ce64">
            <text:p>£76,200.99</text:p>
          </table:table-cell>
          <table:table-cell office:value-type="currency" office:value="2738923.7449999996" table:content-validation-name="val9" table:style-name="ce64">
            <text:p>£2,738,923.75</text:p>
          </table:table-cell>
          <table:table-cell office:value-type="currency" office:value="1636122.4949999996" table:content-validation-name="val9" table:style-name="ce64">
            <text:p>£1,636,122.50</text:p>
          </table:table-cell>
          <table:table-cell office:value-type="currency" office:value="18942240.984999999" table:formula="of:=SUM([.AD7:.AI7])" table:style-name="ce65">
            <text:p>£18,942,240.99</text:p>
          </table:table-cell>
          <table:table-cell office:value-type="currency" office:value="5401097.0099999998" table:content-validation-name="val9" table:style-name="ce66">
            <text:p>£5,401,097.01</text:p>
          </table:table-cell>
          <table:table-cell office:value-type="currency" office:value="233321" table:content-validation-name="val9" table:style-name="ce66">
            <text:p>£233,321.00</text:p>
          </table:table-cell>
          <table:table-cell office:value-type="currency" office:value="5634418.0099999998" table:formula="of:=SUM([.AK7:.AL7])" table:style-name="ce67">
            <text:p>£5,634,418.01</text:p>
          </table:table-cell>
          <table:table-cell office:value-type="currency" office:value="24576658.994999997" table:formula="of:=SUM([.AM7];[.AJ7])" table:style-name="ce65">
            <text:p>£24,576,659.00</text:p>
          </table:table-cell>
          <table:table-cell table:content-validation-name="val11" table:style-name="ce68"/>
          <table:table-cell table:content-validation-name="val11" table:style-name="ce69"/>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Criminal Injuries Compensation Authorit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36" table:content-validation-name="val4" table:style-name="ce84">
            <text:p>136</text:p>
          </table:table-cell>
          <table:table-cell office:value-type="float" office:value="124.49354000000001" table:content-validation-name="val5" table:style-name="ce85">
            <text:p>124.49354</text:p>
          </table:table-cell>
          <table:table-cell office:value-type="float" office:value="80" table:content-validation-name="val4" table:style-name="ce106">
            <text:p>80</text:p>
          </table:table-cell>
          <table:table-cell office:value-type="float" office:value="76.272439999999989" table:content-validation-name="val5" table:style-name="ce107">
            <text:p>76.27244</text:p>
          </table:table-cell>
          <table:table-cell office:value-type="float" office:value="75" table:content-validation-name="val4" table:style-name="ce104">
            <text:p>75</text:p>
          </table:table-cell>
          <table:table-cell office:value-type="float" office:value="73.048640000000006" table:content-validation-name="val5" table:style-name="ce105">
            <text:p>73.04864</text:p>
          </table:table-cell>
          <table:table-cell office:value-type="float" office:value="13" table:content-validation-name="val4" table:style-name="ce108">
            <text:p>13</text:p>
          </table:table-cell>
          <table:table-cell office:value-type="float" office:value="10.37837" table:content-validation-name="val5" table:style-name="ce109">
            <text:p>10.37837</text:p>
          </table:table-cell>
          <table:table-cell office:value-type="float" office:value="1" table:content-validation-name="val4" table:style-name="ce110">
            <text:p>1</text:p>
          </table:table-cell>
          <table:table-cell office:value-type="float" office:value="1" table:content-validation-name="val5" table:style-name="ce113">
            <text:p>1</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305" table:formula="of:=SUM([.D8];[.F8];[.H8];[.J8];[.L8];[.N8])" table:content-validation-name="val11" table:style-name="ce61">
            <text:p>305</text:p>
          </table:table-cell>
          <table:table-cell office:value-type="float" office:value="285.19299000000001" table:formula="of:=SUM([.E8];[.G8];[.I8];[.K8];[.M8];[.O8])" table:content-validation-name="val11" table:style-name="ce61">
            <text:p>285</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8];[.T8];[.V8];[.X8];)" table:style-name="ce62">
            <text:p>0</text:p>
          </table:table-cell>
          <table:table-cell office:value-type="float" office:value="0" table:formula="of:=SUM([.S8];[.U8];[.W8];[.Y8])" table:style-name="ce62">
            <text:p>0</text:p>
          </table:table-cell>
          <table:table-cell office:value-type="float" office:value="305" table:formula="of:=[.P8]+[.Z8]" table:content-validation-name="val11" table:style-name="ce63">
            <text:p>305</text:p>
          </table:table-cell>
          <table:table-cell office:value-type="float" office:value="285.19299000000001" table:formula="of:=[.Q8]+[.AA8]" table:content-validation-name="val11" table:style-name="ce63">
            <text:p>285</text:p>
          </table:table-cell>
          <table:table-cell office:value-type="currency" office:value="607057.56000000006" table:content-validation-name="val9" table:style-name="ce64">
            <text:p>£607,057.56</text:p>
          </table:table-cell>
          <table:table-cell office:value-type="currency" office:value="9557.5400000000009" table:content-validation-name="val9" table:style-name="ce64">
            <text:p>£9,557.54</text:p>
          </table:table-cell>
          <table:table-cell office:value-type="currency" office:value="11550" table:content-validation-name="val9" table:style-name="ce64">
            <text:p>£11,550.00</text:p>
          </table:table-cell>
          <table:table-cell office:value-type="currency" office:value="2196.2399999999998" table:content-validation-name="val9" table:style-name="ce64">
            <text:p>£2,196.24</text:p>
          </table:table-cell>
          <table:table-cell office:value-type="currency" office:value="126812.38" table:content-validation-name="val9" table:style-name="ce64">
            <text:p>£126,812.38</text:p>
          </table:table-cell>
          <table:table-cell office:value-type="currency" office:value="56859.29" table:content-validation-name="val9" table:style-name="ce64">
            <text:p>£56,859.29</text:p>
          </table:table-cell>
          <table:table-cell office:value-type="currency" office:value="814033.01000000013" table:formula="of:=SUM([.AD8:.AI8])" table:style-name="ce65">
            <text:p>£814,033.01</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8:.AL8])" table:style-name="ce67">
            <text:p>£0.00</text:p>
          </table:table-cell>
          <table:table-cell office:value-type="currency" office:value="814033.01000000013" table:formula="of:=SUM([.AM8];[.AJ8])" table:style-name="ce65">
            <text:p>£814,033.01</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HM Courts and Tribunals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0405" table:content-validation-name="val4" table:style-name="ce84">
            <text:p>10405</text:p>
          </table:table-cell>
          <table:table-cell office:value-type="float" office:value="9023.9499600000308" table:content-validation-name="val5" table:style-name="ce85">
            <text:p>9023.94996</text:p>
          </table:table-cell>
          <table:table-cell office:value-type="float" office:value="2502" table:content-validation-name="val4" table:style-name="ce106">
            <text:p>2502</text:p>
          </table:table-cell>
          <table:table-cell office:value-type="float" office:value="2339.8331999999982" table:content-validation-name="val5" table:style-name="ce107">
            <text:p>2339.8332</text:p>
          </table:table-cell>
          <table:table-cell office:value-type="float" office:value="2434" table:content-validation-name="val4" table:style-name="ce104">
            <text:p>2434</text:p>
          </table:table-cell>
          <table:table-cell office:value-type="float" office:value="2268.6816599999938" table:content-validation-name="val5" table:style-name="ce105">
            <text:p>2268.68166</text:p>
          </table:table-cell>
          <table:table-cell office:value-type="float" office:value="549" table:content-validation-name="val4" table:style-name="ce108">
            <text:p>549</text:p>
          </table:table-cell>
          <table:table-cell office:value-type="float" office:value="538.13725000000011" table:content-validation-name="val5" table:style-name="ce109">
            <text:p>538.13725</text:p>
          </table:table-cell>
          <table:table-cell office:value-type="float" office:value="79" table:content-validation-name="val4" table:style-name="ce110">
            <text:p>79</text:p>
          </table:table-cell>
          <table:table-cell office:value-type="float" office:value="78.288290000000003" table:content-validation-name="val5" table:style-name="ce113">
            <text:p>78.28829</text:p>
          </table:table-cell>
          <table:table-cell office:value-type="float" office:value="1" table:content-validation-name="val4" table:style-name="ce112">
            <text:p>1</text:p>
          </table:table-cell>
          <table:table-cell office:value-type="float" office:value="0.86485999999999996" table:content-validation-name="val5" table:style-name="ce111">
            <text:p>0.86486</text:p>
          </table:table-cell>
          <table:table-cell office:value-type="float" office:value="15970" table:formula="of:=SUM([.D9];[.F9];[.H9];[.J9];[.L9];[.N9])" table:content-validation-name="val11" table:style-name="ce61">
            <text:p>15,970</text:p>
          </table:table-cell>
          <table:table-cell office:value-type="float" office:value="14249.755220000023" table:formula="of:=SUM([.E9];[.G9];[.I9];[.K9];[.M9];[.O9])" table:content-validation-name="val11" table:style-name="ce61">
            <text:p>14,250</text:p>
          </table:table-cell>
          <table:table-cell table:content-validation-name="val4" table:style-name="ce98"/>
          <table:table-cell office:value-type="float" office:value="1859.46" table:content-validation-name="val5" table:style-name="ce96">
            <text:p>1859.46</text:p>
          </table:table-cell>
          <table:table-cell table:content-validation-name="val4" table:style-name="ce97"/>
          <table:table-cell office:value-type="float" office:value="1" table:content-validation-name="val5" table:style-name="ce99">
            <text:p>1</text:p>
          </table:table-cell>
          <table:table-cell table:content-validation-name="val4" table:style-name="ce100"/>
          <table:table-cell office:value-type="float" office:value="44.81" table:content-validation-name="val5" table:style-name="ce101">
            <text:p>44.81</text:p>
          </table:table-cell>
          <table:table-cell table:content-validation-name="val4" table:style-name="ce102"/>
          <table:table-cell table:content-validation-name="val5" table:style-name="ce103"/>
          <table:table-cell office:value-type="float" office:value="0" table:formula="of:=SUM([.R9];[.T9];[.V9];[.X9];)" table:style-name="ce62">
            <text:p>0</text:p>
          </table:table-cell>
          <table:table-cell office:value-type="float" office:value="1905.27" table:formula="of:=SUM([.S9];[.U9];[.W9];[.Y9])" table:style-name="ce62">
            <text:p>1905.27</text:p>
          </table:table-cell>
          <table:table-cell office:value-type="float" office:value="15970" table:formula="of:=[.P9]+[.Z9]" table:content-validation-name="val11" table:style-name="ce63">
            <text:p>15,970</text:p>
          </table:table-cell>
          <table:table-cell office:value-type="float" office:value="16155.025220000023" table:formula="of:=[.Q9]+[.AA9]" table:content-validation-name="val11" table:style-name="ce63">
            <text:p>16,155</text:p>
          </table:table-cell>
          <table:table-cell office:value-type="currency" office:value="30067174.899999999" table:content-validation-name="val9" table:style-name="ce64">
            <text:p>£30,067,174.90</text:p>
          </table:table-cell>
          <table:table-cell office:value-type="currency" office:value="406777.79000000004" table:content-validation-name="val9" table:style-name="ce64">
            <text:p>£406,777.79</text:p>
          </table:table-cell>
          <table:table-cell office:value-type="currency" office:value="433479.27" table:content-validation-name="val9" table:style-name="ce64">
            <text:p>£433,479.27</text:p>
          </table:table-cell>
          <table:table-cell office:value-type="currency" office:value="467725.93" table:content-validation-name="val9" table:style-name="ce64">
            <text:p>£467,725.93</text:p>
          </table:table-cell>
          <table:table-cell office:value-type="currency" office:value="6351173.0300000012" table:content-validation-name="val9" table:style-name="ce64">
            <text:p>£6,351,173.03</text:p>
          </table:table-cell>
          <table:table-cell office:value-type="currency" office:value="2923968.2000000007" table:content-validation-name="val9" table:style-name="ce64">
            <text:p>£2,923,968.20</text:p>
          </table:table-cell>
          <table:table-cell office:value-type="currency" office:value="40650299.120000005" table:formula="of:=SUM([.AD9:.AI9])" table:style-name="ce65">
            <text:p>£40,650,299.12</text:p>
          </table:table-cell>
          <table:table-cell office:value-type="currency" office:value="4786485.1599999992" table:content-validation-name="val9" table:style-name="ce66">
            <text:p>£4,786,485.16</text:p>
          </table:table-cell>
          <table:table-cell office:value-type="currency" office:value="3438223.56" table:content-validation-name="val9" table:style-name="ce66">
            <text:p>£3,438,223.56</text:p>
          </table:table-cell>
          <table:table-cell office:value-type="currency" office:value="8224708.7199999988" table:formula="of:=SUM([.AK9:.AL9])" table:style-name="ce67">
            <text:p>£8,224,708.72</text:p>
          </table:table-cell>
          <table:table-cell office:value-type="currency" office:value="48875007.840000004" table:formula="of:=SUM([.AM9];[.AJ9])" table:style-name="ce65">
            <text:p>£48,875,007.84</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Legal Aid Agenc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508" table:content-validation-name="val4" table:style-name="ce84">
            <text:p>508</text:p>
          </table:table-cell>
          <table:table-cell office:value-type="float" office:value="474.79246000000029" table:content-validation-name="val5" table:style-name="ce85">
            <text:p>474.79246</text:p>
          </table:table-cell>
          <table:table-cell office:value-type="float" office:value="337" table:content-validation-name="val4" table:style-name="ce106">
            <text:p>337</text:p>
          </table:table-cell>
          <table:table-cell office:value-type="float" office:value="316.17250999999999" table:content-validation-name="val5" table:style-name="ce107">
            <text:p>316.17251</text:p>
          </table:table-cell>
          <table:table-cell office:value-type="float" office:value="301" table:content-validation-name="val4" table:style-name="ce104">
            <text:p>301</text:p>
          </table:table-cell>
          <table:table-cell office:value-type="float" office:value="290.75308999999993" table:content-validation-name="val5" table:style-name="ce105">
            <text:p>290.75309</text:p>
          </table:table-cell>
          <table:table-cell office:value-type="float" office:value="89" table:content-validation-name="val4" table:style-name="ce108">
            <text:p>89</text:p>
          </table:table-cell>
          <table:table-cell office:value-type="float" office:value="88.451950000000011" table:content-validation-name="val5" table:style-name="ce109">
            <text:p>88.45195</text:p>
          </table:table-cell>
          <table:table-cell office:value-type="float" office:value="13" table:content-validation-name="val4" table:style-name="ce110">
            <text:p>13</text:p>
          </table:table-cell>
          <table:table-cell office:value-type="float" office:value="11.45834" table:content-validation-name="val5" table:style-name="ce113">
            <text:p>11.45834</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1248" table:formula="of:=SUM([.D10];[.F10];[.H10];[.J10];[.L10];[.N10])" table:content-validation-name="val11" table:style-name="ce61">
            <text:p>1,248</text:p>
          </table:table-cell>
          <table:table-cell office:value-type="float" office:value="1181.6283500000002" table:formula="of:=SUM([.E10];[.G10];[.I10];[.K10];[.M10];[.O10])" table:content-validation-name="val11" table:style-name="ce61">
            <text:p>1,182</text:p>
          </table:table-cell>
          <table:table-cell office:value-type="float" office:value="21" table:content-validation-name="val4" table:style-name="ce98">
            <text:p>21</text:p>
          </table:table-cell>
          <table:table-cell office:value-type="float" office:value="20.95" table:content-validation-name="val5" table:style-name="ce96">
            <text:p>20.95</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21" table:formula="of:=SUM([.R10];[.T10];[.V10];[.X10];)" table:style-name="ce62">
            <text:p>21</text:p>
          </table:table-cell>
          <table:table-cell office:value-type="float" office:value="20.95" table:formula="of:=SUM([.S10];[.U10];[.W10];[.Y10])" table:style-name="ce62">
            <text:p>20.95</text:p>
          </table:table-cell>
          <table:table-cell office:value-type="float" office:value="1269" table:formula="of:=[.P10]+[.Z10]" table:content-validation-name="val11" table:style-name="ce63">
            <text:p>1,269</text:p>
          </table:table-cell>
          <table:table-cell office:value-type="float" office:value="1202.5783500000002" table:formula="of:=[.Q10]+[.AA10]" table:content-validation-name="val11" table:style-name="ce63">
            <text:p>1,203</text:p>
          </table:table-cell>
          <table:table-cell office:value-type="currency" office:value="2496124.41" table:content-validation-name="val9" table:style-name="ce64">
            <text:p>£2,496,124.41</text:p>
          </table:table-cell>
          <table:table-cell office:value-type="currency" office:value="17623.86" table:content-validation-name="val9" table:style-name="ce64">
            <text:p>£17,623.86</text:p>
          </table:table-cell>
          <table:table-cell office:value-type="currency" office:value="50130" table:content-validation-name="val9" table:style-name="ce64">
            <text:p>£50,130.00</text:p>
          </table:table-cell>
          <table:table-cell office:value-type="currency" office:value="139914.34" table:content-validation-name="val9" table:style-name="ce64">
            <text:p>£139,914.34</text:p>
          </table:table-cell>
          <table:table-cell office:value-type="currency" office:value="575193.17000000004" table:content-validation-name="val9" table:style-name="ce64">
            <text:p>£575,193.17</text:p>
          </table:table-cell>
          <table:table-cell office:value-type="currency" office:value="325647.77999999991" table:content-validation-name="val9" table:style-name="ce64">
            <text:p>£325,647.78</text:p>
          </table:table-cell>
          <table:table-cell office:value-type="currency" office:value="3604633.5599999996" table:formula="of:=SUM([.AD10:.AI10])" table:style-name="ce65">
            <text:p>£3,604,633.56</text:p>
          </table:table-cell>
          <table:table-cell office:value-type="currency" office:value="-20133.789999999997" table:content-validation-name="val9" table:style-name="ce66">
            <text:p>-£20,133.79</text:p>
          </table:table-cell>
          <table:table-cell table:content-validation-name="val9" table:style-name="ce66"/>
          <table:table-cell office:value-type="currency" office:value="-20133.789999999997" table:formula="of:=SUM([.AK10:.AL10])" table:style-name="ce67">
            <text:p>-£20,133.79</text:p>
          </table:table-cell>
          <table:table-cell office:value-type="currency" office:value="3584499.7699999996" table:formula="of:=SUM([.AM10];[.AJ10])" table:style-name="ce65">
            <text:p>£3,584,499.77</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National Offender Management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28637" table:content-validation-name="val4" table:style-name="ce84">
            <text:p>28637</text:p>
          </table:table-cell>
          <table:table-cell office:value-type="float" office:value="27316.026780000269" table:content-validation-name="val5" table:style-name="ce85">
            <text:p>27316.02678</text:p>
          </table:table-cell>
          <table:table-cell office:value-type="float" office:value="6270" table:content-validation-name="val4" table:style-name="ce106">
            <text:p>6270</text:p>
          </table:table-cell>
          <table:table-cell office:value-type="float" office:value="6019.5239100000072" table:content-validation-name="val5" table:style-name="ce107">
            <text:p>6019.52391</text:p>
          </table:table-cell>
          <table:table-cell office:value-type="float" office:value="5839" table:content-validation-name="val4" table:style-name="ce104">
            <text:p>5839</text:p>
          </table:table-cell>
          <table:table-cell office:value-type="float" office:value="5575.2912000000097" table:content-validation-name="val5" table:style-name="ce105">
            <text:p>5575.2912</text:p>
          </table:table-cell>
          <table:table-cell office:value-type="float" office:value="659" table:content-validation-name="val4" table:style-name="ce108">
            <text:p>659</text:p>
          </table:table-cell>
          <table:table-cell office:value-type="float" office:value="643.24061999999992" table:content-validation-name="val5" table:style-name="ce109">
            <text:p>643.24062</text:p>
          </table:table-cell>
          <table:table-cell office:value-type="float" office:value="67" table:content-validation-name="val4" table:style-name="ce110">
            <text:p>67</text:p>
          </table:table-cell>
          <table:table-cell office:value-type="float" office:value="66.348860000000002" table:content-validation-name="val5" table:style-name="ce113">
            <text:p>66.34886</text:p>
          </table:table-cell>
          <table:table-cell office:value-type="float" office:value="10749" table:content-validation-name="val4" table:style-name="ce112">
            <text:p>10749</text:p>
          </table:table-cell>
          <table:table-cell office:value-type="float" office:value="9900.2704700000049" table:content-validation-name="val5" table:style-name="ce111">
            <text:p>9900.27047</text:p>
          </table:table-cell>
          <table:table-cell office:value-type="float" office:value="52221" table:formula="of:=SUM([.D11];[.F11];[.H11];[.J11];[.L11];[.N11])" table:content-validation-name="val11" table:style-name="ce61">
            <text:p>52,221</text:p>
          </table:table-cell>
          <table:table-cell office:value-type="float" office:value="49520.701840000285" table:formula="of:=SUM([.E11];[.G11];[.I11];[.K11];[.M11];[.O11])" table:content-validation-name="val11" table:style-name="ce61">
            <text:p>49,521</text:p>
          </table:table-cell>
          <table:table-cell office:value-type="float" office:value="1478.5799999999995" table:content-validation-name="val4" table:style-name="ce98">
            <text:p>1478.58</text:p>
          </table:table-cell>
          <table:table-cell office:value-type="float" office:value="1478.5799999999995" table:content-validation-name="val5" table:style-name="ce96">
            <text:p>1478.58</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1.25" table:content-validation-name="val4" table:style-name="ce100">
            <text:p>1.25</text:p>
          </table:table-cell>
          <table:table-cell office:value-type="float" office:value="1.25" table:content-validation-name="val5" table:style-name="ce101">
            <text:p>1.25</text:p>
          </table:table-cell>
          <table:table-cell office:value-type="float" office:value="2" table:content-validation-name="val4" table:style-name="ce102">
            <text:p>2</text:p>
          </table:table-cell>
          <table:table-cell office:value-type="float" office:value="2" table:content-validation-name="val5" table:style-name="ce103">
            <text:p>2</text:p>
          </table:table-cell>
          <table:table-cell office:value-type="float" office:value="1481.8299999999995" table:formula="of:=SUM([.R11];[.T11];[.V11];[.X11];)" table:style-name="ce62">
            <text:p>1481.83</text:p>
          </table:table-cell>
          <table:table-cell office:value-type="float" office:value="1481.8299999999995" table:formula="of:=SUM([.S11];[.U11];[.W11];[.Y11])" table:style-name="ce62">
            <text:p>1481.83</text:p>
          </table:table-cell>
          <table:table-cell office:value-type="float" office:value="53702.83" table:formula="of:=[.P11]+[.Z11]" table:content-validation-name="val11" table:style-name="ce63">
            <text:p>53,703</text:p>
          </table:table-cell>
          <table:table-cell office:value-type="float" office:value="51002.531840000287" table:formula="of:=[.Q11]+[.AA11]" table:content-validation-name="val11" table:style-name="ce63">
            <text:p>51,003</text:p>
          </table:table-cell>
          <table:table-cell office:value-type="currency" office:value="130619489" table:content-validation-name="val9" table:style-name="ce64">
            <text:p>£130,619,489.00</text:p>
          </table:table-cell>
          <table:table-cell table:content-validation-name="val9" table:style-name="ce64"/>
          <table:table-cell table:content-validation-name="val9" table:style-name="ce64"/>
          <table:table-cell office:value-type="currency" office:value="1272425" table:content-validation-name="val9" table:style-name="ce64">
            <text:p>£1,272,425.00</text:p>
          </table:table-cell>
          <table:table-cell office:value-type="currency" office:value="27966542" table:content-validation-name="val9" table:style-name="ce64">
            <text:p>£27,966,542.00</text:p>
          </table:table-cell>
          <table:table-cell office:value-type="currency" office:value="14217204" table:content-validation-name="val9" table:style-name="ce64">
            <text:p>£14,217,204.00</text:p>
          </table:table-cell>
          <table:table-cell office:value-type="currency" office:value="174075660" table:formula="of:=SUM([.AD11:.AI11])" table:style-name="ce65">
            <text:p>£174,075,660.00</text:p>
          </table:table-cell>
          <table:table-cell office:value-type="currency" office:value="6146069" table:content-validation-name="val9" table:style-name="ce66">
            <text:p>£6,146,069.00</text:p>
          </table:table-cell>
          <table:table-cell office:value-type="currency" office:value="173554" table:content-validation-name="val9" table:style-name="ce66">
            <text:p>£173,554.00</text:p>
          </table:table-cell>
          <table:table-cell office:value-type="currency" office:value="6319623" table:formula="of:=SUM([.AK11:.AL11])" table:style-name="ce67">
            <text:p>£6,319,623.00</text:p>
          </table:table-cell>
          <table:table-cell office:value-type="currency" office:value="180395283" table:formula="of:=SUM([.AM11];[.AJ11])" table:style-name="ce65">
            <text:p>£180,395,283.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The Office of the Public Guardian</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805" table:content-validation-name="val4" table:style-name="ce84">
            <text:p>805</text:p>
          </table:table-cell>
          <table:table-cell office:value-type="float" office:value="731.15703999999846" table:content-validation-name="val5" table:style-name="ce85">
            <text:p>731.15704</text:p>
          </table:table-cell>
          <table:table-cell office:value-type="float" office:value="305" table:content-validation-name="val4" table:style-name="ce106">
            <text:p>305</text:p>
          </table:table-cell>
          <table:table-cell office:value-type="float" office:value="289.58513000000016" table:content-validation-name="val5" table:style-name="ce107">
            <text:p>289.58513</text:p>
          </table:table-cell>
          <table:table-cell office:value-type="float" office:value="141" table:content-validation-name="val4" table:style-name="ce104">
            <text:p>141</text:p>
          </table:table-cell>
          <table:table-cell office:value-type="float" office:value="136.70943999999997" table:content-validation-name="val5" table:style-name="ce105">
            <text:p>136.70944</text:p>
          </table:table-cell>
          <table:table-cell office:value-type="float" office:value="19" table:content-validation-name="val4" table:style-name="ce108">
            <text:p>19</text:p>
          </table:table-cell>
          <table:table-cell office:value-type="float" office:value="19" table:content-validation-name="val5" table:style-name="ce109">
            <text:p>19</text:p>
          </table:table-cell>
          <table:table-cell office:value-type="float" office:value="3" table:content-validation-name="val4" table:style-name="ce110">
            <text:p>3</text:p>
          </table:table-cell>
          <table:table-cell office:value-type="float" office:value="3" table:content-validation-name="val5" table:style-name="ce113">
            <text:p>3</text:p>
          </table:table-cell>
          <table:table-cell office:value-type="float" office:value="1" table:content-validation-name="val4" table:style-name="ce112">
            <text:p>1</text:p>
          </table:table-cell>
          <table:table-cell office:value-type="float" office:value="1" table:content-validation-name="val5" table:style-name="ce111">
            <text:p>1</text:p>
          </table:table-cell>
          <table:table-cell office:value-type="float" office:value="1274" table:formula="of:=SUM([.D12];[.F12];[.H12];[.J12];[.L12];[.N12])" table:content-validation-name="val11" table:style-name="ce61">
            <text:p>1,274</text:p>
          </table:table-cell>
          <table:table-cell office:value-type="float" office:value="1180.4516099999987" table:formula="of:=SUM([.E12];[.G12];[.I12];[.K12];[.M12];[.O12])" table:content-validation-name="val11" table:style-name="ce61">
            <text:p>1,180</text:p>
          </table:table-cell>
          <table:table-cell office:value-type="float" office:value="217" table:content-validation-name="val4" table:style-name="ce98">
            <text:p>217</text:p>
          </table:table-cell>
          <table:table-cell office:value-type="float" office:value="157.94999999999999" table:content-validation-name="val5" table:style-name="ce96">
            <text:p>157.95</text:p>
          </table:table-cell>
          <table:table-cell table:content-validation-name="val4" table:style-name="ce97"/>
          <table:table-cell table:content-validation-name="val5" table:style-name="ce99"/>
          <table:table-cell office:value-type="float" office:value="4" table:content-validation-name="val4" table:style-name="ce100">
            <text:p>4</text:p>
          </table:table-cell>
          <table:table-cell office:value-type="float" office:value="3.2" table:content-validation-name="val5" table:style-name="ce101">
            <text:p>3.2</text:p>
          </table:table-cell>
          <table:table-cell table:content-validation-name="val4" table:style-name="ce102"/>
          <table:table-cell table:content-validation-name="val5" table:style-name="ce103"/>
          <table:table-cell office:value-type="float" office:value="221" table:formula="of:=SUM([.R12];[.T12];[.V12];[.X12];)" table:style-name="ce62">
            <text:p>221</text:p>
          </table:table-cell>
          <table:table-cell office:value-type="float" office:value="161.14999999999998" table:formula="of:=SUM([.S12];[.U12];[.W12];[.Y12])" table:style-name="ce62">
            <text:p>161.15</text:p>
          </table:table-cell>
          <table:table-cell office:value-type="float" office:value="1495" table:formula="of:=[.P12]+[.Z12]" table:content-validation-name="val11" table:style-name="ce63">
            <text:p>1,495</text:p>
          </table:table-cell>
          <table:table-cell office:value-type="float" office:value="1341.6016099999988" table:formula="of:=[.Q12]+[.AA12]" table:content-validation-name="val11" table:style-name="ce63">
            <text:p>1,342</text:p>
          </table:table-cell>
          <table:table-cell office:value-type="currency" office:value="2325446.71" table:content-validation-name="val9" table:style-name="ce64">
            <text:p>£2,325,446.71</text:p>
          </table:table-cell>
          <table:table-cell office:value-type="currency" office:value="30299.77" table:content-validation-name="val9" table:style-name="ce64">
            <text:p>£30,299.77</text:p>
          </table:table-cell>
          <table:table-cell office:value-type="currency" office:value="102030" table:content-validation-name="val9" table:style-name="ce64">
            <text:p>£102,030.00</text:p>
          </table:table-cell>
          <table:table-cell office:value-type="currency" office:value="130653.22" table:content-validation-name="val9" table:style-name="ce64">
            <text:p>£130,653.22</text:p>
          </table:table-cell>
          <table:table-cell office:value-type="currency" office:value="470859.95" table:content-validation-name="val9" table:style-name="ce64">
            <text:p>£470,859.95</text:p>
          </table:table-cell>
          <table:table-cell office:value-type="currency" office:value="183798.41" table:content-validation-name="val9" table:style-name="ce64">
            <text:p>£183,798.41</text:p>
          </table:table-cell>
          <table:table-cell office:value-type="currency" office:value="3243088.0600000005" table:formula="of:=SUM([.AD12:.AI12])" table:style-name="ce65">
            <text:p>£3,243,088.06</text:p>
          </table:table-cell>
          <table:table-cell office:value-type="currency" office:value="656539.9" table:content-validation-name="val9" table:style-name="ce66">
            <text:p>£656,539.90</text:p>
          </table:table-cell>
          <table:table-cell table:content-validation-name="val9" table:style-name="ce66"/>
          <table:table-cell office:value-type="currency" office:value="656539.9" table:formula="of:=SUM([.AK12:.AL12])" table:style-name="ce67">
            <text:p>£656,539.90</text:p>
          </table:table-cell>
          <table:table-cell office:value-type="currency" office:value="3899627.9600000004" table:formula="of:=SUM([.AM12];[.AJ12])" table:style-name="ce65">
            <text:p>£3,899,627.96</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hildren and Family Court Advisory and Support Servic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table:content-validation-name="val4" table:style-name="ce83"/>
          <table:table-cell table:content-validation-name="val5" table:style-name="ce82"/>
          <table:table-cell table:content-validation-name="val4" table:style-name="ce117"/>
          <table:table-cell table:content-validation-name="val5" table:style-name="ce116"/>
          <table:table-cell table:content-validation-name="val4" table:style-name="ce114"/>
          <table:table-cell table:content-validation-name="val5" table:style-name="ce115"/>
          <table:table-cell table:content-validation-name="val4" table:style-name="ce118"/>
          <table:table-cell table:content-validation-name="val5" table:style-name="ce120"/>
          <table:table-cell table:content-validation-name="val4" table:style-name="ce119"/>
          <table:table-cell table:content-validation-name="val5" table:style-name="ce121"/>
          <table:table-cell office:value-type="float" office:value="1948" table:content-validation-name="val4" table:style-name="ce122">
            <text:p>1948</text:p>
          </table:table-cell>
          <table:table-cell office:value-type="float" office:value="1779.811087516083" table:content-validation-name="val5" table:style-name="ce123">
            <text:p>1779.811088</text:p>
          </table:table-cell>
          <table:table-cell office:value-type="float" office:value="1948" table:formula="of:=SUM([.D13];[.F13];[.H13];[.J13];[.L13];[.N13])" table:content-validation-name="val11" table:style-name="ce61">
            <text:p>1,948</text:p>
          </table:table-cell>
          <table:table-cell office:value-type="float" office:value="1779.811087516083" table:formula="of:=SUM([.E13];[.G13];[.I13];[.K13];[.M13];[.O13])" table:content-validation-name="val11" table:style-name="ce61">
            <text:p>1,780</text:p>
          </table:table-cell>
          <table:table-cell office:value-type="float" office:value="52" table:content-validation-name="val4" table:style-name="ce98">
            <text:p>52</text:p>
          </table:table-cell>
          <table:table-cell office:value-type="float" office:value="52" table:content-validation-name="val5" table:style-name="ce96">
            <text:p>52</text:p>
          </table:table-cell>
          <table:table-cell office:value-type="float" office:value="1" table:content-validation-name="val4" table:style-name="ce97">
            <text:p>1</text:p>
          </table:table-cell>
          <table:table-cell office:value-type="float" office:value="1" table:content-validation-name="val5" table:style-name="ce99">
            <text:p>1</text:p>
          </table:table-cell>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53" table:formula="of:=SUM([.R13];[.T13];[.V13];[.X13];)" table:style-name="ce62">
            <text:p>53</text:p>
          </table:table-cell>
          <table:table-cell office:value-type="float" office:value="53" table:formula="of:=SUM([.S13];[.U13];[.W13];[.Y13])" table:style-name="ce62">
            <text:p>53</text:p>
          </table:table-cell>
          <table:table-cell office:value-type="float" office:value="2001" table:formula="of:=[.P13]+[.Z13]" table:content-validation-name="val11" table:style-name="ce63">
            <text:p>2,001</text:p>
          </table:table-cell>
          <table:table-cell office:value-type="float" office:value="1832.811087516083" table:formula="of:=[.Q13]+[.AA13]" table:content-validation-name="val11" table:style-name="ce63">
            <text:p>1,833</text:p>
          </table:table-cell>
          <table:table-cell office:value-type="currency" office:value="5727890.7699999968" table:content-validation-name="val9" table:style-name="ce64">
            <text:p>£5,727,890.77</text:p>
          </table:table-cell>
          <table:table-cell office:value-type="currency" office:value="88158.919999999969" table:content-validation-name="val9" table:style-name="ce64">
            <text:p>£88,158.92</text:p>
          </table:table-cell>
          <table:table-cell office:value-type="currency" office:value="0" table:content-validation-name="val9" table:style-name="ce64">
            <text:p>£0.00</text:p>
          </table:table-cell>
          <table:table-cell office:value-type="currency" office:value="34947.159999999989" table:content-validation-name="val9" table:style-name="ce64">
            <text:p>£34,947.16</text:p>
          </table:table-cell>
          <table:table-cell office:value-type="currency" office:value="1170269.5800000003" table:content-validation-name="val9" table:style-name="ce64">
            <text:p>£1,170,269.58</text:p>
          </table:table-cell>
          <table:table-cell office:value-type="currency" office:value="649367.5299999998" table:content-validation-name="val9" table:style-name="ce64">
            <text:p>£649,367.53</text:p>
          </table:table-cell>
          <table:table-cell office:value-type="currency" office:value="7670633.9599999972" table:formula="of:=SUM([.AD13:.AI13])" table:style-name="ce65">
            <text:p>£7,670,633.96</text:p>
          </table:table-cell>
          <table:table-cell office:value-type="currency" office:value="472023.37999999995" table:content-validation-name="val9" table:style-name="ce66">
            <text:p>£472,023.38</text:p>
          </table:table-cell>
          <table:table-cell table:content-validation-name="val9" table:style-name="ce66"/>
          <table:table-cell office:value-type="currency" office:value="472023.37999999995" table:formula="of:=SUM([.AK13:.AL13])" table:style-name="ce67">
            <text:p>£472,023.38</text:p>
          </table:table-cell>
          <table:table-cell office:value-type="currency" office:value="8142657.3399999971" table:formula="of:=SUM([.AM13];[.AJ13])" table:style-name="ce65">
            <text:p>£8,142,657.34</text:p>
          </table:table-cell>
          <table:table-cell office:value-type="string" table:content-validation-name="val11" table:style-name="ce68">
            <text:p>Agency staff include Practitioners as well as Admin/Clerical</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riminal Cases Review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table:content-validation-name="val4" table:style-name="ce83"/>
          <table:table-cell table:content-validation-name="val5" table:style-name="ce82"/>
          <table:table-cell table:content-validation-name="val4" table:style-name="ce117"/>
          <table:table-cell table:content-validation-name="val5" table:style-name="ce116"/>
          <table:table-cell table:content-validation-name="val4" table:style-name="ce114"/>
          <table:table-cell table:content-validation-name="val5" table:style-name="ce115"/>
          <table:table-cell table:content-validation-name="val4" table:style-name="ce118"/>
          <table:table-cell table:content-validation-name="val5" table:style-name="ce120"/>
          <table:table-cell table:content-validation-name="val4" table:style-name="ce119"/>
          <table:table-cell table:content-validation-name="val5" table:style-name="ce121"/>
          <table:table-cell office:value-type="float" office:value="81" table:content-validation-name="val4" table:style-name="ce122">
            <text:p>81</text:p>
          </table:table-cell>
          <table:table-cell office:value-type="float" office:value="75.89" table:content-validation-name="val5" table:style-name="ce123">
            <text:p>75.89</text:p>
          </table:table-cell>
          <table:table-cell office:value-type="float" office:value="81" table:formula="of:=SUM([.D14];[.F14];[.H14];[.J14];[.L14];[.N14])" table:content-validation-name="val11" table:style-name="ce61">
            <text:p>81</text:p>
          </table:table-cell>
          <table:table-cell office:value-type="float" office:value="75.89" table:formula="of:=SUM([.E14];[.G14];[.I14];[.K14];[.M14];[.O14])" table:content-validation-name="val11" table:style-name="ce61">
            <text:p>76</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4];[.T14];[.V14];[.X14];)" table:style-name="ce62">
            <text:p>0</text:p>
          </table:table-cell>
          <table:table-cell office:value-type="float" office:value="0" table:formula="of:=SUM([.S14];[.U14];[.W14];[.Y14])" table:style-name="ce62">
            <text:p>0</text:p>
          </table:table-cell>
          <table:table-cell office:value-type="float" office:value="81" table:formula="of:=[.P14]+[.Z14]" table:content-validation-name="val11" table:style-name="ce63">
            <text:p>81</text:p>
          </table:table-cell>
          <table:table-cell office:value-type="float" office:value="75.89" table:formula="of:=[.Q14]+[.AA14]" table:content-validation-name="val11" table:style-name="ce63">
            <text:p>76</text:p>
          </table:table-cell>
          <table:table-cell office:value-type="currency" office:value="221047.53" table:content-validation-name="val9" table:style-name="ce64">
            <text:p>£221,047.53</text:p>
          </table:table-cell>
          <table:table-cell office:value-type="currency" office:value="66.680000000000007" table:content-validation-name="val9" table:style-name="ce64">
            <text:p>£66.68</text:p>
          </table:table-cell>
          <table:table-cell table:content-validation-name="val9" table:style-name="ce64"/>
          <table:table-cell office:value-type="currency" office:value="9308.9699999999993" table:content-validation-name="val9" table:style-name="ce64">
            <text:p>£9,308.97</text:p>
          </table:table-cell>
          <table:table-cell office:value-type="currency" office:value="44982.52" table:content-validation-name="val9" table:style-name="ce64">
            <text:p>£44,982.52</text:p>
          </table:table-cell>
          <table:table-cell office:value-type="currency" office:value="23883.63" table:content-validation-name="val9" table:style-name="ce64">
            <text:p>£23,883.63</text:p>
          </table:table-cell>
          <table:table-cell office:value-type="currency" office:value="299289.33" table:formula="of:=SUM([.AD14:.AI14])" table:style-name="ce65">
            <text:p>£299,289.33</text:p>
          </table:table-cell>
          <table:table-cell office:value-type="currency" office:value="0" table:content-validation-name="val9" table:style-name="ce66">
            <text:p>£0.00</text:p>
          </table:table-cell>
          <table:table-cell table:content-validation-name="val9" table:style-name="ce66"/>
          <table:table-cell office:value-type="currency" office:value="0" table:formula="of:=SUM([.AK14:.AL14])" table:style-name="ce67">
            <text:p>£0.00</text:p>
          </table:table-cell>
          <table:table-cell office:value-type="currency" office:value="299289.33" table:formula="of:=SUM([.AM14];[.AJ14])" table:style-name="ce65">
            <text:p>£299,289.33</text:p>
          </table:table-cell>
          <table:table-cell office:value-type="string" table:content-validation-name="val11" table:style-name="ce68">
            <text:p>This data does not include Commissioners and Non-Executive Directors as they are office holders and not employees.</text:p>
            <text:p>The Commission employees are not Civil Servants and therefore Civil Service grades are not applied to their roles.</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Judicial Appointments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3" table:content-validation-name="val4" table:style-name="ce87">
            <text:p>3</text:p>
          </table:table-cell>
          <table:table-cell office:value-type="float" office:value="2.8" table:content-validation-name="val5" table:style-name="ce86">
            <text:p>2.8</text:p>
          </table:table-cell>
          <table:table-cell office:value-type="float" office:value="14" table:content-validation-name="val4" table:style-name="ce87">
            <text:p>14</text:p>
          </table:table-cell>
          <table:table-cell office:value-type="float" office:value="14" table:content-validation-name="val5" table:style-name="ce86">
            <text:p>14</text:p>
          </table:table-cell>
          <table:table-cell office:value-type="float" office:value="37" table:content-validation-name="val4" table:style-name="ce87">
            <text:p>37</text:p>
          </table:table-cell>
          <table:table-cell office:value-type="float" office:value="36.4" table:content-validation-name="val5" table:style-name="ce86">
            <text:p>36.4</text:p>
          </table:table-cell>
          <table:table-cell office:value-type="float" office:value="10" table:content-validation-name="val4" table:style-name="ce87">
            <text:p>10</text:p>
          </table:table-cell>
          <table:table-cell office:value-type="float" office:value="9.6" table:content-validation-name="val5" table:style-name="ce86">
            <text:p>9.6</text:p>
          </table:table-cell>
          <table:table-cell office:value-type="float" office:value="1" table:content-validation-name="val4" table:style-name="ce87">
            <text:p>1</text:p>
          </table:table-cell>
          <table:table-cell office:value-type="float" office:value="1" table:content-validation-name="val5" table:style-name="ce86">
            <text:p>1</text:p>
          </table:table-cell>
          <table:table-cell office:value-type="float" office:value="1" table:content-validation-name="val4" table:style-name="ce87">
            <text:p>1</text:p>
          </table:table-cell>
          <table:table-cell office:value-type="float" office:value="0.4" table:content-validation-name="val5" table:style-name="ce86">
            <text:p>0.4</text:p>
          </table:table-cell>
          <table:table-cell office:value-type="float" office:value="66" table:formula="of:=SUM([.D15];[.F15];[.H15];[.J15];[.L15];[.N15])" table:content-validation-name="val11" table:style-name="ce61">
            <text:p>66</text:p>
          </table:table-cell>
          <table:table-cell office:value-type="float" office:value="64.2" table:formula="of:=SUM([.E15];[.G15];[.I15];[.K15];[.M15];[.O15])" table:content-validation-name="val11" table:style-name="ce61">
            <text:p>64</text:p>
          </table:table-cell>
          <table:table-cell office:value-type="float" office:value="6" table:content-validation-name="val4" table:style-name="ce98">
            <text:p>6</text:p>
          </table:table-cell>
          <table:table-cell office:value-type="float" office:value="6" table:content-validation-name="val5" table:style-name="ce96">
            <text:p>6</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office:value-type="float" office:value="2" table:content-validation-name="val4" table:style-name="ce102">
            <text:p>2</text:p>
          </table:table-cell>
          <table:table-cell office:value-type="float" office:value="1.1000000000000001" table:content-validation-name="val5" table:style-name="ce103">
            <text:p>1.1</text:p>
          </table:table-cell>
          <table:table-cell office:value-type="float" office:value="8" table:formula="of:=SUM([.R15];[.T15];[.V15];[.X15];)" table:style-name="ce62">
            <text:p>8</text:p>
          </table:table-cell>
          <table:table-cell office:value-type="float" office:value="7.1" table:formula="of:=SUM([.S15];[.U15];[.W15];[.Y15])" table:style-name="ce62">
            <text:p>7.1</text:p>
          </table:table-cell>
          <table:table-cell office:value-type="float" office:value="74" table:formula="of:=[.P15]+[.Z15]" table:content-validation-name="val11" table:style-name="ce63">
            <text:p>74</text:p>
          </table:table-cell>
          <table:table-cell office:value-type="float" office:value="71.3" table:formula="of:=[.Q15]+[.AA15]" table:content-validation-name="val11" table:style-name="ce63">
            <text:p>71</text:p>
          </table:table-cell>
          <table:table-cell office:value-type="currency" office:value="232603.51000000004" table:content-validation-name="val9" table:style-name="ce64">
            <text:p>£232,603.51</text:p>
          </table:table-cell>
          <table:table-cell office:value-type="currency" office:value="1676.0600000000002" table:content-validation-name="val9" table:style-name="ce64">
            <text:p>£1,676.06</text:p>
          </table:table-cell>
          <table:table-cell office:value-type="currency" office:value="4510" table:content-validation-name="val9" table:style-name="ce64">
            <text:p>£4,510.00</text:p>
          </table:table-cell>
          <table:table-cell office:value-type="currency" office:value="1728.16" table:content-validation-name="val9" table:style-name="ce64">
            <text:p>£1,728.16</text:p>
          </table:table-cell>
          <table:table-cell office:value-type="currency" office:value="46437.150000000009" table:content-validation-name="val9" table:style-name="ce64">
            <text:p>£46,437.15</text:p>
          </table:table-cell>
          <table:table-cell office:value-type="currency" office:value="25154.34" table:content-validation-name="val9" table:style-name="ce64">
            <text:p>£25,154.34</text:p>
          </table:table-cell>
          <table:table-cell office:value-type="currency" office:value="312109.22000000009" table:formula="of:=SUM([.AD15:.AI15])" table:style-name="ce65">
            <text:p>£312,109.22</text:p>
          </table:table-cell>
          <table:table-cell office:value-type="currency" office:value="25612.75" table:content-validation-name="val9" table:style-name="ce66">
            <text:p>£25,612.75</text:p>
          </table:table-cell>
          <table:table-cell office:value-type="currency" office:value="25565" table:content-validation-name="val9" table:style-name="ce66">
            <text:p>£25,565.00</text:p>
          </table:table-cell>
          <table:table-cell office:value-type="currency" office:value="51177.75" table:formula="of:=SUM([.AK15:.AL15])" table:style-name="ce67">
            <text:p>£51,177.75</text:p>
          </table:table-cell>
          <table:table-cell office:value-type="currency" office:value="363286.97000000009" table:formula="of:=SUM([.AM15];[.AJ15])" table:style-name="ce65">
            <text:p>£363,286.97</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Legal Services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36" table:content-validation-name="val4" table:style-name="ce87">
            <text:p>36</text:p>
          </table:table-cell>
          <table:table-cell office:value-type="float" office:value="33.729999999999997" table:content-validation-name="val5" table:style-name="ce86">
            <text:p>33.73</text:p>
          </table:table-cell>
          <table:table-cell office:value-type="float" office:value="36" table:formula="of:=SUM([.D16];[.F16];[.H16];[.J16];[.L16];[.N16])" table:content-validation-name="val11" table:style-name="ce61">
            <text:p>36</text:p>
          </table:table-cell>
          <table:table-cell office:value-type="float" office:value="33.729999999999997" table:formula="of:=SUM([.E16];[.G16];[.I16];[.K16];[.M16];[.O16])" table:content-validation-name="val11" table:style-name="ce61">
            <text:p>34</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6];[.T16];[.V16];[.X16];)" table:style-name="ce62">
            <text:p>0</text:p>
          </table:table-cell>
          <table:table-cell office:value-type="float" office:value="0" table:formula="of:=SUM([.S16];[.U16];[.W16];[.Y16])" table:style-name="ce62">
            <text:p>0</text:p>
          </table:table-cell>
          <table:table-cell office:value-type="float" office:value="36" table:formula="of:=[.P16]+[.Z16]" table:content-validation-name="val11" table:style-name="ce63">
            <text:p>36</text:p>
          </table:table-cell>
          <table:table-cell office:value-type="float" office:value="33.729999999999997" table:formula="of:=[.Q16]+[.AA16]" table:content-validation-name="val11" table:style-name="ce63">
            <text:p>34</text:p>
          </table:table-cell>
          <table:table-cell office:value-type="currency" office:value="158491.89000000001" table:content-validation-name="val9" table:style-name="ce64">
            <text:p>£158,491.89</text:p>
          </table:table-cell>
          <table:table-cell table:content-validation-name="val9" table:style-name="ce64"/>
          <table:table-cell table:content-validation-name="val9" table:style-name="ce64"/>
          <table:table-cell table:content-validation-name="val9" table:style-name="ce64"/>
          <table:table-cell office:value-type="currency" office:value="21308.89" table:content-validation-name="val9" table:style-name="ce64">
            <text:p>£21,308.89</text:p>
          </table:table-cell>
          <table:table-cell office:value-type="currency" office:value="18558.91" table:content-validation-name="val9" table:style-name="ce64">
            <text:p>£18,558.91</text:p>
          </table:table-cell>
          <table:table-cell office:value-type="currency" office:value="198359.69000000003" table:formula="of:=SUM([.AD16:.AI16])" table:style-name="ce65">
            <text:p>£198,359.69</text:p>
          </table:table-cell>
          <table:table-cell table:content-validation-name="val9" table:style-name="ce66"/>
          <table:table-cell table:content-validation-name="val9" table:style-name="ce66"/>
          <table:table-cell office:value-type="currency" office:value="0" table:formula="of:=SUM([.AK16:.AL16])" table:style-name="ce67">
            <text:p>£0.00</text:p>
          </table:table-cell>
          <table:table-cell office:value-type="currency" office:value="198359.69000000003" table:formula="of:=SUM([.AM16];[.AJ16])" table:style-name="ce65">
            <text:p>£198,359.69</text:p>
          </table:table-cell>
          <table:table-cell office:value-type="string" table:content-validation-name="val11" table:style-name="ce68">
            <text:p>LSB staff are not civil servants, so are not employed on civil service terms and conditions nor do they have a defined benefit pension provision.</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Parole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11" table:content-validation-name="val4" table:style-name="ce92">
            <text:p>11</text:p>
          </table:table-cell>
          <table:table-cell office:value-type="float" office:value="9.6" table:content-validation-name="val5" table:style-name="ce95">
            <text:p>9.6</text:p>
          </table:table-cell>
          <table:table-cell office:value-type="float" office:value="84" table:content-validation-name="val4" table:style-name="ce91">
            <text:p>84</text:p>
          </table:table-cell>
          <table:table-cell office:value-type="float" office:value="82.6" table:content-validation-name="val5" table:style-name="ce90">
            <text:p>82.6</text:p>
          </table:table-cell>
          <table:table-cell office:value-type="float" office:value="27" table:content-validation-name="val4" table:style-name="ce91">
            <text:p>27</text:p>
          </table:table-cell>
          <table:table-cell office:value-type="float" office:value="26.1" table:content-validation-name="val5" table:style-name="ce90">
            <text:p>26.1</text:p>
          </table:table-cell>
          <table:table-cell office:value-type="float" office:value="8" table:content-validation-name="val4" table:style-name="ce91">
            <text:p>8</text:p>
          </table:table-cell>
          <table:table-cell office:value-type="float" office:value="7.6" table:content-validation-name="val5" table:style-name="ce90">
            <text:p>7.6</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131" table:formula="of:=SUM([.D17];[.F17];[.H17];[.J17];[.L17];[.N17])" table:content-validation-name="val11" table:style-name="ce61">
            <text:p>131</text:p>
          </table:table-cell>
          <table:table-cell office:value-type="float" office:value="126.89999999999998" table:formula="of:=SUM([.E17];[.G17];[.I17];[.K17];[.M17];[.O17])" table:content-validation-name="val11" table:style-name="ce61">
            <text:p>127</text:p>
          </table:table-cell>
          <table:table-cell office:value-type="float" office:value="13" table:content-validation-name="val4" table:style-name="ce98">
            <text:p>13</text:p>
          </table:table-cell>
          <table:table-cell office:value-type="float" office:value="12" table:content-validation-name="val5" table:style-name="ce96">
            <text:p>12</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13" table:formula="of:=SUM([.R17];[.T17];[.V17];[.X17];)" table:style-name="ce62">
            <text:p>13</text:p>
          </table:table-cell>
          <table:table-cell office:value-type="float" office:value="12" table:formula="of:=SUM([.S17];[.U17];[.W17];[.Y17])" table:style-name="ce62">
            <text:p>12</text:p>
          </table:table-cell>
          <table:table-cell office:value-type="float" office:value="144" table:formula="of:=[.P17]+[.Z17]" table:content-validation-name="val11" table:style-name="ce63">
            <text:p>144</text:p>
          </table:table-cell>
          <table:table-cell office:value-type="float" office:value="138.89999999999998" table:formula="of:=[.Q17]+[.AA17]" table:content-validation-name="val11" table:style-name="ce63">
            <text:p>139</text:p>
          </table:table-cell>
          <table:table-cell office:value-type="currency" office:value="277006.59999999998" table:content-validation-name="val9" table:style-name="ce64">
            <text:p>£277,006.60</text:p>
          </table:table-cell>
          <table:table-cell office:value-type="currency" office:value="2333.9" table:content-validation-name="val9" table:style-name="ce64">
            <text:p>£2,333.90</text:p>
          </table:table-cell>
          <table:table-cell office:value-type="currency" office:value="0" table:content-validation-name="val9" table:style-name="ce64">
            <text:p>£0.00</text:p>
          </table:table-cell>
          <table:table-cell office:value-type="currency" office:value="1491.7" table:content-validation-name="val9" table:style-name="ce64">
            <text:p>£1,491.70</text:p>
          </table:table-cell>
          <table:table-cell office:value-type="currency" office:value="52043.4" table:content-validation-name="val9" table:style-name="ce64">
            <text:p>£52,043.40</text:p>
          </table:table-cell>
          <table:table-cell office:value-type="currency" office:value="28004.799999999999" table:content-validation-name="val9" table:style-name="ce64">
            <text:p>£28,004.80</text:p>
          </table:table-cell>
          <table:table-cell office:value-type="currency" office:value="360880.4" table:formula="of:=SUM([.AD17:.AI17])" table:style-name="ce65">
            <text:p>£360,880.40</text:p>
          </table:table-cell>
          <table:table-cell office:value-type="currency" office:value="38800" table:content-validation-name="val9" table:style-name="ce66">
            <text:p>£38,800.00</text:p>
          </table:table-cell>
          <table:table-cell table:content-validation-name="val9" table:style-name="ce66"/>
          <table:table-cell office:value-type="currency" office:value="38800" table:formula="of:=SUM([.AK17:.AL17])" table:style-name="ce67">
            <text:p>£38,800.00</text:p>
          </table:table-cell>
          <table:table-cell office:value-type="currency" office:value="399680.4" table:formula="of:=SUM([.AM17];[.AJ17])" table:style-name="ce65">
            <text:p>£399,680.4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Youth Justice Board for England and Wal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6" table:content-validation-name="val4" table:style-name="ce91">
            <text:p>6</text:p>
          </table:table-cell>
          <table:table-cell office:value-type="float" office:value="6.7" table:content-validation-name="val5" table:style-name="ce90">
            <text:p>6.7</text:p>
          </table:table-cell>
          <table:table-cell office:value-type="float" office:value="10" table:content-validation-name="val4" table:style-name="ce91">
            <text:p>10</text:p>
          </table:table-cell>
          <table:table-cell office:value-type="float" office:value="9.4" table:content-validation-name="val5" table:style-name="ce90">
            <text:p>9.4</text:p>
          </table:table-cell>
          <table:table-cell office:value-type="float" office:value="40" table:content-validation-name="val4" table:style-name="ce91">
            <text:p>40</text:p>
          </table:table-cell>
          <table:table-cell office:value-type="float" office:value="40.299999999999997" table:content-validation-name="val5" table:style-name="ce90">
            <text:p>40.3</text:p>
          </table:table-cell>
          <table:table-cell office:value-type="float" office:value="30" table:content-validation-name="val4" table:style-name="ce91">
            <text:p>30</text:p>
          </table:table-cell>
          <table:table-cell office:value-type="float" office:value="28.2" table:content-validation-name="val5" table:style-name="ce90">
            <text:p>28.2</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87" table:formula="of:=SUM([.D18];[.F18];[.H18];[.J18];[.L18];[.N18])" table:content-validation-name="val11" table:style-name="ce61">
            <text:p>87</text:p>
          </table:table-cell>
          <table:table-cell office:value-type="float" office:value="85.6" table:formula="of:=SUM([.E18];[.G18];[.I18];[.K18];[.M18];[.O18])" table:content-validation-name="val11" table:style-name="ce61">
            <text:p>86</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8];[.T18];[.V18];[.X18];)" table:style-name="ce62">
            <text:p>0</text:p>
          </table:table-cell>
          <table:table-cell office:value-type="float" office:value="0" table:formula="of:=SUM([.S18];[.U18];[.W18];[.Y18])" table:style-name="ce62">
            <text:p>0</text:p>
          </table:table-cell>
          <table:table-cell office:value-type="float" office:value="87" table:formula="of:=[.P18]+[.Z18]" table:content-validation-name="val11" table:style-name="ce63">
            <text:p>87</text:p>
          </table:table-cell>
          <table:table-cell office:value-type="float" office:value="85.6" table:formula="of:=[.Q18]+[.AA18]" table:content-validation-name="val11" table:style-name="ce63">
            <text:p>86</text:p>
          </table:table-cell>
          <table:table-cell office:value-type="currency" office:value="192459.84840000002" table:content-validation-name="val9" table:style-name="ce64">
            <text:p>£192,459.85</text:p>
          </table:table-cell>
          <table:table-cell office:value-type="currency" office:value="1144.6600000000001" table:content-validation-name="val9" table:style-name="ce64">
            <text:p>£1,144.66</text:p>
          </table:table-cell>
          <table:table-cell office:value-type="currency" office:value="800" table:content-validation-name="val9" table:style-name="ce64">
            <text:p>£800.00</text:p>
          </table:table-cell>
          <table:table-cell office:value-type="currency" office:value="600.63" table:content-validation-name="val9" table:style-name="ce64">
            <text:p>£600.63</text:p>
          </table:table-cell>
          <table:table-cell office:value-type="currency" office:value="100862.62" table:content-validation-name="val9" table:style-name="ce64">
            <text:p>£100,862.62</text:p>
          </table:table-cell>
          <table:table-cell office:value-type="currency" office:value="55099.431599999909" table:content-validation-name="val9" table:style-name="ce64">
            <text:p>£55,099.43</text:p>
          </table:table-cell>
          <table:table-cell office:value-type="currency" office:value="350967.18999999994" table:formula="of:=SUM([.AD18:.AI18])" table:style-name="ce65">
            <text:p>£350,967.19</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18:.AL18])" table:style-name="ce67">
            <text:p>£0.00</text:p>
          </table:table-cell>
          <table:table-cell office:value-type="currency" office:value="350967.18999999994" table:formula="of:=SUM([.AM18];[.AJ18])" table:style-name="ce65">
            <text:p>£350,967.19</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19];[.F19];[.H19];[.J19];[.L19];[.N19])" table:content-validation-name="val11" table:style-name="ce61">
            <text:p>0</text:p>
          </table:table-cell>
          <table:table-cell office:value-type="float" office:value="0" table:formula="of:=SUM([.E19];[.G19];[.I19];[.K19];[.M19];[.O1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9];[.T19];[.V19];[.X19];)" table:style-name="ce62">
            <text:p>0</text:p>
          </table:table-cell>
          <table:table-cell office:value-type="float" office:value="0" table:formula="of:=SUM([.S19];[.U19];[.W19];[.Y19])" table:style-name="ce62">
            <text:p>0</text:p>
          </table:table-cell>
          <table:table-cell office:value-type="float" office:value="0" table:formula="of:=[.P19]+[.Z19]" table:content-validation-name="val11" table:style-name="ce63">
            <text:p>0</text:p>
          </table:table-cell>
          <table:table-cell office:value-type="float" office:value="0" table:formula="of:=[.Q19]+[.AA1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19:.AI19])" table:style-name="ce65">
            <text:p>£0.00</text:p>
          </table:table-cell>
          <table:table-cell table:content-validation-name="val9" table:style-name="ce66"/>
          <table:table-cell table:content-validation-name="val9" table:style-name="ce66"/>
          <table:table-cell office:value-type="currency" office:value="0" table:formula="of:=SUM([.AK19:.AL19])" table:style-name="ce67">
            <text:p>£0.00</text:p>
          </table:table-cell>
          <table:table-cell office:value-type="currency" office:value="0" table:formula="of:=SUM([.AM19];[.AJ1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0];[.F20];[.H20];[.J20];[.L20];[.N20])" table:content-validation-name="val11" table:style-name="ce61">
            <text:p>0</text:p>
          </table:table-cell>
          <table:table-cell office:value-type="float" office:value="0" table:formula="of:=SUM([.E20];[.G20];[.I20];[.K20];[.M20];[.O2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0];[.T20];[.V20];[.X20];)" table:style-name="ce62">
            <text:p>0</text:p>
          </table:table-cell>
          <table:table-cell office:value-type="float" office:value="0" table:formula="of:=SUM([.S20];[.U20];[.W20];[.Y20])" table:style-name="ce62">
            <text:p>0</text:p>
          </table:table-cell>
          <table:table-cell office:value-type="float" office:value="0" table:formula="of:=[.P20]+[.Z20]" table:content-validation-name="val11" table:style-name="ce63">
            <text:p>0</text:p>
          </table:table-cell>
          <table:table-cell office:value-type="float" office:value="0" table:formula="of:=[.Q20]+[.AA2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0:.AI20])" table:style-name="ce65">
            <text:p>£0.00</text:p>
          </table:table-cell>
          <table:table-cell table:content-validation-name="val9" table:style-name="ce66"/>
          <table:table-cell table:content-validation-name="val9" table:style-name="ce66"/>
          <table:table-cell office:value-type="currency" office:value="0" table:formula="of:=SUM([.AK20:.AL20])" table:style-name="ce67">
            <text:p>£0.00</text:p>
          </table:table-cell>
          <table:table-cell office:value-type="currency" office:value="0" table:formula="of:=SUM([.AM20];[.AJ2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1];[.F21];[.H21];[.J21];[.L21];[.N21])" table:content-validation-name="val11" table:style-name="ce61">
            <text:p>0</text:p>
          </table:table-cell>
          <table:table-cell office:value-type="float" office:value="0" table:formula="of:=SUM([.E21];[.G21];[.I21];[.K21];[.M21];[.O2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1];[.T21];[.V21];[.X21];)" table:style-name="ce62">
            <text:p>0</text:p>
          </table:table-cell>
          <table:table-cell office:value-type="float" office:value="0" table:formula="of:=SUM([.S21];[.U21];[.W21];[.Y21])" table:style-name="ce62">
            <text:p>0</text:p>
          </table:table-cell>
          <table:table-cell office:value-type="float" office:value="0" table:formula="of:=[.P21]+[.Z21]" table:content-validation-name="val11" table:style-name="ce63">
            <text:p>0</text:p>
          </table:table-cell>
          <table:table-cell office:value-type="float" office:value="0" table:formula="of:=[.Q21]+[.AA2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1:.AI21])" table:style-name="ce65">
            <text:p>£0.00</text:p>
          </table:table-cell>
          <table:table-cell table:content-validation-name="val9" table:style-name="ce66"/>
          <table:table-cell table:content-validation-name="val9" table:style-name="ce66"/>
          <table:table-cell office:value-type="currency" office:value="0" table:formula="of:=SUM([.AK21:.AL21])" table:style-name="ce67">
            <text:p>£0.00</text:p>
          </table:table-cell>
          <table:table-cell office:value-type="currency" office:value="0" table:formula="of:=SUM([.AM21];[.AJ2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2];[.F22];[.H22];[.J22];[.L22];[.N22])" table:content-validation-name="val11" table:style-name="ce61">
            <text:p>0</text:p>
          </table:table-cell>
          <table:table-cell office:value-type="float" office:value="0" table:formula="of:=SUM([.E22];[.G22];[.I22];[.K22];[.M22];[.O2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2];[.T22];[.V22];[.X22];)" table:style-name="ce62">
            <text:p>0</text:p>
          </table:table-cell>
          <table:table-cell office:value-type="float" office:value="0" table:formula="of:=SUM([.S22];[.U22];[.W22];[.Y22])" table:style-name="ce62">
            <text:p>0</text:p>
          </table:table-cell>
          <table:table-cell office:value-type="float" office:value="0" table:formula="of:=[.P22]+[.Z22]" table:content-validation-name="val11" table:style-name="ce63">
            <text:p>0</text:p>
          </table:table-cell>
          <table:table-cell office:value-type="float" office:value="0" table:formula="of:=[.Q22]+[.AA2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2:.AI22])" table:style-name="ce65">
            <text:p>£0.00</text:p>
          </table:table-cell>
          <table:table-cell table:content-validation-name="val9" table:style-name="ce66"/>
          <table:table-cell table:content-validation-name="val9" table:style-name="ce66"/>
          <table:table-cell office:value-type="currency" office:value="0" table:formula="of:=SUM([.AK22:.AL22])" table:style-name="ce67">
            <text:p>£0.00</text:p>
          </table:table-cell>
          <table:table-cell office:value-type="currency" office:value="0" table:formula="of:=SUM([.AM22];[.AJ2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3];[.F23];[.H23];[.J23];[.L23];[.N23])" table:content-validation-name="val11" table:style-name="ce61">
            <text:p>0</text:p>
          </table:table-cell>
          <table:table-cell office:value-type="float" office:value="0" table:formula="of:=SUM([.E23];[.G23];[.I23];[.K23];[.M23];[.O2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3];[.T23];[.V23];[.X23];)" table:style-name="ce62">
            <text:p>0</text:p>
          </table:table-cell>
          <table:table-cell office:value-type="float" office:value="0" table:formula="of:=SUM([.S23];[.U23];[.W23];[.Y23])" table:style-name="ce62">
            <text:p>0</text:p>
          </table:table-cell>
          <table:table-cell office:value-type="float" office:value="0" table:formula="of:=[.P23]+[.Z23]" table:content-validation-name="val11" table:style-name="ce63">
            <text:p>0</text:p>
          </table:table-cell>
          <table:table-cell office:value-type="float" office:value="0" table:formula="of:=[.Q23]+[.AA2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3:.AI23])" table:style-name="ce65">
            <text:p>£0.00</text:p>
          </table:table-cell>
          <table:table-cell table:content-validation-name="val9" table:style-name="ce66"/>
          <table:table-cell table:content-validation-name="val9" table:style-name="ce66"/>
          <table:table-cell office:value-type="currency" office:value="0" table:formula="of:=SUM([.AK23:.AL23])" table:style-name="ce67">
            <text:p>£0.00</text:p>
          </table:table-cell>
          <table:table-cell office:value-type="currency" office:value="0" table:formula="of:=SUM([.AM23];[.AJ2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4];[.F24];[.H24];[.J24];[.L24];[.N24])" table:content-validation-name="val11" table:style-name="ce61">
            <text:p>0</text:p>
          </table:table-cell>
          <table:table-cell office:value-type="float" office:value="0" table:formula="of:=SUM([.E24];[.G24];[.I24];[.K24];[.M24];[.O2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4];[.T24];[.V24];[.X24];)" table:style-name="ce62">
            <text:p>0</text:p>
          </table:table-cell>
          <table:table-cell office:value-type="float" office:value="0" table:formula="of:=SUM([.S24];[.U24];[.W24];[.Y24])" table:style-name="ce62">
            <text:p>0</text:p>
          </table:table-cell>
          <table:table-cell office:value-type="float" office:value="0" table:formula="of:=[.P24]+[.Z24]" table:content-validation-name="val11" table:style-name="ce63">
            <text:p>0</text:p>
          </table:table-cell>
          <table:table-cell office:value-type="float" office:value="0" table:formula="of:=[.Q24]+[.AA2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4:.AI24])" table:style-name="ce65">
            <text:p>£0.00</text:p>
          </table:table-cell>
          <table:table-cell table:content-validation-name="val9" table:style-name="ce66"/>
          <table:table-cell table:content-validation-name="val9" table:style-name="ce66"/>
          <table:table-cell office:value-type="currency" office:value="0" table:formula="of:=SUM([.AK24:.AL24])" table:style-name="ce67">
            <text:p>£0.00</text:p>
          </table:table-cell>
          <table:table-cell office:value-type="currency" office:value="0" table:formula="of:=SUM([.AM24];[.AJ2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5];[.F25];[.H25];[.J25];[.L25];[.N25])" table:content-validation-name="val11" table:style-name="ce61">
            <text:p>0</text:p>
          </table:table-cell>
          <table:table-cell office:value-type="float" office:value="0" table:formula="of:=SUM([.E25];[.G25];[.I25];[.K25];[.M25];[.O2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5];[.T25];[.V25];[.X25];)" table:style-name="ce62">
            <text:p>0</text:p>
          </table:table-cell>
          <table:table-cell office:value-type="float" office:value="0" table:formula="of:=SUM([.S25];[.U25];[.W25];[.Y25])" table:style-name="ce62">
            <text:p>0</text:p>
          </table:table-cell>
          <table:table-cell office:value-type="float" office:value="0" table:formula="of:=[.P25]+[.Z25]" table:content-validation-name="val11" table:style-name="ce63">
            <text:p>0</text:p>
          </table:table-cell>
          <table:table-cell office:value-type="float" office:value="0" table:formula="of:=[.Q25]+[.AA2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5:.AI25])" table:style-name="ce65">
            <text:p>£0.00</text:p>
          </table:table-cell>
          <table:table-cell table:content-validation-name="val9" table:style-name="ce66"/>
          <table:table-cell table:content-validation-name="val9" table:style-name="ce66"/>
          <table:table-cell office:value-type="currency" office:value="0" table:formula="of:=SUM([.AK25:.AL25])" table:style-name="ce67">
            <text:p>£0.00</text:p>
          </table:table-cell>
          <table:table-cell office:value-type="currency" office:value="0" table:formula="of:=SUM([.AM25];[.AJ2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6];[.F26];[.H26];[.J26];[.L26];[.N26])" table:content-validation-name="val11" table:style-name="ce61">
            <text:p>0</text:p>
          </table:table-cell>
          <table:table-cell office:value-type="float" office:value="0" table:formula="of:=SUM([.E26];[.G26];[.I26];[.K26];[.M26];[.O2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6];[.T26];[.V26];[.X26];)" table:style-name="ce62">
            <text:p>0</text:p>
          </table:table-cell>
          <table:table-cell office:value-type="float" office:value="0" table:formula="of:=SUM([.S26];[.U26];[.W26];[.Y26])" table:style-name="ce62">
            <text:p>0</text:p>
          </table:table-cell>
          <table:table-cell office:value-type="float" office:value="0" table:formula="of:=[.P26]+[.Z26]" table:content-validation-name="val11" table:style-name="ce63">
            <text:p>0</text:p>
          </table:table-cell>
          <table:table-cell office:value-type="float" office:value="0" table:formula="of:=[.Q26]+[.AA2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6:.AI26])" table:style-name="ce65">
            <text:p>£0.00</text:p>
          </table:table-cell>
          <table:table-cell table:content-validation-name="val9" table:style-name="ce66"/>
          <table:table-cell table:content-validation-name="val9" table:style-name="ce66"/>
          <table:table-cell office:value-type="currency" office:value="0" table:formula="of:=SUM([.AK26:.AL26])" table:style-name="ce67">
            <text:p>£0.00</text:p>
          </table:table-cell>
          <table:table-cell office:value-type="currency" office:value="0" table:formula="of:=SUM([.AM26];[.AJ2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7];[.F27];[.H27];[.J27];[.L27];[.N27])" table:content-validation-name="val11" table:style-name="ce61">
            <text:p>0</text:p>
          </table:table-cell>
          <table:table-cell office:value-type="float" office:value="0" table:formula="of:=SUM([.E27];[.G27];[.I27];[.K27];[.M27];[.O2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7];[.T27];[.V27];[.X27];)" table:style-name="ce62">
            <text:p>0</text:p>
          </table:table-cell>
          <table:table-cell office:value-type="float" office:value="0" table:formula="of:=SUM([.S27];[.U27];[.W27];[.Y27])" table:style-name="ce62">
            <text:p>0</text:p>
          </table:table-cell>
          <table:table-cell office:value-type="float" office:value="0" table:formula="of:=[.P27]+[.Z27]" table:content-validation-name="val11" table:style-name="ce63">
            <text:p>0</text:p>
          </table:table-cell>
          <table:table-cell office:value-type="float" office:value="0" table:formula="of:=[.Q27]+[.AA2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7:.AI27])" table:style-name="ce65">
            <text:p>£0.00</text:p>
          </table:table-cell>
          <table:table-cell table:content-validation-name="val9" table:style-name="ce66"/>
          <table:table-cell table:content-validation-name="val9" table:style-name="ce66"/>
          <table:table-cell office:value-type="currency" office:value="0" table:formula="of:=SUM([.AK27:.AL27])" table:style-name="ce67">
            <text:p>£0.00</text:p>
          </table:table-cell>
          <table:table-cell office:value-type="currency" office:value="0" table:formula="of:=SUM([.AM27];[.AJ2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8];[.F28];[.H28];[.J28];[.L28];[.N28])" table:content-validation-name="val11" table:style-name="ce61">
            <text:p>0</text:p>
          </table:table-cell>
          <table:table-cell office:value-type="float" office:value="0" table:formula="of:=SUM([.E28];[.G28];[.I28];[.K28];[.M28];[.O2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8];[.T28];[.V28];[.X28];)" table:style-name="ce62">
            <text:p>0</text:p>
          </table:table-cell>
          <table:table-cell office:value-type="float" office:value="0" table:formula="of:=SUM([.S28];[.U28];[.W28];[.Y28])" table:style-name="ce62">
            <text:p>0</text:p>
          </table:table-cell>
          <table:table-cell office:value-type="float" office:value="0" table:formula="of:=[.P28]+[.Z28]" table:content-validation-name="val11" table:style-name="ce63">
            <text:p>0</text:p>
          </table:table-cell>
          <table:table-cell office:value-type="float" office:value="0" table:formula="of:=[.Q28]+[.AA2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8:.AI28])" table:style-name="ce65">
            <text:p>£0.00</text:p>
          </table:table-cell>
          <table:table-cell table:content-validation-name="val9" table:style-name="ce66"/>
          <table:table-cell table:content-validation-name="val9" table:style-name="ce66"/>
          <table:table-cell office:value-type="currency" office:value="0" table:formula="of:=SUM([.AK28:.AL28])" table:style-name="ce67">
            <text:p>£0.00</text:p>
          </table:table-cell>
          <table:table-cell office:value-type="currency" office:value="0" table:formula="of:=SUM([.AM28];[.AJ2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9];[.F29];[.H29];[.J29];[.L29];[.N29])" table:content-validation-name="val11" table:style-name="ce61">
            <text:p>0</text:p>
          </table:table-cell>
          <table:table-cell office:value-type="float" office:value="0" table:formula="of:=SUM([.E29];[.G29];[.I29];[.K29];[.M29];[.O2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9];[.T29];[.V29];[.X29];)" table:style-name="ce62">
            <text:p>0</text:p>
          </table:table-cell>
          <table:table-cell office:value-type="float" office:value="0" table:formula="of:=SUM([.S29];[.U29];[.W29];[.Y29])" table:style-name="ce62">
            <text:p>0</text:p>
          </table:table-cell>
          <table:table-cell office:value-type="float" office:value="0" table:formula="of:=[.P29]+[.Z29]" table:content-validation-name="val11" table:style-name="ce63">
            <text:p>0</text:p>
          </table:table-cell>
          <table:table-cell office:value-type="float" office:value="0" table:formula="of:=[.Q29]+[.AA2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9:.AI29])" table:style-name="ce65">
            <text:p>£0.00</text:p>
          </table:table-cell>
          <table:table-cell table:content-validation-name="val9" table:style-name="ce66"/>
          <table:table-cell table:content-validation-name="val9" table:style-name="ce66"/>
          <table:table-cell office:value-type="currency" office:value="0" table:formula="of:=SUM([.AK29:.AL29])" table:style-name="ce67">
            <text:p>£0.00</text:p>
          </table:table-cell>
          <table:table-cell office:value-type="currency" office:value="0" table:formula="of:=SUM([.AM29];[.AJ2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0];[.F30];[.H30];[.J30];[.L30];[.N30])" table:content-validation-name="val11" table:style-name="ce61">
            <text:p>0</text:p>
          </table:table-cell>
          <table:table-cell office:value-type="float" office:value="0" table:formula="of:=SUM([.E30];[.G30];[.I30];[.K30];[.M30];[.O3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0];[.T30];[.V30];[.X30];)" table:style-name="ce62">
            <text:p>0</text:p>
          </table:table-cell>
          <table:table-cell office:value-type="float" office:value="0" table:formula="of:=SUM([.S30];[.U30];[.W30];[.Y30])" table:style-name="ce62">
            <text:p>0</text:p>
          </table:table-cell>
          <table:table-cell office:value-type="float" office:value="0" table:formula="of:=[.P30]+[.Z30]" table:content-validation-name="val11" table:style-name="ce63">
            <text:p>0</text:p>
          </table:table-cell>
          <table:table-cell office:value-type="float" office:value="0" table:formula="of:=[.Q30]+[.AA3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0:.AI30])" table:style-name="ce65">
            <text:p>£0.00</text:p>
          </table:table-cell>
          <table:table-cell table:content-validation-name="val9" table:style-name="ce66"/>
          <table:table-cell table:content-validation-name="val9" table:style-name="ce66"/>
          <table:table-cell office:value-type="currency" office:value="0" table:formula="of:=SUM([.AK30:.AL30])" table:style-name="ce67">
            <text:p>£0.00</text:p>
          </table:table-cell>
          <table:table-cell office:value-type="currency" office:value="0" table:formula="of:=SUM([.AM30];[.AJ3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1];[.F31];[.H31];[.J31];[.L31];[.N31])" table:content-validation-name="val11" table:style-name="ce61">
            <text:p>0</text:p>
          </table:table-cell>
          <table:table-cell office:value-type="float" office:value="0" table:formula="of:=SUM([.E31];[.G31];[.I31];[.K31];[.M31];[.O3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1];[.T31];[.V31];[.X31];)" table:style-name="ce62">
            <text:p>0</text:p>
          </table:table-cell>
          <table:table-cell office:value-type="float" office:value="0" table:formula="of:=SUM([.S31];[.U31];[.W31];[.Y31])" table:style-name="ce62">
            <text:p>0</text:p>
          </table:table-cell>
          <table:table-cell office:value-type="float" office:value="0" table:formula="of:=[.P31]+[.Z31]" table:content-validation-name="val11" table:style-name="ce63">
            <text:p>0</text:p>
          </table:table-cell>
          <table:table-cell office:value-type="float" office:value="0" table:formula="of:=[.Q31]+[.AA3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1:.AI31])" table:style-name="ce65">
            <text:p>£0.00</text:p>
          </table:table-cell>
          <table:table-cell table:content-validation-name="val9" table:style-name="ce66"/>
          <table:table-cell table:content-validation-name="val9" table:style-name="ce66"/>
          <table:table-cell office:value-type="currency" office:value="0" table:formula="of:=SUM([.AK31:.AL31])" table:style-name="ce67">
            <text:p>£0.00</text:p>
          </table:table-cell>
          <table:table-cell office:value-type="currency" office:value="0" table:formula="of:=SUM([.AM31];[.AJ3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2];[.F32];[.H32];[.J32];[.L32];[.N32])" table:content-validation-name="val11" table:style-name="ce61">
            <text:p>0</text:p>
          </table:table-cell>
          <table:table-cell office:value-type="float" office:value="0" table:formula="of:=SUM([.E32];[.G32];[.I32];[.K32];[.M32];[.O3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2];[.T32];[.V32];[.X32];)" table:style-name="ce62">
            <text:p>0</text:p>
          </table:table-cell>
          <table:table-cell office:value-type="float" office:value="0" table:formula="of:=SUM([.S32];[.U32];[.W32];[.Y32])" table:style-name="ce62">
            <text:p>0</text:p>
          </table:table-cell>
          <table:table-cell office:value-type="float" office:value="0" table:formula="of:=[.P32]+[.Z32]" table:content-validation-name="val11" table:style-name="ce63">
            <text:p>0</text:p>
          </table:table-cell>
          <table:table-cell office:value-type="float" office:value="0" table:formula="of:=[.Q32]+[.AA3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2:.AI32])" table:style-name="ce65">
            <text:p>£0.00</text:p>
          </table:table-cell>
          <table:table-cell table:content-validation-name="val9" table:style-name="ce66"/>
          <table:table-cell table:content-validation-name="val9" table:style-name="ce66"/>
          <table:table-cell office:value-type="currency" office:value="0" table:formula="of:=SUM([.AK32:.AL32])" table:style-name="ce67">
            <text:p>£0.00</text:p>
          </table:table-cell>
          <table:table-cell office:value-type="currency" office:value="0" table:formula="of:=SUM([.AM32];[.AJ3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3];[.F33];[.H33];[.J33];[.L33];[.N33])" table:content-validation-name="val11" table:style-name="ce61">
            <text:p>0</text:p>
          </table:table-cell>
          <table:table-cell office:value-type="float" office:value="0" table:formula="of:=SUM([.E33];[.G33];[.I33];[.K33];[.M33];[.O3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3];[.T33];[.V33];[.X33];)" table:style-name="ce62">
            <text:p>0</text:p>
          </table:table-cell>
          <table:table-cell office:value-type="float" office:value="0" table:formula="of:=SUM([.S33];[.U33];[.W33];[.Y33])" table:style-name="ce62">
            <text:p>0</text:p>
          </table:table-cell>
          <table:table-cell office:value-type="float" office:value="0" table:formula="of:=[.P33]+[.Z33]" table:content-validation-name="val11" table:style-name="ce63">
            <text:p>0</text:p>
          </table:table-cell>
          <table:table-cell office:value-type="float" office:value="0" table:formula="of:=[.Q33]+[.AA3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3:.AI33])" table:style-name="ce65">
            <text:p>£0.00</text:p>
          </table:table-cell>
          <table:table-cell table:content-validation-name="val9" table:style-name="ce66"/>
          <table:table-cell table:content-validation-name="val9" table:style-name="ce66"/>
          <table:table-cell office:value-type="currency" office:value="0" table:formula="of:=SUM([.AK33:.AL33])" table:style-name="ce67">
            <text:p>£0.00</text:p>
          </table:table-cell>
          <table:table-cell office:value-type="currency" office:value="0" table:formula="of:=SUM([.AM33];[.AJ3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4];[.F34];[.H34];[.J34];[.L34];[.N34])" table:content-validation-name="val11" table:style-name="ce61">
            <text:p>0</text:p>
          </table:table-cell>
          <table:table-cell office:value-type="float" office:value="0" table:formula="of:=SUM([.E34];[.G34];[.I34];[.K34];[.M34];[.O3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4];[.T34];[.V34];[.X34];)" table:style-name="ce62">
            <text:p>0</text:p>
          </table:table-cell>
          <table:table-cell office:value-type="float" office:value="0" table:formula="of:=SUM([.S34];[.U34];[.W34];[.Y34])" table:style-name="ce62">
            <text:p>0</text:p>
          </table:table-cell>
          <table:table-cell office:value-type="float" office:value="0" table:formula="of:=[.P34]+[.Z34]" table:content-validation-name="val11" table:style-name="ce63">
            <text:p>0</text:p>
          </table:table-cell>
          <table:table-cell office:value-type="float" office:value="0" table:formula="of:=[.Q34]+[.AA3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4:.AI34])" table:style-name="ce65">
            <text:p>£0.00</text:p>
          </table:table-cell>
          <table:table-cell table:content-validation-name="val9" table:style-name="ce66"/>
          <table:table-cell table:content-validation-name="val9" table:style-name="ce66"/>
          <table:table-cell office:value-type="currency" office:value="0" table:formula="of:=SUM([.AK34:.AL34])" table:style-name="ce67">
            <text:p>£0.00</text:p>
          </table:table-cell>
          <table:table-cell office:value-type="currency" office:value="0" table:formula="of:=SUM([.AM34];[.AJ3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5];[.F35];[.H35];[.J35];[.L35];[.N35])" table:content-validation-name="val11" table:style-name="ce61">
            <text:p>0</text:p>
          </table:table-cell>
          <table:table-cell office:value-type="float" office:value="0" table:formula="of:=SUM([.E35];[.G35];[.I35];[.K35];[.M35];[.O3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5];[.T35];[.V35];[.X35];)" table:style-name="ce62">
            <text:p>0</text:p>
          </table:table-cell>
          <table:table-cell office:value-type="float" office:value="0" table:formula="of:=SUM([.S35];[.U35];[.W35];[.Y35])" table:style-name="ce62">
            <text:p>0</text:p>
          </table:table-cell>
          <table:table-cell office:value-type="float" office:value="0" table:formula="of:=[.P35]+[.Z35]" table:content-validation-name="val11" table:style-name="ce63">
            <text:p>0</text:p>
          </table:table-cell>
          <table:table-cell office:value-type="float" office:value="0" table:formula="of:=[.Q35]+[.AA3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5:.AI35])" table:style-name="ce65">
            <text:p>£0.00</text:p>
          </table:table-cell>
          <table:table-cell table:content-validation-name="val9" table:style-name="ce66"/>
          <table:table-cell table:content-validation-name="val9" table:style-name="ce66"/>
          <table:table-cell office:value-type="currency" office:value="0" table:formula="of:=SUM([.AK35:.AL35])" table:style-name="ce67">
            <text:p>£0.00</text:p>
          </table:table-cell>
          <table:table-cell office:value-type="currency" office:value="0" table:formula="of:=SUM([.AM35];[.AJ3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6];[.F36];[.H36];[.J36];[.L36];[.N36])" table:content-validation-name="val11" table:style-name="ce61">
            <text:p>0</text:p>
          </table:table-cell>
          <table:table-cell office:value-type="float" office:value="0" table:formula="of:=SUM([.E36];[.G36];[.I36];[.K36];[.M36];[.O3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6];[.T36];[.V36];[.X36];)" table:style-name="ce62">
            <text:p>0</text:p>
          </table:table-cell>
          <table:table-cell office:value-type="float" office:value="0" table:formula="of:=SUM([.S36];[.U36];[.W36];[.Y36])" table:style-name="ce62">
            <text:p>0</text:p>
          </table:table-cell>
          <table:table-cell office:value-type="float" office:value="0" table:formula="of:=[.P36]+[.Z36]" table:content-validation-name="val11" table:style-name="ce63">
            <text:p>0</text:p>
          </table:table-cell>
          <table:table-cell office:value-type="float" office:value="0" table:formula="of:=[.Q36]+[.AA3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6:.AI36])" table:style-name="ce65">
            <text:p>£0.00</text:p>
          </table:table-cell>
          <table:table-cell table:content-validation-name="val9" table:style-name="ce66"/>
          <table:table-cell table:content-validation-name="val9" table:style-name="ce66"/>
          <table:table-cell office:value-type="currency" office:value="0" table:formula="of:=SUM([.AK36:.AL36])" table:style-name="ce67">
            <text:p>£0.00</text:p>
          </table:table-cell>
          <table:table-cell office:value-type="currency" office:value="0" table:formula="of:=SUM([.AM36];[.AJ3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7];[.F37];[.H37];[.J37];[.L37];[.N37])" table:content-validation-name="val11" table:style-name="ce61">
            <text:p>0</text:p>
          </table:table-cell>
          <table:table-cell office:value-type="float" office:value="0" table:formula="of:=SUM([.E37];[.G37];[.I37];[.K37];[.M37];[.O3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7];[.T37];[.V37];[.X37];)" table:style-name="ce62">
            <text:p>0</text:p>
          </table:table-cell>
          <table:table-cell office:value-type="float" office:value="0" table:formula="of:=SUM([.S37];[.U37];[.W37];[.Y37])" table:style-name="ce62">
            <text:p>0</text:p>
          </table:table-cell>
          <table:table-cell office:value-type="float" office:value="0" table:formula="of:=[.P37]+[.Z37]" table:content-validation-name="val11" table:style-name="ce63">
            <text:p>0</text:p>
          </table:table-cell>
          <table:table-cell office:value-type="float" office:value="0" table:formula="of:=[.Q37]+[.AA3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7:.AI37])" table:style-name="ce65">
            <text:p>£0.00</text:p>
          </table:table-cell>
          <table:table-cell table:content-validation-name="val9" table:style-name="ce66"/>
          <table:table-cell table:content-validation-name="val9" table:style-name="ce66"/>
          <table:table-cell office:value-type="currency" office:value="0" table:formula="of:=SUM([.AK37:.AL37])" table:style-name="ce67">
            <text:p>£0.00</text:p>
          </table:table-cell>
          <table:table-cell office:value-type="currency" office:value="0" table:formula="of:=SUM([.AM37];[.AJ3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8];[.F38];[.H38];[.J38];[.L38];[.N38])" table:content-validation-name="val11" table:style-name="ce61">
            <text:p>0</text:p>
          </table:table-cell>
          <table:table-cell office:value-type="float" office:value="0" table:formula="of:=SUM([.E38];[.G38];[.I38];[.K38];[.M38];[.O3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8];[.T38];[.V38];[.X38];)" table:style-name="ce62">
            <text:p>0</text:p>
          </table:table-cell>
          <table:table-cell office:value-type="float" office:value="0" table:formula="of:=SUM([.S38];[.U38];[.W38];[.Y38])" table:style-name="ce62">
            <text:p>0</text:p>
          </table:table-cell>
          <table:table-cell office:value-type="float" office:value="0" table:formula="of:=[.P38]+[.Z38]" table:content-validation-name="val11" table:style-name="ce63">
            <text:p>0</text:p>
          </table:table-cell>
          <table:table-cell office:value-type="float" office:value="0" table:formula="of:=[.Q38]+[.AA3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8:.AI38])" table:style-name="ce65">
            <text:p>£0.00</text:p>
          </table:table-cell>
          <table:table-cell table:content-validation-name="val9" table:style-name="ce66"/>
          <table:table-cell table:content-validation-name="val9" table:style-name="ce66"/>
          <table:table-cell office:value-type="currency" office:value="0" table:formula="of:=SUM([.AK38:.AL38])" table:style-name="ce67">
            <text:p>£0.00</text:p>
          </table:table-cell>
          <table:table-cell office:value-type="currency" office:value="0" table:formula="of:=SUM([.AM38];[.AJ3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9];[.F39];[.H39];[.J39];[.L39];[.N39])" table:content-validation-name="val11" table:style-name="ce61">
            <text:p>0</text:p>
          </table:table-cell>
          <table:table-cell office:value-type="float" office:value="0" table:formula="of:=SUM([.E39];[.G39];[.I39];[.K39];[.M39];[.O3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9];[.T39];[.V39];[.X39];)" table:style-name="ce62">
            <text:p>0</text:p>
          </table:table-cell>
          <table:table-cell office:value-type="float" office:value="0" table:formula="of:=SUM([.S39];[.U39];[.W39];[.Y39])" table:style-name="ce62">
            <text:p>0</text:p>
          </table:table-cell>
          <table:table-cell office:value-type="float" office:value="0" table:formula="of:=[.P39]+[.Z39]" table:content-validation-name="val11" table:style-name="ce63">
            <text:p>0</text:p>
          </table:table-cell>
          <table:table-cell office:value-type="float" office:value="0" table:formula="of:=[.Q39]+[.AA3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9:.AI39])" table:style-name="ce65">
            <text:p>£0.00</text:p>
          </table:table-cell>
          <table:table-cell table:content-validation-name="val9" table:style-name="ce66"/>
          <table:table-cell table:content-validation-name="val9" table:style-name="ce66"/>
          <table:table-cell office:value-type="currency" office:value="0" table:formula="of:=SUM([.AK39:.AL39])" table:style-name="ce67">
            <text:p>£0.00</text:p>
          </table:table-cell>
          <table:table-cell office:value-type="currency" office:value="0" table:formula="of:=SUM([.AM39];[.AJ3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0];[.F40];[.H40];[.J40];[.L40];[.N40])" table:content-validation-name="val11" table:style-name="ce61">
            <text:p>0</text:p>
          </table:table-cell>
          <table:table-cell office:value-type="float" office:value="0" table:formula="of:=SUM([.E40];[.G40];[.I40];[.K40];[.M40];[.O4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0];[.T40];[.V40];[.X40];)" table:style-name="ce62">
            <text:p>0</text:p>
          </table:table-cell>
          <table:table-cell office:value-type="float" office:value="0" table:formula="of:=SUM([.S40];[.U40];[.W40];[.Y40])" table:style-name="ce62">
            <text:p>0</text:p>
          </table:table-cell>
          <table:table-cell office:value-type="float" office:value="0" table:formula="of:=[.P40]+[.Z40]" table:content-validation-name="val11" table:style-name="ce63">
            <text:p>0</text:p>
          </table:table-cell>
          <table:table-cell office:value-type="float" office:value="0" table:formula="of:=[.Q40]+[.AA4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0:.AI40])" table:style-name="ce65">
            <text:p>£0.00</text:p>
          </table:table-cell>
          <table:table-cell table:content-validation-name="val9" table:style-name="ce66"/>
          <table:table-cell table:content-validation-name="val9" table:style-name="ce66"/>
          <table:table-cell office:value-type="currency" office:value="0" table:formula="of:=SUM([.AK40:.AL40])" table:style-name="ce67">
            <text:p>£0.00</text:p>
          </table:table-cell>
          <table:table-cell office:value-type="currency" office:value="0" table:formula="of:=SUM([.AM40];[.AJ4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1];[.F41];[.H41];[.J41];[.L41];[.N41])" table:content-validation-name="val11" table:style-name="ce61">
            <text:p>0</text:p>
          </table:table-cell>
          <table:table-cell office:value-type="float" office:value="0" table:formula="of:=SUM([.E41];[.G41];[.I41];[.K41];[.M41];[.O4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1];[.T41];[.V41];[.X41];)" table:style-name="ce62">
            <text:p>0</text:p>
          </table:table-cell>
          <table:table-cell office:value-type="float" office:value="0" table:formula="of:=SUM([.S41];[.U41];[.W41];[.Y41])" table:style-name="ce62">
            <text:p>0</text:p>
          </table:table-cell>
          <table:table-cell office:value-type="float" office:value="0" table:formula="of:=[.P41]+[.Z41]" table:content-validation-name="val11" table:style-name="ce63">
            <text:p>0</text:p>
          </table:table-cell>
          <table:table-cell office:value-type="float" office:value="0" table:formula="of:=[.Q41]+[.AA4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1:.AI41])" table:style-name="ce65">
            <text:p>£0.00</text:p>
          </table:table-cell>
          <table:table-cell table:content-validation-name="val9" table:style-name="ce66"/>
          <table:table-cell table:content-validation-name="val9" table:style-name="ce66"/>
          <table:table-cell office:value-type="currency" office:value="0" table:formula="of:=SUM([.AK41:.AL41])" table:style-name="ce67">
            <text:p>£0.00</text:p>
          </table:table-cell>
          <table:table-cell office:value-type="currency" office:value="0" table:formula="of:=SUM([.AM41];[.AJ4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2];[.F42];[.H42];[.J42];[.L42];[.N42])" table:content-validation-name="val11" table:style-name="ce61">
            <text:p>0</text:p>
          </table:table-cell>
          <table:table-cell office:value-type="float" office:value="0" table:formula="of:=SUM([.E42];[.G42];[.I42];[.K42];[.M42];[.O4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2];[.T42];[.V42];[.X42];)" table:style-name="ce62">
            <text:p>0</text:p>
          </table:table-cell>
          <table:table-cell office:value-type="float" office:value="0" table:formula="of:=SUM([.S42];[.U42];[.W42];[.Y42])" table:style-name="ce62">
            <text:p>0</text:p>
          </table:table-cell>
          <table:table-cell office:value-type="float" office:value="0" table:formula="of:=[.P42]+[.Z42]" table:content-validation-name="val11" table:style-name="ce63">
            <text:p>0</text:p>
          </table:table-cell>
          <table:table-cell office:value-type="float" office:value="0" table:formula="of:=[.Q42]+[.AA4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2:.AI42])" table:style-name="ce65">
            <text:p>£0.00</text:p>
          </table:table-cell>
          <table:table-cell table:content-validation-name="val9" table:style-name="ce66"/>
          <table:table-cell table:content-validation-name="val9" table:style-name="ce66"/>
          <table:table-cell office:value-type="currency" office:value="0" table:formula="of:=SUM([.AK42:.AL42])" table:style-name="ce67">
            <text:p>£0.00</text:p>
          </table:table-cell>
          <table:table-cell office:value-type="currency" office:value="0" table:formula="of:=SUM([.AM42];[.AJ4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3];[.F43];[.H43];[.J43];[.L43];[.N43])" table:content-validation-name="val11" table:style-name="ce61">
            <text:p>0</text:p>
          </table:table-cell>
          <table:table-cell office:value-type="float" office:value="0" table:formula="of:=SUM([.E43];[.G43];[.I43];[.K43];[.M43];[.O4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3];[.T43];[.V43];[.X43];)" table:style-name="ce62">
            <text:p>0</text:p>
          </table:table-cell>
          <table:table-cell office:value-type="float" office:value="0" table:formula="of:=SUM([.S43];[.U43];[.W43];[.Y43])" table:style-name="ce62">
            <text:p>0</text:p>
          </table:table-cell>
          <table:table-cell office:value-type="float" office:value="0" table:formula="of:=[.P43]+[.Z43]" table:content-validation-name="val11" table:style-name="ce63">
            <text:p>0</text:p>
          </table:table-cell>
          <table:table-cell office:value-type="float" office:value="0" table:formula="of:=[.Q43]+[.AA4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3:.AI43])" table:style-name="ce65">
            <text:p>£0.00</text:p>
          </table:table-cell>
          <table:table-cell table:content-validation-name="val9" table:style-name="ce66"/>
          <table:table-cell table:content-validation-name="val9" table:style-name="ce66"/>
          <table:table-cell office:value-type="currency" office:value="0" table:formula="of:=SUM([.AK43:.AL43])" table:style-name="ce67">
            <text:p>£0.00</text:p>
          </table:table-cell>
          <table:table-cell office:value-type="currency" office:value="0" table:formula="of:=SUM([.AM43];[.AJ4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4];[.F44];[.H44];[.J44];[.L44];[.N44])" table:content-validation-name="val11" table:style-name="ce61">
            <text:p>0</text:p>
          </table:table-cell>
          <table:table-cell office:value-type="float" office:value="0" table:formula="of:=SUM([.E44];[.G44];[.I44];[.K44];[.M44];[.O4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4];[.T44];[.V44];[.X44];)" table:style-name="ce62">
            <text:p>0</text:p>
          </table:table-cell>
          <table:table-cell office:value-type="float" office:value="0" table:formula="of:=SUM([.S44];[.U44];[.W44];[.Y44])" table:style-name="ce62">
            <text:p>0</text:p>
          </table:table-cell>
          <table:table-cell office:value-type="float" office:value="0" table:formula="of:=[.P44]+[.Z44]" table:content-validation-name="val11" table:style-name="ce63">
            <text:p>0</text:p>
          </table:table-cell>
          <table:table-cell office:value-type="float" office:value="0" table:formula="of:=[.Q44]+[.AA4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4:.AI44])" table:style-name="ce65">
            <text:p>£0.00</text:p>
          </table:table-cell>
          <table:table-cell table:content-validation-name="val9" table:style-name="ce66"/>
          <table:table-cell table:content-validation-name="val9" table:style-name="ce66"/>
          <table:table-cell office:value-type="currency" office:value="0" table:formula="of:=SUM([.AK44:.AL44])" table:style-name="ce67">
            <text:p>£0.00</text:p>
          </table:table-cell>
          <table:table-cell office:value-type="currency" office:value="0" table:formula="of:=SUM([.AM44];[.AJ4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5];[.F45];[.H45];[.J45];[.L45];[.N45])" table:content-validation-name="val11" table:style-name="ce61">
            <text:p>0</text:p>
          </table:table-cell>
          <table:table-cell office:value-type="float" office:value="0" table:formula="of:=SUM([.E45];[.G45];[.I45];[.K45];[.M45];[.O4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5];[.T45];[.V45];[.X45];)" table:style-name="ce62">
            <text:p>0</text:p>
          </table:table-cell>
          <table:table-cell office:value-type="float" office:value="0" table:formula="of:=SUM([.S45];[.U45];[.W45];[.Y45])" table:style-name="ce62">
            <text:p>0</text:p>
          </table:table-cell>
          <table:table-cell office:value-type="float" office:value="0" table:formula="of:=[.P45]+[.Z45]" table:content-validation-name="val11" table:style-name="ce63">
            <text:p>0</text:p>
          </table:table-cell>
          <table:table-cell office:value-type="float" office:value="0" table:formula="of:=[.Q45]+[.AA4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5:.AI45])" table:style-name="ce65">
            <text:p>£0.00</text:p>
          </table:table-cell>
          <table:table-cell table:content-validation-name="val9" table:style-name="ce66"/>
          <table:table-cell table:content-validation-name="val9" table:style-name="ce66"/>
          <table:table-cell office:value-type="currency" office:value="0" table:formula="of:=SUM([.AK45:.AL45])" table:style-name="ce67">
            <text:p>£0.00</text:p>
          </table:table-cell>
          <table:table-cell office:value-type="currency" office:value="0" table:formula="of:=SUM([.AM45];[.AJ4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6];[.F46];[.H46];[.J46];[.L46];[.N46])" table:content-validation-name="val11" table:style-name="ce61">
            <text:p>0</text:p>
          </table:table-cell>
          <table:table-cell office:value-type="float" office:value="0" table:formula="of:=SUM([.E46];[.G46];[.I46];[.K46];[.M46];[.O4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6];[.T46];[.V46];[.X46];)" table:style-name="ce62">
            <text:p>0</text:p>
          </table:table-cell>
          <table:table-cell office:value-type="float" office:value="0" table:formula="of:=SUM([.S46];[.U46];[.W46];[.Y46])" table:style-name="ce62">
            <text:p>0</text:p>
          </table:table-cell>
          <table:table-cell office:value-type="float" office:value="0" table:formula="of:=[.P46]+[.Z46]" table:content-validation-name="val11" table:style-name="ce63">
            <text:p>0</text:p>
          </table:table-cell>
          <table:table-cell office:value-type="float" office:value="0" table:formula="of:=[.Q46]+[.AA4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6:.AI46])" table:style-name="ce65">
            <text:p>£0.00</text:p>
          </table:table-cell>
          <table:table-cell table:content-validation-name="val9" table:style-name="ce66"/>
          <table:table-cell table:content-validation-name="val9" table:style-name="ce66"/>
          <table:table-cell office:value-type="currency" office:value="0" table:formula="of:=SUM([.AK46:.AL46])" table:style-name="ce67">
            <text:p>£0.00</text:p>
          </table:table-cell>
          <table:table-cell office:value-type="currency" office:value="0" table:formula="of:=SUM([.AM46];[.AJ4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7];[.F47];[.H47];[.J47];[.L47];[.N47])" table:content-validation-name="val11" table:style-name="ce61">
            <text:p>0</text:p>
          </table:table-cell>
          <table:table-cell office:value-type="float" office:value="0" table:formula="of:=SUM([.E47];[.G47];[.I47];[.K47];[.M47];[.O4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7];[.T47];[.V47];[.X47];)" table:style-name="ce62">
            <text:p>0</text:p>
          </table:table-cell>
          <table:table-cell office:value-type="float" office:value="0" table:formula="of:=SUM([.S47];[.U47];[.W47];[.Y47])" table:style-name="ce62">
            <text:p>0</text:p>
          </table:table-cell>
          <table:table-cell office:value-type="float" office:value="0" table:formula="of:=[.P47]+[.Z47]" table:content-validation-name="val11" table:style-name="ce63">
            <text:p>0</text:p>
          </table:table-cell>
          <table:table-cell office:value-type="float" office:value="0" table:formula="of:=[.Q47]+[.AA4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7:.AI47])" table:style-name="ce65">
            <text:p>£0.00</text:p>
          </table:table-cell>
          <table:table-cell table:content-validation-name="val9" table:style-name="ce66"/>
          <table:table-cell table:content-validation-name="val9" table:style-name="ce66"/>
          <table:table-cell office:value-type="currency" office:value="0" table:formula="of:=SUM([.AK47:.AL47])" table:style-name="ce67">
            <text:p>£0.00</text:p>
          </table:table-cell>
          <table:table-cell office:value-type="currency" office:value="0" table:formula="of:=SUM([.AM47];[.AJ4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8];[.F48];[.H48];[.J48];[.L48];[.N48])" table:content-validation-name="val11" table:style-name="ce61">
            <text:p>0</text:p>
          </table:table-cell>
          <table:table-cell office:value-type="float" office:value="0" table:formula="of:=SUM([.E48];[.G48];[.I48];[.K48];[.M48];[.O4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8];[.T48];[.V48];[.X48];)" table:style-name="ce62">
            <text:p>0</text:p>
          </table:table-cell>
          <table:table-cell office:value-type="float" office:value="0" table:formula="of:=SUM([.S48];[.U48];[.W48];[.Y48])" table:style-name="ce62">
            <text:p>0</text:p>
          </table:table-cell>
          <table:table-cell office:value-type="float" office:value="0" table:formula="of:=[.P48]+[.Z48]" table:content-validation-name="val11" table:style-name="ce63">
            <text:p>0</text:p>
          </table:table-cell>
          <table:table-cell office:value-type="float" office:value="0" table:formula="of:=[.Q48]+[.AA4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8:.AI48])" table:style-name="ce65">
            <text:p>£0.00</text:p>
          </table:table-cell>
          <table:table-cell table:content-validation-name="val9" table:style-name="ce66"/>
          <table:table-cell table:content-validation-name="val9" table:style-name="ce66"/>
          <table:table-cell office:value-type="currency" office:value="0" table:formula="of:=SUM([.AK48:.AL48])" table:style-name="ce67">
            <text:p>£0.00</text:p>
          </table:table-cell>
          <table:table-cell office:value-type="currency" office:value="0" table:formula="of:=SUM([.AM48];[.AJ4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9];[.F49];[.H49];[.J49];[.L49];[.N49])" table:content-validation-name="val11" table:style-name="ce61">
            <text:p>0</text:p>
          </table:table-cell>
          <table:table-cell office:value-type="float" office:value="0" table:formula="of:=SUM([.E49];[.G49];[.I49];[.K49];[.M49];[.O4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9];[.T49];[.V49];[.X49];)" table:style-name="ce62">
            <text:p>0</text:p>
          </table:table-cell>
          <table:table-cell office:value-type="float" office:value="0" table:formula="of:=SUM([.S49];[.U49];[.W49];[.Y49])" table:style-name="ce62">
            <text:p>0</text:p>
          </table:table-cell>
          <table:table-cell office:value-type="float" office:value="0" table:formula="of:=[.P49]+[.Z49]" table:content-validation-name="val11" table:style-name="ce63">
            <text:p>0</text:p>
          </table:table-cell>
          <table:table-cell office:value-type="float" office:value="0" table:formula="of:=[.Q49]+[.AA4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9:.AI49])" table:style-name="ce65">
            <text:p>£0.00</text:p>
          </table:table-cell>
          <table:table-cell table:content-validation-name="val9" table:style-name="ce66"/>
          <table:table-cell table:content-validation-name="val9" table:style-name="ce66"/>
          <table:table-cell office:value-type="currency" office:value="0" table:formula="of:=SUM([.AK49:.AL49])" table:style-name="ce67">
            <text:p>£0.00</text:p>
          </table:table-cell>
          <table:table-cell office:value-type="currency" office:value="0" table:formula="of:=SUM([.AM49];[.AJ4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0];[.F50];[.H50];[.J50];[.L50];[.N50])" table:content-validation-name="val11" table:style-name="ce61">
            <text:p>0</text:p>
          </table:table-cell>
          <table:table-cell office:value-type="float" office:value="0" table:formula="of:=SUM([.E50];[.G50];[.I50];[.K50];[.M50];[.O5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0];[.T50];[.V50];[.X50];)" table:style-name="ce62">
            <text:p>0</text:p>
          </table:table-cell>
          <table:table-cell office:value-type="float" office:value="0" table:formula="of:=SUM([.S50];[.U50];[.W50];[.Y50])" table:style-name="ce62">
            <text:p>0</text:p>
          </table:table-cell>
          <table:table-cell office:value-type="float" office:value="0" table:formula="of:=[.P50]+[.Z50]" table:content-validation-name="val11" table:style-name="ce63">
            <text:p>0</text:p>
          </table:table-cell>
          <table:table-cell office:value-type="float" office:value="0" table:formula="of:=[.Q50]+[.AA5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0:.AI50])" table:style-name="ce65">
            <text:p>£0.00</text:p>
          </table:table-cell>
          <table:table-cell table:content-validation-name="val9" table:style-name="ce66"/>
          <table:table-cell table:content-validation-name="val9" table:style-name="ce66"/>
          <table:table-cell office:value-type="currency" office:value="0" table:formula="of:=SUM([.AK50:.AL50])" table:style-name="ce67">
            <text:p>£0.00</text:p>
          </table:table-cell>
          <table:table-cell office:value-type="currency" office:value="0" table:formula="of:=SUM([.AM50];[.AJ5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1];[.F51];[.H51];[.J51];[.L51];[.N51])" table:content-validation-name="val11" table:style-name="ce61">
            <text:p>0</text:p>
          </table:table-cell>
          <table:table-cell office:value-type="float" office:value="0" table:formula="of:=SUM([.E51];[.G51];[.I51];[.K51];[.M51];[.O5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1];[.T51];[.V51];[.X51];)" table:style-name="ce62">
            <text:p>0</text:p>
          </table:table-cell>
          <table:table-cell office:value-type="float" office:value="0" table:formula="of:=SUM([.S51];[.U51];[.W51];[.Y51])" table:style-name="ce62">
            <text:p>0</text:p>
          </table:table-cell>
          <table:table-cell office:value-type="float" office:value="0" table:formula="of:=[.P51]+[.Z51]" table:content-validation-name="val11" table:style-name="ce63">
            <text:p>0</text:p>
          </table:table-cell>
          <table:table-cell office:value-type="float" office:value="0" table:formula="of:=[.Q51]+[.AA5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1:.AI51])" table:style-name="ce65">
            <text:p>£0.00</text:p>
          </table:table-cell>
          <table:table-cell table:content-validation-name="val9" table:style-name="ce66"/>
          <table:table-cell table:content-validation-name="val9" table:style-name="ce66"/>
          <table:table-cell office:value-type="currency" office:value="0" table:formula="of:=SUM([.AK51:.AL51])" table:style-name="ce67">
            <text:p>£0.00</text:p>
          </table:table-cell>
          <table:table-cell office:value-type="currency" office:value="0" table:formula="of:=SUM([.AM51];[.AJ5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2];[.F52];[.H52];[.J52];[.L52];[.N52])" table:content-validation-name="val11" table:style-name="ce61">
            <text:p>0</text:p>
          </table:table-cell>
          <table:table-cell office:value-type="float" office:value="0" table:formula="of:=SUM([.E52];[.G52];[.I52];[.K52];[.M52];[.O5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2];[.T52];[.V52];[.X52];)" table:style-name="ce62">
            <text:p>0</text:p>
          </table:table-cell>
          <table:table-cell office:value-type="float" office:value="0" table:formula="of:=SUM([.S52];[.U52];[.W52];[.Y52])" table:style-name="ce62">
            <text:p>0</text:p>
          </table:table-cell>
          <table:table-cell office:value-type="float" office:value="0" table:formula="of:=[.P52]+[.Z52]" table:content-validation-name="val11" table:style-name="ce63">
            <text:p>0</text:p>
          </table:table-cell>
          <table:table-cell office:value-type="float" office:value="0" table:formula="of:=[.Q52]+[.AA5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2:.AI52])" table:style-name="ce65">
            <text:p>£0.00</text:p>
          </table:table-cell>
          <table:table-cell table:content-validation-name="val9" table:style-name="ce66"/>
          <table:table-cell table:content-validation-name="val9" table:style-name="ce66"/>
          <table:table-cell office:value-type="currency" office:value="0" table:formula="of:=SUM([.AK52:.AL52])" table:style-name="ce67">
            <text:p>£0.00</text:p>
          </table:table-cell>
          <table:table-cell office:value-type="currency" office:value="0" table:formula="of:=SUM([.AM52];[.AJ5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12"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410"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style-name="ce54"/>
        </table:table-row>
        <table:table-row table:number-rows-repeated="65062" table:style-name="ro6">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983040" table:style-name="ro6">
          <table:table-cell table:number-columns-repeated="42"/>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8" table:default-cell-style-name="ce79"/>
        <table:table-column table:style-name="co29" table:default-cell-style-name="ce81"/>
        <table:table-column table:style-name="co30" table:default-cell-style-name="ce81"/>
        <table:table-column table:style-name="co31" table:default-cell-style-name="ce81"/>
        <table:table-column table:style-name="co5" table:number-columns-repeated="16380" table:default-cell-style-name="ce81"/>
        <table:table-row table:style-name="ro6">
          <table:table-cell table:style-name="ce75"/>
          <table:table-cell office:value-type="string" table:style-name="ce76">
            <text:p>Main, parent or sponsoring department</text:p>
          </table:table-cell>
          <table:table-cell office:value-type="string" table:style-name="ce77">
            <text:p>Organisation name</text:p>
          </table:table-cell>
          <table:table-cell office:value-type="string" table:style-name="ce76">
            <text:p>Organisation type</text:p>
          </table:table-cell>
          <table:table-cell table:number-columns-repeated="16380" table:style-name="ce78"/>
        </table:table-row>
        <table:table-row table:style-name="ro30">
          <table:table-cell table:style-name="ce79"/>
          <table:table-cell office:value-type="string" table:style-name="ce80">
            <text:p>Attorney General's Departments</text:p>
          </table:table-cell>
          <table:table-cell office:value-type="string" table:style-name="ce80">
            <text:p>Attorney General's Offic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Crown Prosecution Servic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Crown Prosecution Service Inspectorat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Government Legal Department</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Attorney General's Departments</text:p>
          </table:table-cell>
          <table:table-cell office:value-type="string" table:style-name="ce80">
            <text:p>Serious Fraud Office</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Big Lottery Fu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abinet Offic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ivil Service Commiss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Cabinet Office</text:p>
          </table:table-cell>
          <table:table-cell office:value-type="string" table:style-name="ce80">
            <text:p>Crown Commercial Servic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Charity Commission</text:p>
          </table:table-cell>
          <table:table-cell office:value-type="string" table:style-name="ce80">
            <text:p>Charity Commission</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Competition and Markets Authority</text:p>
          </table:table-cell>
          <table:table-cell office:value-type="string" table:style-name="ce80">
            <text:p>Competition and Markets Authority</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Advisory Conciliation and Arbitration Service</text:p>
          </table:table-cell>
          <table:table-cell office:value-type="string" table:style-name="ce80">
            <text:p>Crown Non 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Arts and Humaniti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Biotechnology and Biological Scienc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British Hallmarking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Department for Business, Energy and Industrial Strategy</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ivil Nuclear Police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al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mittee on Climate Chang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panies Hous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Competition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Economic and Social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Engineering and Physical Sciences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Film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Insolvency Serv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Land Registr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Medical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Met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Natural Environment Researc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Nuclear Decommissioning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Oil and Gas Authorit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Science and Technology Facilities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Technology Strategy Board (Innovate UK)</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UK Intellectual Property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Business, Energy and Industrial Strategy</text:p>
          </table:table-cell>
          <table:table-cell office:value-type="string" table:style-name="ce80">
            <text:p>UK Space Agency</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Business, Energy and Industrial Strategy</text:p>
          </table:table-cell>
          <table:table-cell office:value-type="string" table:style-name="ce80">
            <text:p>United Kingdom Atomic Energy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Department for Communities and Local Government</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Ebbsfleet Development Corporat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Homes and Communities Agenc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Housing Ombudsman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Leasehold Advisory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Planning Inspectorat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Queen Elizabeth II Conference Centr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Communities and Local Government</text:p>
          </table:table-cell>
          <table:table-cell office:value-type="string" table:style-name="ce80">
            <text:p>Valuation Tribunal Service</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ulture, Media and Sport</text:p>
          </table:table-cell>
          <table:table-cell office:value-type="string" table:style-name="ce80">
            <text:p>Arts Council Engla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Culture, Media and Sport</text:p>
          </table:table-cell>
          <table:table-cell office:value-type="string" table:style-name="ce80">
            <text:p>British Film Institut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British Libra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British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Department for Culture, Media and S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Gambling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Geffrye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istoric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orniman Public Museum and Public Park Trust</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Horserace Betting Levy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Imperial War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Information Commissioner's Off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Archive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Heritage Memorial Fu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Museums Liverpoo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ional Portrait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Natural History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Armouri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Museums Greenwich</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Royal Park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cience Museum Group</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ir John Soane's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port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Sports Ground Safet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Tate Galler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UK Anti-Doping</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UK Sport</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Victoria and Albert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Visit Britai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Culture, Media and Sport</text:p>
          </table:table-cell>
          <table:table-cell office:value-type="string" table:style-name="ce80">
            <text:p>Wallace Collec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Construction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Department for Education</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ducation Fund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ngineering Construction Industry Training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Equality and Human Righ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Higher Education Funding Council for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National College for Teaching and Leadership</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Office for Fair Acces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kills Fund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tandards and Test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Student Loans Company Lt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The Office of the Children's Commission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ducation</text:p>
          </table:table-cell>
          <table:table-cell office:value-type="string" table:style-name="ce80">
            <text:p>UK Commission for Employment and Skill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al Wages Board for England and Wal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al Wages Committee x 15</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griculture and Horticulture Development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Animal and Plant Health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Centre for Environment, Fisheries and Aquaculture Scien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Consumer Council for Wat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Department for Environment, Food and Rural Affair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Environment Agenc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Joint Nature Conservation Committe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Environment, Food and Rural Affairs</text:p>
          </table:table-cell>
          <table:table-cell office:value-type="string" table:style-name="ce80">
            <text:p>Marine Management Organisat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National Forest Compan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Natural England</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Royal Botanic Gardens, Kew</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Rural Payments Agency</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Sea Fish Industry Authority</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Veterinary Medicines Directorate</text:p>
          </table:table-cell>
          <table:table-cell office:value-type="string" table:style-name="ce80">
            <text:p>Executive Agency</text:p>
          </table:table-cell>
          <table:table-cell table:number-columns-repeated="16380"/>
        </table:table-row>
        <table:table-row table:style-name="ro30">
          <table:table-cell table:style-name="ce79"/>
          <table:table-cell office:value-type="string" table:style-name="ce80">
            <text:p>Department for Environment, Food and Rural Affairs</text:p>
          </table:table-cell>
          <table:table-cell office:value-type="string" table:style-name="ce80">
            <text:p>Water Services Regulation Authority</text:p>
          </table:table-cell>
          <table:table-cell office:value-type="string" table:style-name="ce80">
            <text:p>Non-Ministerial Department</text:p>
          </table:table-cell>
          <table:table-cell table:number-columns-repeated="16380"/>
        </table:table-row>
        <table:table-row table:style-name="ro30">
          <table:table-cell table:style-name="ce79"/>
          <table:table-cell office:value-type="string" table:style-name="ce80">
            <text:p>Department for Exiting the European Union</text:p>
          </table:table-cell>
          <table:table-cell office:value-type="string" table:style-name="ce80">
            <text:p>Department for Exiting the European Union</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Commonwealth Scholarship Commission</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Department for International Development</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Development</text:p>
          </table:table-cell>
          <table:table-cell office:value-type="string" table:style-name="ce80">
            <text:p>Independent Commission for Aid Impact</text:p>
          </table:table-cell>
          <table:table-cell office:value-type="string" table:style-name="ce80">
            <text:p>Executive Non-Departmental Public Body</text:p>
          </table:table-cell>
          <table:table-cell table:number-columns-repeated="16380"/>
        </table:table-row>
        <table:table-row table:style-name="ro30">
          <table:table-cell table:style-name="ce79"/>
          <table:table-cell office:value-type="string" table:style-name="ce80">
            <text:p>Department for International Trade</text:p>
          </table:table-cell>
          <table:table-cell office:value-type="string" table:style-name="ce80">
            <text:p>Department for International Trade</text:p>
          </table:table-cell>
          <table:table-cell office:value-type="string" table:style-name="ce80">
            <text:p>Ministerial Department</text:p>
          </table:table-cell>
          <table:table-cell table:number-columns-repeated="16380"/>
        </table:table-row>
        <table:table-row table:style-name="ro30">
          <table:table-cell table:style-name="ce79"/>
          <table:table-cell office:value-type="string" table:style-name="ce80">
            <text:p>Department for International Trade</text:p>
          </table:table-cell>
          <table:table-cell office:value-type="string" table:style-name="ce80">
            <text:p>UK Export Finan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British Transport Police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epartment for Trans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irectly Operated Railways Lt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river and Vehicle Licensing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Driver and Vehicle Standards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High Speed 2</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Maritime and Coastguard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Northern Lighthouse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Office of Rail and Road</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Transport Focu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Trinity Hous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Transport</text:p>
          </table:table-cell>
          <table:table-cell office:value-type="string" table:style-name="ce80">
            <text:p>Vehicle Certification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Department for Work and Pension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Disabled Peoples Employment Corpora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Health and Safety Executive</text:p>
          </table:table-cell>
          <table:table-cell office:value-type="string" table:style-name="ce80">
            <text:p>Crown Non 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Independent Living Fu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National Employment Savings Trust Corporat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The Pensions Advisory Serv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for Work and Pensions</text:p>
          </table:table-cell>
          <table:table-cell office:value-type="string" table:style-name="ce80">
            <text:p>The Pensions Regulato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Care Quality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Department of Health (excl agencie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and Social Care Information Centr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Education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ealth Research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uman Fertilisation and Embryolog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Human Tissue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Medicines and Healthcare Products Regulatory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Monito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National Institute for Health and Care Excellen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NHS Englan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Department of Health</text:p>
          </table:table-cell>
          <table:table-cell office:value-type="string" table:style-name="ce80">
            <text:p>Public Health England</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Food Standards Agency</text:p>
          </table:table-cell>
          <table:table-cell office:value-type="string" table:style-name="ce80">
            <text:p>Food Standards Agenc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British Council</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FCO Service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Foreign and Commonwealth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Great Britain - China Centr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Marshall Aid Commemoration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Westminster Foundation for Democrac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Foreign and Commonwealth Office</text:p>
          </table:table-cell>
          <table:table-cell office:value-type="string" table:style-name="ce80">
            <text:p>Wilton Park Executive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Government Actuary's Department</text:p>
          </table:table-cell>
          <table:table-cell office:value-type="string" table:style-name="ce80">
            <text:p>Government Actuary's Departmen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Revenue and Customs</text:p>
          </table:table-cell>
          <table:table-cell office:value-type="string" table:style-name="ce80">
            <text:p>HM Revenue and Custom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Revenue and Customs</text:p>
          </table:table-cell>
          <table:table-cell office:value-type="string" table:style-name="ce80">
            <text:p>Valuation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Debt Management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Government Internal Audit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HM Treasury</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National Savings and Investment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HM Treasury</text:p>
          </table:table-cell>
          <table:table-cell office:value-type="string" table:style-name="ce80">
            <text:p>Office for Budget Responsibil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Disclosure and Barring Service</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Gangmasters Licensing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Home Office (excl agencies)</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Independent Police Complain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Office of the Immigration Services Commissioner</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Home Office</text:p>
          </table:table-cell>
          <table:table-cell office:value-type="string" table:style-name="ce80">
            <text:p>Security Industry Authorit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Electronics and Components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Equipment and Support</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Defence Science and Technology Laborator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Ministry of Defen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National Army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National Museum of the Royal Navy</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Royal Air Force Museum</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Defence</text:p>
          </table:table-cell>
          <table:table-cell office:value-type="string" table:style-name="ce80">
            <text:p>UK Hydrographic Off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hildren and Family Court Advisory and Support Servic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riminal Cases Review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Criminal Injuries Compensation Authorit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HM Courts and Tribunals Service</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Judicial Appointmen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Legal Aid Agency</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Legal Services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Ministry of Just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HMPPS</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Parole Board</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The Office of the Public Guardian</text:p>
          </table:table-cell>
          <table:table-cell office:value-type="string" table:style-name="ce80">
            <text:p>Executive Agency</text:p>
          </table:table-cell>
          <table:table-cell table:number-columns-repeated="16380"/>
        </table:table-row>
        <table:table-row table:style-name="ro30">
          <table:table-cell table:style-name="ce81"/>
          <table:table-cell office:value-type="string" table:style-name="ce80">
            <text:p>Ministry of Justice</text:p>
          </table:table-cell>
          <table:table-cell office:value-type="string" table:style-name="ce80">
            <text:p>Youth Justice Board for England and Wales</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National Crime Agency</text:p>
          </table:table-cell>
          <table:table-cell office:value-type="string" table:style-name="ce80">
            <text:p>National Crime Agenc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Northern Ireland Office</text:p>
          </table:table-cell>
          <table:table-cell office:value-type="string" table:style-name="ce80">
            <text:p>Northern Ireland Human Rights Commission</text:p>
          </table:table-cell>
          <table:table-cell office:value-type="string" table:style-name="ce80">
            <text:p>Executive Non-Departmental Public Body</text:p>
          </table:table-cell>
          <table:table-cell table:number-columns-repeated="16380"/>
        </table:table-row>
        <table:table-row table:style-name="ro30">
          <table:table-cell table:style-name="ce81"/>
          <table:table-cell office:value-type="string" table:style-name="ce80">
            <text:p>Northern Ireland Office</text:p>
          </table:table-cell>
          <table:table-cell office:value-type="string" table:style-name="ce80">
            <text:p>Northern Ireland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Office for Standards in Education, Children's Services and Skills</text:p>
          </table:table-cell>
          <table:table-cell office:value-type="string" table:style-name="ce80">
            <text:p>Office for Standards in Education, Children's Services and Skill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Office of Gas and Electricity Market</text:p>
          </table:table-cell>
          <table:table-cell office:value-type="string" table:style-name="ce80">
            <text:p>Office of Gas and Electricity Marke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Office of Qualifications and Examinations Regulation</text:p>
          </table:table-cell>
          <table:table-cell office:value-type="string" table:style-name="ce80">
            <text:p>Office of Qualifications and Examinations Regulation</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Scotland Office</text:p>
          </table:table-cell>
          <table:table-cell office:value-type="string" table:style-name="ce80">
            <text:p>Scotland Office</text:p>
          </table:table-cell>
          <table:table-cell office:value-type="string" table:style-name="ce80">
            <text:p>Ministerial Department</text:p>
          </table:table-cell>
          <table:table-cell table:number-columns-repeated="16380"/>
        </table:table-row>
        <table:table-row table:style-name="ro30">
          <table:table-cell table:style-name="ce81"/>
          <table:table-cell office:value-type="string" table:style-name="ce80">
            <text:p>Security and Intelligence Services</text:p>
          </table:table-cell>
          <table:table-cell office:value-type="string" table:style-name="ce80">
            <text:p>Security and Intelligence Services</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UK Supreme Court</text:p>
          </table:table-cell>
          <table:table-cell office:value-type="string" table:style-name="ce80">
            <text:p>UK Supreme Court</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United Kingdom Statistics Authority</text:p>
          </table:table-cell>
          <table:table-cell office:value-type="string" table:style-name="ce80">
            <text:p>United Kingdom Statistics Authority</text:p>
          </table:table-cell>
          <table:table-cell office:value-type="string" table:style-name="ce80">
            <text:p>Non-Ministerial Department</text:p>
          </table:table-cell>
          <table:table-cell table:number-columns-repeated="16380"/>
        </table:table-row>
        <table:table-row table:style-name="ro30">
          <table:table-cell table:style-name="ce81"/>
          <table:table-cell office:value-type="string" table:style-name="ce80">
            <text:p>Wales Office</text:p>
          </table:table-cell>
          <table:table-cell office:value-type="string" table:style-name="ce80">
            <text:p>Wales Office</text:p>
          </table:table-cell>
          <table:table-cell office:value-type="string" table:style-name="ce80">
            <text:p>Ministerial Department</text:p>
          </table:table-cell>
          <table:table-cell table:number-columns-repeated="16380"/>
        </table:table-row>
        <table:table-row table:number-rows-repeated="1048380" table:style-name="ro36">
          <table:table-cell table:number-columns-repeated="16384"/>
        </table:table-row>
      </table:table>
      <table:table table:name="'file://dom1/data/HQ/102PF/Shared/Group_LCDSSD3/HRD/Business%20Performance%20Team/009%20-%20Cabinet%20Office%20Monthly%20WFMI/10.%2018-19%20Submissions/08.%20November/Rtn%20to%20Cabinet%20Office/20181130%20COWFMI%20(Web%20publish).xlsx'#Contents" table:style-name="ta5">
        <table:table-source xlink:href="file://dom1/data/HQ/102PF/Shared/Group_LCDSSD3/HRD/Business%20Performance%20Team/009%20-%20Cabinet%20Office%20Monthly%20WFMI/10.%2018-19%20Submissions/08.%20November/Rtn%20to%20Cabinet%20Office/20181130%20COWFMI%20(Web%20publish).xlsx" table:table-name="Content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8.%20November/Rtn%20to%20Cabinet%20Office/20181130%20COWFMI%20(Web%20publish).xlsx'#Cover_sheet" table:style-name="ta5">
        <table:table-source xlink:href="file://dom1/data/HQ/102PF/Shared/Group_LCDSSD3/HRD/Business%20Performance%20Team/009%20-%20Cabinet%20Office%20Monthly%20WFMI/10.%2018-19%20Submissions/08.%20November/Rtn%20to%20Cabinet%20Office/20181130%20COWFMI%20(Web%20publish).xlsx" table:table-name="Cover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8.%20November/Rtn%20to%20Cabinet%20Office/20181130%20COWFMI%20(Web%20publish).xlsx'#Data_fields" table:style-name="ta5">
        <table:table-source xlink:href="file://dom1/data/HQ/102PF/Shared/Group_LCDSSD3/HRD/Business%20Performance%20Team/009%20-%20Cabinet%20Office%20Monthly%20WFMI/10.%2018-19%20Submissions/08.%20November/Rtn%20to%20Cabinet%20Office/20181130%20COWFMI%20(Web%20publish).xlsx" table:table-name="Data_field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8.%20November/Rtn%20to%20Cabinet%20Office/20181130%20COWFMI%20(Web%20publish).xlsx'#Data_sheet" table:style-name="ta5">
        <table:table-source xlink:href="file://dom1/data/HQ/102PF/Shared/Group_LCDSSD3/HRD/Business%20Performance%20Team/009%20-%20Cabinet%20Office%20Monthly%20WFMI/10.%2018-19%20Submissions/08.%20November/Rtn%20to%20Cabinet%20Office/20181130%20COWFMI%20(Web%20publish).xlsx" table:table-name="Data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8.%20November/Rtn%20to%20Cabinet%20Office/20181130%20COWFMI%20(Web%20publish).xlsx'#List_of_Organisations" table:style-name="ta5">
        <table:table-source xlink:href="file://dom1/data/HQ/102PF/Shared/Group_LCDSSD3/HRD/Business%20Performance%20Team/009%20-%20Cabinet%20Office%20Monthly%20WFMI/10.%2018-19%20Submissions/08.%20November/Rtn%20to%20Cabinet%20Office/20181130%20COWFMI%20(Web%20publish).xlsx" table:table-name="List_of_Organisation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8.%20November/Rtn%20to%20Cabinet%20Office/20181130%20COWFMI%20(Web%20publish).xlsx'#Drop_down_lists" table:style-name="ta5">
        <table:table-source xlink:href="file://dom1/data/HQ/102PF/Shared/Group_LCDSSD3/HRD/Business%20Performance%20Team/009%20-%20Cabinet%20Office%20Monthly%20WFMI/10.%2018-19%20Submissions/08.%20November/Rtn%20to%20Cabinet%20Office/20181130%20COWFMI%20(Web%20publish).xlsx" table:table-name="Drop_down_lists" table:mode="copy-results-only"/>
        <table:table-column/>
        <table:table-row table:number-rows-repeated="1048576">
          <table:table-cell table:number-columns-repeated="16384"/>
        </table:table-row>
      </table:table>
      <table:named-expressions>
        <table:named-expression table:name="Main_Department" table:expression="of:=[.#REF!]" table:base-cell-address="Contents.$A$1"/>
      </table:named-expressions>
      <table:database-ranges>
        <table:database-range table:target-range-address="List_of_Organisations.B1:List_of_Organisations.D19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date-style style:name="N36">
      <number:month number:style="long" number:textual="true"/>
      <number:text> </number:text>
      <number:year number:style="long"/>
    </number:date-style>
    <number:currency-style style:name="N37" number:language="en" number:country="GB">
      <number:currency-symbol number:language="en" number:country="GB">£</number:currency-symbol>
      <number:number number:decimal-places="2" number:min-integer-digits="1" number:grouping="true"/>
    </number:currency-style>
    <style:style style:name="cf1" style:family="table-cell" style:data-style-name="N0">
      <style:table-cell-properties fo:background-color="#FF0000"/>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Wilson, Andrew</meta:initial-creator>
    <dc:creator>Kilmartin, Maddie</dc:creator>
    <meta:creation-date>2019-03-25T16:37:05Z</meta:creation-date>
    <dc:date>2019-03-26T09:44:03Z</dc:date>
  </office:meta>
</office:document-meta>
</file>